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color="#000000" style:font-name="monospace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  <style:text-properties fo:color="#000000" style:font-name="monospace"/>
    </style:style>
    <style:style style:name="P6" style:family="paragraph" style:parent-style-name="Preformatted_20_Text">
      <style:paragraph-properties fo:margin-top="0cm" fo:margin-bottom="0cm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tuelle : <text:s/>[array([0, 1, 1, 0, 1, 1]), array([0, 1, 0, 0, 1, 0]), array([0, 0, 0, 1, 0, 1]), array([0, 1, 0, 1, 1, 1]), array([1, 1, 0, 1, 0, 0]), array([0, 1, 1, 0, 0, 1]), array([1, 0, 0, 0, 0, 1]), array([0, 1, 0, 1, 1, 1])]</text:p>
      <text:p text:style-name="P5">[0 1 1 0 1 1]</text:p>
      <text:p text:style-name="P5">new one</text:p>
      <text:p text:style-name="P1">WARNING: Logging before flag parsing goes to stderr.</text:p>
      <text:p text:style-name="P5">W1001 16:44:35.822004 <text:s/>7324 deprecation_wrapper.py:119] From C:\Users\vivia\Anaconda3\lib\site-packages\keras\backend\tensorflow_backend.py:74: The name tf.get_default_graph is deprecated. Please use tf.compat.v1.get_default_graph instead.</text:p>
      <text:p text:style-name="P3"/>
      <text:p text:style-name="P5">W1001 16:44:35.838958 <text:s/>7324 deprecation_wrapper.py:119] From C:\Users\vivia\Anaconda3\lib\site-packages\keras\backend\tensorflow_backend.py:517: The name tf.placeholder is deprecated. Please use tf.compat.v1.placeholder instead.</text:p>
      <text:p text:style-name="P3"/>
      <text:p text:style-name="P5">W1001 16:44:35.840954 <text:s/>7324 deprecation_wrapper.py:119] From C:\Users\vivia\Anaconda3\lib\site-packages\keras\backend\tensorflow_backend.py:4138: The name tf.random_uniform is deprecated. Please use tf.random.uniform instead.</text:p>
      <text:p text:style-name="P3"/>
      <text:p text:style-name="P5">W1001 16:44:35.878851 <text:s/>7324 deprecation_wrapper.py:119] From C:\Users\vivia\Anaconda3\lib\site-packages\keras\backend\tensorflow_backend.py:3976: The name tf.nn.max_pool is deprecated. Please use tf.nn.max_pool2d instead.</text:p>
      <text:p text:style-name="P3"/>
      <text:p text:style-name="P5">W1001 16:44:35.881844 <text:s/>7324 deprecation_wrapper.py:119] From C:\Users\vivia\Anaconda3\lib\site-packages\keras\backend\tensorflow_backend.py:133: The name tf.placeholder_with_default is deprecated. Please use tf.compat.v1.placeholder_with_default instead.</text:p>
      <text:p text:style-name="P3"/>
      <text:p text:style-name="P5">W1001 16:44:35.892816 <text:s/>7324 deprecation.py:506] From C:\Users\vivia\Anaconda3\lib\site-packages\keras\backend\tensorflow_backend.py:3445: calling dropout (from tensorflow.python.ops.nn_ops) with keep_prob is deprecated and will be removed in a future version.</text:p>
      <text:p text:style-name="P5">Instructions for updating:</text:p>
      <text:p text:style-name="P5">Please use `rate` instead of `keep_prob`. Rate should be set to `rate = 1 - keep_prob`.</text:p>
      <text:p text:style-name="P1">x_train shape: (60000, 28, 28, 1)</text:p>
      <text:p text:style-name="P5">60000 train samples</text:p>
      <text:p text:style-name="P5">10000 test samples</text:p>
      <text:p text:style-name="P1">W1001 16:44:36.082308 <text:s/>7324 deprecation_wrapper.py:119] From C:\Users\vivia\Anaconda3\lib\site-packages\keras\optimizers.py:790: The name tf.train.Optimizer is deprecated. Please use tf.compat.v1.train.Optimizer instead.</text:p>
      <text:p text:style-name="P3"/>
      <text:p text:style-name="P5">W1001 16:44:36.091285 <text:s/>7324 deprecation_wrapper.py:119] From C:\Users\vivia\Anaconda3\lib\site-packages\keras\backend\tensorflow_backend.py:3295: The name tf.log is deprecated. Please use tf.math.log instead.</text:p>
      <text:p text:style-name="P3"/>
      <text:p text:style-name="P5">W1001 16:44:36.280809 <text:s/>7324 deprecation.py:323] From C:\Users\vivia\Anaconda3\lib\site-packages\tensorflow\python\ops\math_grad.py:1250: add_dispatch_support.&lt;locals&gt;.wrapper (from tensorflow.python.ops.array_ops) is deprecated and will be removed in a future version.</text:p>
      <text:p text:style-name="P5">Instructions for updating:</text:p>
      <text:p text:style-name="P5">Use tf.where in 2.0, which has the same broadcast rule as np.where</text:p>
      <text:p text:style-name="P1">Train on 60000 samples, validate on 10000 samples</text:p>
      <text:p text:style-name="P5">Epoch 1/12</text:p>
      <text:p text:style-name="P5">60000/60000 [==============================] - 14s 225us/step - loss: 0.2820 - acc: 0.9111 - val_loss: 0.0649 - val_acc: 0.97982970 </text:p>
      <text:p text:style-name="P5"><text:soft-page-break/>Epoch 2/12</text:p>
      <text:p text:style-name="P5">60000/60000 [==============================] - 11s 178us/step - loss: 0.0726 - acc: 0.9779 - val_loss: 0.0560 - val_acc: 0.9828</text:p>
      <text:p text:style-name="P5">Epoch 3/12</text:p>
      <text:p text:style-name="P5">60000/60000 [==============================] - 11s 176us/step - loss: 0.0543 - acc: 0.9833 - val_loss: 0.0570 - val_acc: 0.9814</text:p>
      <text:p text:style-name="P5">Epoch 4/12</text:p>
      <text:p text:style-name="P5">60000/60000 [==============================] - 10s 171us/step - loss: 0.0428 - acc: 0.9871 - val_loss: 0.0319 - val_acc: 0.9892</text:p>
      <text:p text:style-name="P5">Epoch 5/12</text:p>
      <text:p text:style-name="P5">60000/60000 [==============================] - 11s 177us/step - loss: 0.0358 - acc: 0.9892 - val_loss: 0.0414 - val_acc: 0.9873s - loss: 0.0359 - acc: 0.</text:p>
      <text:p text:style-name="P5">Epoch 6/12</text:p>
      <text:p text:style-name="P5">60000/60000 [==============================] - 10s 175us/step - loss: 0.0322 - acc: 0.9901 - val_loss: 0.0264 - val_acc: 0.9913</text:p>
      <text:p text:style-name="P5">Epoch 7/12</text:p>
      <text:p text:style-name="P5">60000/60000 [==============================] - 11s 176us/step - loss: 0.0284 - acc: 0.9914 - val_loss: 0.0258 - val_acc: 0.9918</text:p>
      <text:p text:style-name="P5">Epoch 8/12</text:p>
      <text:p text:style-name="P5">60000/60000 [==============================] - 11s 179us/step - loss: 0.0262 - acc: 0.9919 - val_loss: 0.0208 - val_acc: 0.9933</text:p>
      <text:p text:style-name="P5">Epoch 9/12</text:p>
      <text:p text:style-name="P5">60000/60000 [==============================] - 10s 168us/step - loss: 0.0220 - acc: 0.9931 - val_loss: 0.0231 - val_acc: 0.9924</text:p>
      <text:p text:style-name="P5">Epoch 10/12</text:p>
      <text:p text:style-name="P5">60000/60000 [==============================] - 10s 166us/step - loss: 0.0210 - acc: 0.9934 - val_loss: 0.0247 - val_acc: 0.9925</text:p>
      <text:p text:style-name="P5">Epoch 11/12</text:p>
      <text:p text:style-name="P5">60000/60000 [==============================] - 10s 175us/step - loss: 0.0195 - acc: 0.9934 - val_loss: 0.0227 - val_acc: 0.9924</text:p>
      <text:p text:style-name="P5">Epoch 12/12</text:p>
      <text:p text:style-name="P5">60000/60000 [==============================] - 11s 176us/step - loss: 0.0173 - acc: 0.9945 - val_loss: 0.0224 - val_acc: 0.9933</text:p>
      <text:p text:style-name="P5">Test loss: 0.022447706200373615</text:p>
      <text:p text:style-name="P5">Test accuracy: 0.9933</text:p>
      <text:p text:style-name="P5">[0 1 0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0s 172us/step - loss: 0.3665 - acc: 0.8803 - val_loss: 0.0626 - val_acc: 0.9795</text:p>
      <text:p text:style-name="P5">Epoch 2/12</text:p>
      <text:p text:style-name="P5">60000/60000 [==============================] - 10s 164us/step - loss: 0.0782 - acc: 0.9764 - val_loss: 0.0343 - val_acc: 0.9889</text:p>
      <text:p text:style-name="P5">Epoch 3/12</text:p>
      <text:p text:style-name="P5">60000/60000 [==============================] - 9s 156us/step - loss: 0.0526 - acc: 0.9838 - val_loss: 0.0522 - val_acc: 0.9821</text:p>
      <text:p text:style-name="P5">Epoch 4/12</text:p>
      <text:p text:style-name="P5">60000/60000 [==============================] - 10s 160us/step - loss: 0.0414 - acc: 0.9870 - val_loss: 0.0243 - val_acc: 0.9930</text:p>
      <text:p text:style-name="P5">Epoch 5/12</text:p>
      <text:p text:style-name="P5">60000/60000 [==============================] - 10s 162us/step - loss: 0.0330 - acc: 0.9900 - val_loss: 0.0256 - val_acc: 0.9922</text:p>
      <text:p text:style-name="P5">Epoch 6/12</text:p>
      <text:p text:style-name="P5">60000/60000 [==============================] - 10s 165us/step - loss: 0.0301 - acc: 0.9907 - val_loss: 0.0359 - val_acc: 0.9875</text:p>
      <text:p text:style-name="P5">Epoch 7/12</text:p>
      <text:p text:style-name="P5">60000/60000 [==============================] - 10s 165us/step - loss: 0.0255 - acc: 0.9916 - val_loss: 0.0215 - val_acc: 0.9936</text:p>
      <text:p text:style-name="P5">Epoch 8/12</text:p>
      <text:p text:style-name="P5">60000/60000 [==============================] - 10s 164us/step - loss: 0.0219 - <text:soft-page-break/>acc: 0.9930 - val_loss: 0.0233 - val_acc: 0.9936</text:p>
      <text:p text:style-name="P5">Epoch 9/12</text:p>
      <text:p text:style-name="P5">60000/60000 [==============================] - 9s 157us/step - loss: 0.0200 - acc: 0.9941 - val_loss: 0.0307 - val_acc: 0.9911</text:p>
      <text:p text:style-name="P5">Epoch 10/12</text:p>
      <text:p text:style-name="P5">60000/60000 [==============================] - 10s 165us/step - loss: 0.0184 - acc: 0.9941 - val_loss: 0.0224 - val_acc: 0.9925</text:p>
      <text:p text:style-name="P5">Epoch 11/12</text:p>
      <text:p text:style-name="P5">60000/60000 [==============================] - 10s 164us/step - loss: 0.0165 - acc: 0.9948 - val_loss: 0.0215 - val_acc: 0.9937</text:p>
      <text:p text:style-name="P5">Epoch 12/12</text:p>
      <text:p text:style-name="P5">60000/60000 [==============================] - 10s 160us/step - loss: 0.0141 - acc: 0.9954 - val_loss: 0.0234 - val_acc: 0.9935</text:p>
      <text:p text:style-name="P5">Test loss: 0.02335714698848542</text:p>
      <text:p text:style-name="P5">Test accuracy: 0.9935</text:p>
      <text:p text:style-name="P5">[0 0 0 1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0s 166us/step - loss: 0.3821 - acc: 0.8746 - val_loss: 0.0712 - val_acc: 0.9765</text:p>
      <text:p text:style-name="P5">Epoch 2/12</text:p>
      <text:p text:style-name="P5">60000/60000 [==============================] - 9s 150us/step - loss: 0.0782 - acc: 0.9762 - val_loss: 0.0421 - val_acc: 0.9872</text:p>
      <text:p text:style-name="P5">Epoch 3/12</text:p>
      <text:p text:style-name="P5">60000/60000 [==============================] - 9s 148us/step - loss: 0.0508 - acc: 0.9846 - val_loss: 0.0338 - val_acc: 0.9889</text:p>
      <text:p text:style-name="P5">Epoch 4/12</text:p>
      <text:p text:style-name="P5">60000/60000 [==============================] - 9s 147us/step - loss: 0.0392 - acc: 0.9877 - val_loss: 0.0370 - val_acc: 0.9882</text:p>
      <text:p text:style-name="P5">Epoch 5/12</text:p>
      <text:p text:style-name="P5">60000/60000 [==============================] - 9s 153us/step - loss: 0.0313 - acc: 0.9906 - val_loss: 0.0219 - val_acc: 0.9933</text:p>
      <text:p text:style-name="P5">Epoch 6/12</text:p>
      <text:p text:style-name="P5">60000/60000 [==============================] - 9s 157us/step - loss: 0.0264 - acc: 0.9917 - val_loss: 0.0216 - val_acc: 0.9928</text:p>
      <text:p text:style-name="P5">Epoch 7/12</text:p>
      <text:p text:style-name="P5">60000/60000 [==============================] - 9s 157us/step - loss: 0.0236 - acc: 0.9925 - val_loss: 0.0356 - val_acc: 0.9907</text:p>
      <text:p text:style-name="P5">Epoch 8/12</text:p>
      <text:p text:style-name="P5">60000/60000 [==============================] - 9s 155us/step - loss: 0.0201 - acc: 0.9935 - val_loss: 0.0228 - val_acc: 0.9939</text:p>
      <text:p text:style-name="P5">Epoch 9/12</text:p>
      <text:p text:style-name="P5">60000/60000 [==============================] - 9s 147us/step - loss: 0.0173 - acc: 0.9946 - val_loss: 0.0259 - val_acc: 0.9926</text:p>
      <text:p text:style-name="P5">Epoch 10/12</text:p>
      <text:p text:style-name="P5">60000/60000 [==============================] - 9s 147us/step - loss: 0.0151 - acc: 0.9950 - val_loss: 0.0278 - val_acc: 0.9925</text:p>
      <text:p text:style-name="P5">Epoch 11/12</text:p>
      <text:p text:style-name="P5">60000/60000 [==============================] - 9s 157us/step - loss: 0.0141 - acc: 0.9958 - val_loss: 0.0267 - val_acc: 0.9926</text:p>
      <text:p text:style-name="P5">Epoch 12/12</text:p>
      <text:p text:style-name="P5">60000/60000 [==============================] - 9s 157us/step - loss: 0.0123 - acc: 0.9962 - val_loss: 0.0229 - val_acc: 0.9934</text:p>
      <text:p text:style-name="P5">Test loss: 0.022925786826009473</text:p>
      <text:p text:style-name="P5">Test accuracy: 0.9934</text:p>
      <text:p text:style-name="P5">[0 1 0 1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<text:soft-page-break/>Train on 60000 samples, validate on 10000 samples</text:p>
      <text:p text:style-name="P5">Epoch 1/12</text:p>
      <text:p text:style-name="P5">60000/60000 [==============================] - 11s 185us/step - loss: 0.2977 - acc: 0.9054 - val_loss: 0.1091 - val_acc: 0.9675</text:p>
      <text:p text:style-name="P5">Epoch 2/12</text:p>
      <text:p text:style-name="P5">60000/60000 [==============================] - 10s 173us/step - loss: 0.0765 - acc: 0.9770 - val_loss: 0.0469 - val_acc: 0.9860</text:p>
      <text:p text:style-name="P5">Epoch 3/12</text:p>
      <text:p text:style-name="P5">60000/60000 [==============================] - 10s 169us/step - loss: 0.0558 - acc: 0.9833 - val_loss: 0.0329 - val_acc: 0.9893</text:p>
      <text:p text:style-name="P5">Epoch 4/12</text:p>
      <text:p text:style-name="P5">60000/60000 [==============================] - 10s 166us/step - loss: 0.0449 - acc: 0.9861 - val_loss: 0.0280 - val_acc: 0.9905</text:p>
      <text:p text:style-name="P5">Epoch 5/12</text:p>
      <text:p text:style-name="P5">60000/60000 [==============================] - 10s 172us/step - loss: 0.0359 - acc: 0.9891 - val_loss: 0.0313 - val_acc: 0.9902</text:p>
      <text:p text:style-name="P5">Epoch 6/12</text:p>
      <text:p text:style-name="P5">60000/60000 [==============================] - 10s 166us/step - loss: 0.0320 - acc: 0.9895 - val_loss: 0.0267 - val_acc: 0.9921</text:p>
      <text:p text:style-name="P5">Epoch 7/12</text:p>
      <text:p text:style-name="P5">60000/60000 [==============================] - 10s 170us/step - loss: 0.0278 - acc: 0.9912 - val_loss: 0.0240 - val_acc: 0.9931</text:p>
      <text:p text:style-name="P5">Epoch 8/12</text:p>
      <text:p text:style-name="P5">60000/60000 [==============================] - 10s 172us/step - loss: 0.0248 - acc: 0.9922 - val_loss: 0.0309 - val_acc: 0.9904A: 3s - los</text:p>
      <text:p text:style-name="P5">Epoch 9/12</text:p>
      <text:p text:style-name="P5">60000/60000 [==============================] - 10s 174us/step - loss: 0.0219 - acc: 0.9929 - val_loss: 0.0237 - val_acc: 0.9919</text:p>
      <text:p text:style-name="P5">Epoch 10/12</text:p>
      <text:p text:style-name="P5">60000/60000 [==============================] - 10s 171us/step - loss: 0.0204 - acc: 0.9934 - val_loss: 0.0227 - val_acc: 0.9932</text:p>
      <text:p text:style-name="P5">Epoch 11/12</text:p>
      <text:p text:style-name="P5">60000/60000 [==============================] - 10s 164us/step - loss: 0.0183 - acc: 0.9942 - val_loss: 0.0227 - val_acc: 0.9934</text:p>
      <text:p text:style-name="P5">Epoch 12/12</text:p>
      <text:p text:style-name="P5">60000/60000 [==============================] - 10s 171us/step - loss: 0.0171 - acc: 0.9943 - val_loss: 0.0217 - val_acc: 0.9932</text:p>
      <text:p text:style-name="P5">Test loss: 0.021742732903197975</text:p>
      <text:p text:style-name="P5">Test accuracy: 0.9932</text:p>
      <text:p text:style-name="P5">[1 1 0 1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196us/step - loss: 0.3099 - acc: 0.9019 - val_loss: 0.0635 - val_acc: 0.9815</text:p>
      <text:p text:style-name="P5">Epoch 2/12</text:p>
      <text:p text:style-name="P5">60000/60000 [==============================] - 12s 194us/step - loss: 0.0774 - acc: 0.9761 - val_loss: 0.0396 - val_acc: 0.9869</text:p>
      <text:p text:style-name="P5">Epoch 3/12</text:p>
      <text:p text:style-name="P5">60000/60000 [==============================] - 11s 191us/step - loss: 0.0550 - acc: 0.9831 - val_loss: 0.0333 - val_acc: 0.9889</text:p>
      <text:p text:style-name="P5">Epoch 4/12</text:p>
      <text:p text:style-name="P5">60000/60000 [==============================] - 11s 188us/step - loss: 0.0426 - acc: 0.9862 - val_loss: 0.0281 - val_acc: 0.9907</text:p>
      <text:p text:style-name="P5">Epoch 5/12</text:p>
      <text:p text:style-name="P1">60000/60000 [==============================] - 11s 187us/step - loss: 0.0356 - acc: 0.9890 - val_loss: 0.0253 - val_acc: 0.9924</text:p>
      <text:p text:style-name="P5">Epoch 6/12</text:p>
      <text:p text:style-name="P5">60000/60000 [==============================] - 11s 177us/step - loss: 0.0318 - acc: 0.9900 - val_loss: 0.0258 - val_acc: 0.9909</text:p>
      <text:p text:style-name="P5">Epoch 7/12</text:p>
      <text:p text:style-name="P5"><text:soft-page-break/>60000/60000 [==============================] - 11s 188us/step - loss: 0.0280 - acc: 0.9913 - val_loss: 0.0266 - val_acc: 0.9920</text:p>
      <text:p text:style-name="P5">Epoch 8/12</text:p>
      <text:p text:style-name="P5">60000/60000 [==============================] - 12s 192us/step - loss: 0.0249 - acc: 0.9924 - val_loss: 0.0204 - val_acc: 0.9925</text:p>
      <text:p text:style-name="P5">Epoch 9/12</text:p>
      <text:p text:style-name="P5">60000/60000 [==============================] - 11s 190us/step - loss: 0.0216 - acc: 0.9930 - val_loss: 0.0208 - val_acc: 0.9929</text:p>
      <text:p text:style-name="P5">Epoch 10/12</text:p>
      <text:p text:style-name="P5">60000/60000 [==============================] - 12s 192us/step - loss: 0.0201 - acc: 0.9937 - val_loss: 0.0253 - val_acc: 0.9919</text:p>
      <text:p text:style-name="P5">Epoch 11/12</text:p>
      <text:p text:style-name="P5">60000/60000 [==============================] - 11s 182us/step - loss: 0.0194 - acc: 0.9938 - val_loss: 0.0180 - val_acc: 0.9937</text:p>
      <text:p text:style-name="P5">Epoch 12/12</text:p>
      <text:p text:style-name="P5">60000/60000 [==============================] - 11s 184us/step - loss: 0.0166 - acc: 0.9948 - val_loss: 0.0207 - val_acc: 0.9941</text:p>
      <text:p text:style-name="P5">Test loss: 0.020680726096822945</text:p>
      <text:p text:style-name="P5">Test accuracy: 0.9941</text:p>
      <text:p text:style-name="P5">[0 1 1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1s 187us/step - loss: 0.2847 - acc: 0.9114 - val_loss: 0.0569 - val_acc: 0.9812</text:p>
      <text:p text:style-name="P5">Epoch 2/12</text:p>
      <text:p text:style-name="P5">60000/60000 [==============================] - 10s 168us/step - loss: 0.0709 - acc: 0.9786 - val_loss: 0.0552 - val_acc: 0.9834</text:p>
      <text:p text:style-name="P5">Epoch 3/12</text:p>
      <text:p text:style-name="P5">60000/60000 [==============================] - 10s 168us/step - loss: 0.0498 - acc: 0.9849 - val_loss: 0.0368 - val_acc: 0.9877</text:p>
      <text:p text:style-name="P5">Epoch 4/12</text:p>
      <text:p text:style-name="P5">60000/60000 [==============================] - 10s 168us/step - loss: 0.0395 - acc: 0.9874 - val_loss: 0.0268 - val_acc: 0.9908</text:p>
      <text:p text:style-name="P5">Epoch 5/12</text:p>
      <text:p text:style-name="P5">60000/60000 [==============================] - 10s 169us/step - loss: 0.0332 - acc: 0.9899 - val_loss: 0.0311 - val_acc: 0.9903</text:p>
      <text:p text:style-name="P5">Epoch 6/12</text:p>
      <text:p text:style-name="P5">60000/60000 [==============================] - 10s 170us/step - loss: 0.0284 - acc: 0.9909 - val_loss: 0.0209 - val_acc: 0.9934</text:p>
      <text:p text:style-name="P5">Epoch 7/12</text:p>
      <text:p text:style-name="P5">60000/60000 [==============================] - 10s 172us/step - loss: 0.0260 - acc: 0.9916 - val_loss: 0.0307 - val_acc: 0.9897</text:p>
      <text:p text:style-name="P5">Epoch 8/12</text:p>
      <text:p text:style-name="P5">60000/60000 [==============================] - 10s 172us/step - loss: 0.0223 - acc: 0.9929 - val_loss: 0.0241 - val_acc: 0.9928</text:p>
      <text:p text:style-name="P5">Epoch 9/12</text:p>
      <text:p text:style-name="P5">60000/60000 [==============================] - 10s 169us/step - loss: 0.0190 - acc: 0.9940 - val_loss: 0.0217 - val_acc: 0.9938</text:p>
      <text:p text:style-name="P5">Epoch 10/12</text:p>
      <text:p text:style-name="P5">60000/60000 [==============================] - 10s 161us/step - loss: 0.0179 - acc: 0.9940 - val_loss: 0.0223 - val_acc: 0.9935</text:p>
      <text:p text:style-name="P5">Epoch 11/12</text:p>
      <text:p text:style-name="P5">60000/60000 [==============================] - 9s 158us/step - loss: 0.0158 - acc: 0.9950 - val_loss: 0.0214 - val_acc: 0.9936</text:p>
      <text:p text:style-name="P5">Epoch 12/12</text:p>
      <text:p text:style-name="P5">60000/60000 [==============================] - 10s 172us/step - loss: 0.0147 - acc: 0.9953 - val_loss: 0.0224 - val_acc: 0.9939</text:p>
      <text:p text:style-name="P5">Test loss: 0.022393038504745347</text:p>
      <text:p text:style-name="P5">Test accuracy: 0.9939</text:p>
      <text:p text:style-name="P5">[1 0 0 0 0 1]</text:p>
      <text:p text:style-name="P5"><text:soft-page-break/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1s 181us/step - loss: 0.3629 - acc: 0.8826 - val_loss: 0.0591 - val_acc: 0.9813</text:p>
      <text:p text:style-name="P5">Epoch 2/12</text:p>
      <text:p text:style-name="P5">60000/60000 [==============================] - 10s 164us/step - loss: 0.0721 - acc: 0.9780 - val_loss: 0.0463 - val_acc: 0.9859</text:p>
      <text:p text:style-name="P5">Epoch 3/12</text:p>
      <text:p text:style-name="P5">60000/60000 [==============================] - 10s 168us/step - loss: 0.0481 - acc: 0.9858 - val_loss: 0.0234 - val_acc: 0.9908</text:p>
      <text:p text:style-name="P5">Epoch 4/12</text:p>
      <text:p text:style-name="P5">60000/60000 [==============================] - 10s 161us/step - loss: 0.0369 - acc: 0.9883 - val_loss: 0.0266 - val_acc: 0.9913</text:p>
      <text:p text:style-name="P5">Epoch 5/12</text:p>
      <text:p text:style-name="P5">60000/60000 [==============================] - 10s 168us/step - loss: 0.0300 - acc: 0.9908 - val_loss: 0.0241 - val_acc: 0.9918</text:p>
      <text:p text:style-name="P5">Epoch 6/12</text:p>
      <text:p text:style-name="P5">60000/60000 [==============================] - 10s 164us/step - loss: 0.0260 - acc: 0.9919 - val_loss: 0.0262 - val_acc: 0.9918</text:p>
      <text:p text:style-name="P5">Epoch 7/12</text:p>
      <text:p text:style-name="P5">60000/60000 [==============================] - 10s 165us/step - loss: 0.0230 - acc: 0.9925 - val_loss: 0.0221 - val_acc: 0.9930</text:p>
      <text:p text:style-name="P5">Epoch 8/12</text:p>
      <text:p text:style-name="P5">60000/60000 [==============================] - 10s 162us/step - loss: 0.0206 - acc: 0.9932 - val_loss: 0.0221 - val_acc: 0.9925</text:p>
      <text:p text:style-name="P5">Epoch 9/12</text:p>
      <text:p text:style-name="P5">60000/60000 [==============================] - 10s 162us/step - loss: 0.0174 - acc: 0.9943 - val_loss: 0.0222 - val_acc: 0.9929</text:p>
      <text:p text:style-name="P5">Epoch 10/12</text:p>
      <text:p text:style-name="P5">60000/60000 [==============================] - 10s 170us/step - loss: 0.0157 - acc: 0.9950 - val_loss: 0.0230 - val_acc: 0.9930</text:p>
      <text:p text:style-name="P5">Epoch 11/12</text:p>
      <text:p text:style-name="P5">60000/60000 [==============================] - 10s 162us/step - loss: 0.0136 - acc: 0.9958 - val_loss: 0.0198 - val_acc: 0.9940</text:p>
      <text:p text:style-name="P5">Epoch 12/12</text:p>
      <text:p text:style-name="P5">60000/60000 [==============================] - 10s 165us/step - loss: 0.0128 - acc: 0.9958 - val_loss: 0.0229 - val_acc: 0.9928</text:p>
      <text:p text:style-name="P5">Test loss: 0.022889116143474213</text:p>
      <text:p text:style-name="P5">Test accuracy: 0.9928</text:p>
      <text:p text:style-name="P5">[0 1 0 1 1 1]</text:p>
      <text:p text:style-name="P5">already stored</text:p>
      <text:p text:style-name="P5">0.9932</text:p>
      <text:p text:style-name="P4"><text:s/><text:span text:style-name="T1">Accuracy of populationnummer: </text:span></text:p>
      <text:p text:style-name="P5">1</text:p>
      <text:p text:style-name="P5">[0.9933, 0.9935, 0.9934, 0.9932, 0.9941, 0.9939, 0.9928, 0.9932]</text:p>
      <text:p text:style-name="P5">highest accuracy of populationnummer: </text:p>
      <text:p text:style-name="P5">1</text:p>
      <text:p text:style-name="P5">0.9941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[0 1 1 0 0 1]</text:p>
      <text:p text:style-name="P5">already stored</text:p>
      <text:p text:style-name="P5">0.9939</text:p>
      <text:p text:style-name="P5">[0 1 1 0 0 1]</text:p>
      <text:p text:style-name="P5">already stored</text:p>
      <text:p text:style-name="P5">0.9939</text:p>
      <text:p text:style-name="P5">[0 0 0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0s 164us/step - loss: 0.4504 - acc: 0.8508 - val_loss: 0.0836 - val_acc: 0.9735</text:p>
      <text:p text:style-name="P5">Epoch 2/12</text:p>
      <text:p text:style-name="P5">60000/60000 [==============================] - 8s 140us/step - loss: 0.0793 - acc: 0.9767 - val_loss: 0.0394 - val_acc: 0.9882</text:p>
      <text:p text:style-name="P5">Epoch 3/12</text:p>
      <text:p text:style-name="P5">60000/60000 [==============================] - 9s 145us/step - loss: 0.0508 - acc: 0.9850 - val_loss: 0.0346 - val_acc: 0.9892</text:p>
      <text:p text:style-name="P5">Epoch 4/12</text:p>
      <text:p text:style-name="P5">60000/60000 [==============================] - 9s 145us/step - loss: 0.0362 - acc: 0.9890 - val_loss: 0.0269 - val_acc: 0.9904</text:p>
      <text:p text:style-name="P5">Epoch 5/12</text:p>
      <text:p text:style-name="P5">60000/60000 [==============================] - 9s 152us/step - loss: 0.0305 - acc: 0.9909 - val_loss: 0.0260 - val_acc: 0.9927</text:p>
      <text:p text:style-name="P5">Epoch 6/12</text:p>
      <text:p text:style-name="P5">60000/60000 [==============================] - 9s 147us/step - loss: 0.0240 - acc: 0.9928 - val_loss: 0.0182 - val_acc: 0.9947</text:p>
      <text:p text:style-name="P5">Epoch 7/12</text:p>
      <text:p text:style-name="P5">60000/60000 [==============================] - 9s 144us/step - loss: 0.0198 - acc: 0.9941 - val_loss: 0.0211 - val_acc: 0.9934</text:p>
      <text:p text:style-name="P5">Epoch 8/12</text:p>
      <text:p text:style-name="P5">60000/60000 [==============================] - 8s 140us/step - loss: 0.0181 - acc: 0.9945 - val_loss: 0.0233 - val_acc: 0.9929</text:p>
      <text:p text:style-name="P5">Epoch 9/12</text:p>
      <text:p text:style-name="P5">60000/60000 [==============================] - 9s 144us/step - loss: 0.0160 - acc: 0.9951 - val_loss: 0.0225 - val_acc: 0.9934</text:p>
      <text:p text:style-name="P5">Epoch 10/12</text:p>
      <text:p text:style-name="P5">60000/60000 [==============================] - 9s 144us/step - loss: 0.0131 - acc: 0.9961 - val_loss: 0.0192 - val_acc: 0.9948</text:p>
      <text:p text:style-name="P5">Epoch 11/12</text:p>
      <text:p text:style-name="P5">60000/60000 [==============================] - 9s 151us/step - loss: 0.0121 - acc: 0.9963 - val_loss: 0.0223 - val_acc: 0.9937</text:p>
      <text:p text:style-name="P5">Epoch 12/12</text:p>
      <text:p text:style-name="P5">60000/60000 [==============================] - 9s 150us/step - loss: 0.0111 - acc: 0.9967 - val_loss: 0.0172 - val_acc: 0.9947</text:p>
      <text:p text:style-name="P5">Test loss: 0.01722911161183065</text:p>
      <text:p text:style-name="P5">Test accuracy: 0.9947</text:p>
      <text:p text:style-name="P5">[0 0 0 1 0 1]</text:p>
      <text:p text:style-name="P5">already stored</text:p>
      <text:p text:style-name="P5">0.9934</text:p>
      <text:p text:style-name="P5">[0 1 0 0 1 0]</text:p>
      <text:p text:style-name="P5">already stored</text:p>
      <text:p text:style-name="P5">0.9935</text:p>
      <text:p text:style-name="P5">[0 1 0 0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1s 183us/step - loss: 0.3013 - <text:soft-page-break/>acc: 0.9042 - val_loss: 0.0640 - val_acc: 0.9780</text:p>
      <text:p text:style-name="P5">Epoch 2/12</text:p>
      <text:p text:style-name="P5">60000/60000 [==============================] - 10s 162us/step - loss: 0.0741 - acc: 0.9770 - val_loss: 0.0484 - val_acc: 0.9846</text:p>
      <text:p text:style-name="P5">Epoch 3/12</text:p>
      <text:p text:style-name="P5">60000/60000 [==============================] - 10s 165us/step - loss: 0.0530 - acc: 0.9838 - val_loss: 0.0292 - val_acc: 0.9909</text:p>
      <text:p text:style-name="P5">Epoch 4/12</text:p>
      <text:p text:style-name="P5">60000/60000 [==============================] - 10s 166us/step - loss: 0.0412 - acc: 0.9873 - val_loss: 0.0238 - val_acc: 0.9919</text:p>
      <text:p text:style-name="P5">Epoch 5/12</text:p>
      <text:p text:style-name="P5">60000/60000 [==============================] - 10s 163us/step - loss: 0.0345 - acc: 0.9892 - val_loss: 0.0209 - val_acc: 0.9928</text:p>
      <text:p text:style-name="P5">Epoch 6/12</text:p>
      <text:p text:style-name="P5">60000/60000 [==============================] - 10s 164us/step - loss: 0.0291 - acc: 0.9907 - val_loss: 0.0298 - val_acc: 0.9900</text:p>
      <text:p text:style-name="P5">Epoch 7/12</text:p>
      <text:p text:style-name="P1">60000/60000 [==============================] - 9s 158us/step - loss: 0.0246 - acc: 0.9918 - val_loss: 0.0256 - val_acc: 0.9910</text:p>
      <text:p text:style-name="P5">Epoch 8/12</text:p>
      <text:p text:style-name="P5">60000/60000 [==============================] - 10s 166us/step - loss: 0.0236 - acc: 0.9926 - val_loss: 0.0204 - val_acc: 0.9934</text:p>
      <text:p text:style-name="P5">Epoch 9/12</text:p>
      <text:p text:style-name="P5">60000/60000 [==============================] - 10s 160us/step - loss: 0.0198 - acc: 0.9938 - val_loss: 0.0217 - val_acc: 0.9930</text:p>
      <text:p text:style-name="P5">Epoch 10/12</text:p>
      <text:p text:style-name="P5">60000/60000 [==============================] - 10s 162us/step - loss: 0.0164 - acc: 0.9946 - val_loss: 0.0194 - val_acc: 0.9938</text:p>
      <text:p text:style-name="P5">Epoch 11/12</text:p>
      <text:p text:style-name="P5">60000/60000 [==============================] - 10s 164us/step - loss: 0.0158 - acc: 0.9949 - val_loss: 0.0193 - val_acc: 0.9939</text:p>
      <text:p text:style-name="P5">Epoch 12/12</text:p>
      <text:p text:style-name="P5">60000/60000 [==============================] - 10s 159us/step - loss: 0.0143 - acc: 0.9952 - val_loss: 0.0301 - val_acc: 0.9908</text:p>
      <text:p text:style-name="P5">Test loss: 0.030094631445993947</text:p>
      <text:p text:style-name="P5">Test accuracy: 0.9908</text:p>
      <text:p text:style-name="P5">[1 1 0 1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3s 211us/step - loss: 0.2657 - acc: 0.9184 - val_loss: 0.0656 - val_acc: 0.9800</text:p>
      <text:p text:style-name="P5">Epoch 2/12</text:p>
      <text:p text:style-name="P5">60000/60000 [==============================] - 12s 199us/step - loss: 0.0732 - acc: 0.9776 - val_loss: 0.0542 - val_acc: 0.9823</text:p>
      <text:p text:style-name="P5">Epoch 3/12</text:p>
      <text:p text:style-name="P5">60000/60000 [==============================] - 12s 201us/step - loss: 0.0529 - acc: 0.9838 - val_loss: 0.0373 - val_acc: 0.9879</text:p>
      <text:p text:style-name="P5">Epoch 4/12</text:p>
      <text:p text:style-name="P5">60000/60000 [==============================] - 12s 198us/step - loss: 0.0418 - acc: 0.9868 - val_loss: 0.0284 - val_acc: 0.9899</text:p>
      <text:p text:style-name="P5">Epoch 5/12</text:p>
      <text:p text:style-name="P5">60000/60000 [==============================] - 11s 188us/step - loss: 0.0359 - acc: 0.9888 - val_loss: 0.0281 - val_acc: 0.9911</text:p>
      <text:p text:style-name="P5">Epoch 6/12</text:p>
      <text:p text:style-name="P5">60000/60000 [==============================] - 11s 183us/step - loss: 0.0322 - acc: 0.9904 - val_loss: 0.0249 - val_acc: 0.9914</text:p>
      <text:p text:style-name="P5">Epoch 7/12</text:p>
      <text:p text:style-name="P5">60000/60000 [==============================] - 12s 200us/step - loss: 0.0285 - acc: 0.9913 - val_loss: 0.0248 - val_acc: 0.9913</text:p>
      <text:p text:style-name="P5">Epoch 8/12</text:p>
      <text:p text:style-name="P5"><text:soft-page-break/>60000/60000 [==============================] - 12s 198us/step - loss: 0.0247 - acc: 0.9921 - val_loss: 0.0273 - val_acc: 0.9920</text:p>
      <text:p text:style-name="P5">Epoch 9/12</text:p>
      <text:p text:style-name="P5">60000/60000 [==============================] - 12s 196us/step - loss: 0.0223 - acc: 0.9927 - val_loss: 0.0265 - val_acc: 0.9918</text:p>
      <text:p text:style-name="P5">Epoch 10/12</text:p>
      <text:p text:style-name="P5">60000/60000 [==============================] - 12s 195us/step - loss: 0.0199 - acc: 0.9936 - val_loss: 0.0254 - val_acc: 0.9914</text:p>
      <text:p text:style-name="P5">Epoch 11/12</text:p>
      <text:p text:style-name="P5">60000/60000 [==============================] - 11s 190us/step - loss: 0.0196 - acc: 0.9938 - val_loss: 0.0212 - val_acc: 0.9931</text:p>
      <text:p text:style-name="P5">Epoch 12/12</text:p>
      <text:p text:style-name="P5">60000/60000 [==============================] - 12s 196us/step - loss: 0.0164 - acc: 0.9945 - val_loss: 0.0226 - val_acc: 0.9933</text:p>
      <text:p text:style-name="P5">Test loss: 0.022554006559150002</text:p>
      <text:p text:style-name="P5">Test accuracy: 0.9933</text:p>
      <text:p text:style-name="P5">[1 0 0 1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201us/step - loss: 0.3113 - acc: 0.9019 - val_loss: 0.0583 - val_acc: 0.9813</text:p>
      <text:p text:style-name="P5">Epoch 2/12</text:p>
      <text:p text:style-name="P5">60000/60000 [==============================] - 10s 174us/step - loss: 0.0771 - acc: 0.9762 - val_loss: 0.0388 - val_acc: 0.9874</text:p>
      <text:p text:style-name="P5">Epoch 3/12</text:p>
      <text:p text:style-name="P5">60000/60000 [==============================] - 10s 167us/step - loss: 0.0547 - acc: 0.9831 - val_loss: 0.0336 - val_acc: 0.9891</text:p>
      <text:p text:style-name="P5">Epoch 4/12</text:p>
      <text:p text:style-name="P5">60000/60000 [==============================] - 10s 168us/step - loss: 0.0427 - acc: 0.9877 - val_loss: 0.0437 - val_acc: 0.9849</text:p>
      <text:p text:style-name="P5">Epoch 5/12</text:p>
      <text:p text:style-name="P5">60000/60000 [==============================] - 10s 164us/step - loss: 0.0360 - acc: 0.9888 - val_loss: 0.0283 - val_acc: 0.9908</text:p>
      <text:p text:style-name="P5">Epoch 6/12</text:p>
      <text:p text:style-name="P5">60000/60000 [==============================] - 10s 166us/step - loss: 0.0306 - acc: 0.9909 - val_loss: 0.0244 - val_acc: 0.9917</text:p>
      <text:p text:style-name="P5">Epoch 7/12</text:p>
      <text:p text:style-name="P5">60000/60000 [==============================] - 10s 174us/step - loss: 0.0263 - acc: 0.9919 - val_loss: 0.0257 - val_acc: 0.9913</text:p>
      <text:p text:style-name="P5">Epoch 8/12</text:p>
      <text:p text:style-name="P5">60000/60000 [==============================] - 10s 173us/step - loss: 0.0241 - acc: 0.9926 - val_loss: 0.0241 - val_acc: 0.9928</text:p>
      <text:p text:style-name="P5">Epoch 9/12</text:p>
      <text:p text:style-name="P5">60000/60000 [==============================] - 11s 177us/step - loss: 0.0215 - acc: 0.9935 - val_loss: 0.0209 - val_acc: 0.9939</text:p>
      <text:p text:style-name="P5">Epoch 10/12</text:p>
      <text:p text:style-name="P5">60000/60000 [==============================] - 10s 174us/step - loss: 0.0189 - acc: 0.9940 - val_loss: 0.0263 - val_acc: 0.9917</text:p>
      <text:p text:style-name="P5">Epoch 11/12</text:p>
      <text:p text:style-name="P5">60000/60000 [==============================] - 10s 173us/step - loss: 0.0175 - acc: 0.9945 - val_loss: 0.0188 - val_acc: 0.9937</text:p>
      <text:p text:style-name="P5">Epoch 12/12</text:p>
      <text:p text:style-name="P5">60000/60000 [==============================] - 10s 175us/step - loss: 0.0153 - acc: 0.9954 - val_loss: 0.0236 - val_acc: 0.9925</text:p>
      <text:p text:style-name="P5">Test loss: 0.023611311184319857</text:p>
      <text:p text:style-name="P5">Test accuracy: 0.9925</text:p>
      <text:p text:style-name="P4"><text:s/><text:span text:style-name="T1">Accuracy of populationnummer: </text:span></text:p>
      <text:p text:style-name="P5">2</text:p>
      <text:p text:style-name="P5">[0.9939, 0.9939, 0.9947, 0.9934, 0.9935, 0.9908, 0.9933, 0.9925]</text:p>
      <text:p text:style-name="P5">highest accuracy of populationnummer: </text:p>
      <text:p text:style-name="P5"><text:soft-page-break/>2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1s 185us/step - loss: 0.3603 - acc: 0.8822 - val_loss: 0.0635 - val_acc: 0.9811</text:p>
      <text:p text:style-name="P5">Epoch 2/12</text:p>
      <text:p text:style-name="P5">60000/60000 [==============================] - 10s 159us/step - loss: 0.0742 - acc: 0.9773 - val_loss: 0.0446 - val_acc: 0.9850</text:p>
      <text:p text:style-name="P5">Epoch 3/12</text:p>
      <text:p text:style-name="P5">60000/60000 [==============================] - 10s 160us/step - loss: 0.0511 - acc: 0.9845 - val_loss: 0.0481 - val_acc: 0.9852</text:p>
      <text:p text:style-name="P5">Epoch 4/12</text:p>
      <text:p text:style-name="P5">60000/60000 [==============================] - 9s 155us/step - loss: 0.0386 - acc: 0.9879 - val_loss: 0.0280 - val_acc: 0.9908</text:p>
      <text:p text:style-name="P5">Epoch 5/12</text:p>
      <text:p text:style-name="P5">60000/60000 [==============================] - 10s 160us/step - loss: 0.0314 - acc: 0.9903 - val_loss: 0.0230 - val_acc: 0.9927</text:p>
      <text:p text:style-name="P5">Epoch 6/12</text:p>
      <text:p text:style-name="P5">60000/60000 [==============================] - 9s 155us/step - loss: 0.0263 - acc: 0.9918 - val_loss: 0.0273 - val_acc: 0.9917</text:p>
      <text:p text:style-name="P5">Epoch 7/12</text:p>
      <text:p text:style-name="P5">60000/60000 [==============================] - 10s 159us/step - loss: 0.0230 - acc: 0.9931 - val_loss: 0.0221 - val_acc: 0.9931</text:p>
      <text:p text:style-name="P5">Epoch 8/12</text:p>
      <text:p text:style-name="P5">60000/60000 [==============================] - 10s 161us/step - loss: 0.0190 - acc: 0.9940 - val_loss: 0.0292 - val_acc: 0.9911</text:p>
      <text:p text:style-name="P5">Epoch 9/12</text:p>
      <text:p text:style-name="P5">60000/60000 [==============================] - 9s 158us/step - loss: 0.0174 - acc: 0.9948 - val_loss: 0.0192 - val_acc: 0.9938</text:p>
      <text:p text:style-name="P5">Epoch 10/12</text:p>
      <text:p text:style-name="P5">60000/60000 [==============================] - 9s 154us/step - loss: 0.0158 - acc: 0.9951 - val_loss: 0.0203 - val_acc: 0.9938</text:p>
      <text:p text:style-name="P5">Epoch 11/12</text:p>
      <text:p text:style-name="P5">60000/60000 [==============================] - 9s 155us/step - loss: 0.0134 - acc: 0.9956 - val_loss: 0.0289 - val_acc: 0.9920</text:p>
      <text:p text:style-name="P5">Epoch 12/12</text:p>
      <text:p text:style-name="P5">60000/60000 [==============================] - 10s 160us/step - loss: 0.0123 - acc: 0.9961 - val_loss: 0.0198 - val_acc: 0.9943</text:p>
      <text:p text:style-name="P5">Test loss: 0.019757745059443232</text:p>
      <text:p text:style-name="P5">Test accuracy: 0.9943</text:p>
      <text:p text:style-name="P5">[0 1 1 0 0 1]</text:p>
      <text:p text:style-name="P5">already stored</text:p>
      <text:p text:style-name="P5">0.9939</text:p>
      <text:p text:style-name="P5">[0 1 1 1 0 1]</text:p>
      <text:p text:style-name="P5">new one</text:p>
      <text:p text:style-name="P5">x_train shape: (60000, 28, 28, 1)</text:p>
      <text:p text:style-name="P5">60000 train samples</text:p>
      <text:p text:style-name="P5"><text:soft-page-break/>10000 test samples</text:p>
      <text:p text:style-name="P5">Train on 60000 samples, validate on 10000 samples</text:p>
      <text:p text:style-name="P5">Epoch 1/12</text:p>
      <text:p text:style-name="P5">60000/60000 [==============================] - 13s 210us/step - loss: 0.2593 - acc: 0.9207 - val_loss: 0.0688 - val_acc: 0.9798</text:p>
      <text:p text:style-name="P5">Epoch 2/12</text:p>
      <text:p text:style-name="P5">60000/60000 [==============================] - 11s 189us/step - loss: 0.0779 - acc: 0.9755 - val_loss: 0.0440 - val_acc: 0.9850</text:p>
      <text:p text:style-name="P5">Epoch 3/12</text:p>
      <text:p text:style-name="P5">60000/60000 [==============================] - 11s 177us/step - loss: 0.0568 - acc: 0.9830 - val_loss: 0.0339 - val_acc: 0.9887</text:p>
      <text:p text:style-name="P5">Epoch 4/12</text:p>
      <text:p text:style-name="P5">60000/60000 [==============================] - 11s 184us/step - loss: 0.0475 - acc: 0.9852 - val_loss: 0.0379 - val_acc: 0.9871</text:p>
      <text:p text:style-name="P5">Epoch 5/12</text:p>
      <text:p text:style-name="P5">60000/60000 [==============================] - 11s 183us/step - loss: 0.0395 - acc: 0.9881 - val_loss: 0.0301 - val_acc: 0.9895</text:p>
      <text:p text:style-name="P5">Epoch 6/12</text:p>
      <text:p text:style-name="P5">60000/60000 [==============================] - 11s 186us/step - loss: 0.0347 - acc: 0.9893 - val_loss: 0.0382 - val_acc: 0.9880</text:p>
      <text:p text:style-name="P5">Epoch 7/12</text:p>
      <text:p text:style-name="P5">60000/60000 [==============================] - 11s 180us/step - loss: 0.0306 - acc: 0.9901 - val_loss: 0.0271 - val_acc: 0.9913</text:p>
      <text:p text:style-name="P5">Epoch 8/12</text:p>
      <text:p text:style-name="P5">60000/60000 [==============================] - 11s 176us/step - loss: 0.0276 - acc: 0.9913 - val_loss: 0.0290 - val_acc: 0.9904</text:p>
      <text:p text:style-name="P5">Epoch 9/12</text:p>
      <text:p text:style-name="P5">60000/60000 [==============================] - 10s 173us/step - loss: 0.0251 - acc: 0.9922 - val_loss: 0.0306 - val_acc: 0.9895</text:p>
      <text:p text:style-name="P5">Epoch 10/12</text:p>
      <text:p text:style-name="P1">60000/60000 [==============================] - 11s 177us/step - loss: 0.0238 - acc: 0.9924 - val_loss: 0.0245 - val_acc: 0.9920</text:p>
      <text:p text:style-name="P5">Epoch 11/12</text:p>
      <text:p text:style-name="P5">60000/60000 [==============================] - 11s 184us/step - loss: 0.0204 - acc: 0.9937 - val_loss: 0.0266 - val_acc: 0.9912</text:p>
      <text:p text:style-name="P5">Epoch 12/12</text:p>
      <text:p text:style-name="P5">60000/60000 [==============================] - 11s 183us/step - loss: 0.0195 - acc: 0.9937 - val_loss: 0.0266 - val_acc: 0.9919</text:p>
      <text:p text:style-name="P5">Test loss: 0.026582789209659494</text:p>
      <text:p text:style-name="P5">Test accuracy: 0.9919</text:p>
      <text:p text:style-name="P5">[0 1 1 0 0 1]</text:p>
      <text:p text:style-name="P5">already stored</text:p>
      <text:p text:style-name="P5">0.9939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1 1 1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4s 228us/step - loss: 0.2556 - acc: 0.9208 - val_loss: 0.0575 - val_acc: 0.9809</text:p>
      <text:p text:style-name="P5">Epoch 2/12</text:p>
      <text:p text:style-name="P5">60000/60000 [==============================] - 11s 189us/step - loss: 0.0706 - acc: 0.9787 - val_loss: 0.0398 - val_acc: 0.9872</text:p>
      <text:p text:style-name="P5">Epoch 3/12</text:p>
      <text:p text:style-name="P5">60000/60000 [==============================] - 11s 184us/step - loss: 0.0506 - acc: 0.9849 - val_loss: 0.0371 - val_acc: 0.9878</text:p>
      <text:p text:style-name="P5"><text:soft-page-break/>Epoch 4/12</text:p>
      <text:p text:style-name="P5">60000/60000 [==============================] - 11s 182us/step - loss: 0.0421 - acc: 0.9866 - val_loss: 0.0314 - val_acc: 0.9898</text:p>
      <text:p text:style-name="P5">Epoch 5/12</text:p>
      <text:p text:style-name="P5">60000/60000 [==============================] - 11s 187us/step - loss: 0.0345 - acc: 0.9895 - val_loss: 0.0266 - val_acc: 0.9906</text:p>
      <text:p text:style-name="P5">Epoch 6/12</text:p>
      <text:p text:style-name="P5">60000/60000 [==============================] - 11s 182us/step - loss: 0.0308 - acc: 0.9908 - val_loss: 0.0282 - val_acc: 0.9907</text:p>
      <text:p text:style-name="P5">Epoch 7/12</text:p>
      <text:p text:style-name="P5">60000/60000 [==============================] - 11s 181us/step - loss: 0.0266 - acc: 0.9924 - val_loss: 0.0223 - val_acc: 0.9925</text:p>
      <text:p text:style-name="P5">Epoch 8/12</text:p>
      <text:p text:style-name="P5">60000/60000 [==============================] - 12s 198us/step - loss: 0.0243 - acc: 0.9926 - val_loss: 0.0215 - val_acc: 0.9925</text:p>
      <text:p text:style-name="P5">Epoch 9/12</text:p>
      <text:p text:style-name="P5">60000/60000 [==============================] - 12s 200us/step - loss: 0.0217 - acc: 0.9934 - val_loss: 0.0227 - val_acc: 0.9930</text:p>
      <text:p text:style-name="P5">Epoch 10/12</text:p>
      <text:p text:style-name="P5">60000/60000 [==============================] - 12s 201us/step - loss: 0.0194 - acc: 0.9939 - val_loss: 0.0214 - val_acc: 0.9928</text:p>
      <text:p text:style-name="P5">Epoch 11/12</text:p>
      <text:p text:style-name="P5">60000/60000 [==============================] - 12s 201us/step - loss: 0.0186 - acc: 0.9942 - val_loss: 0.0250 - val_acc: 0.9939</text:p>
      <text:p text:style-name="P5">Epoch 12/12</text:p>
      <text:p text:style-name="P5">60000/60000 [==============================] - 11s 189us/step - loss: 0.0171 - acc: 0.9943 - val_loss: 0.0217 - val_acc: 0.9928</text:p>
      <text:p text:style-name="P5">Test loss: 0.021656538625410757</text:p>
      <text:p text:style-name="P5">Test accuracy: 0.9928</text:p>
      <text:p text:style-name="P5">[0 1 1 0 0 1]</text:p>
      <text:p text:style-name="P5">already stored</text:p>
      <text:p text:style-name="P5">0.9939</text:p>
      <text:p text:style-name="P4"><text:s/><text:span text:style-name="T1">Accuracy of populationnummer: </text:span></text:p>
      <text:p text:style-name="P5">3</text:p>
      <text:p text:style-name="P5">[0.9943, 0.9939, 0.9919, 0.9939, 0.9947, 0.9947, 0.9928, 0.9939]</text:p>
      <text:p text:style-name="P5">highest accuracy of populationnummer: </text:p>
      <text:p text:style-name="P5">3</text:p>
      <text:p text:style-name="P5">0.9947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<text:soft-page-break/>0.9943</text:p>
      <text:p text:style-name="P5">[0 0 0 0 0 1]</text:p>
      <text:p text:style-name="P5">already stored</text:p>
      <text:p text:style-name="P5">0.9947</text:p>
      <text:p text:style-name="P5">[0 0 1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192us/step - loss: 0.3647 - acc: 0.8802 - val_loss: 0.1147 - val_acc: 0.9588</text:p>
      <text:p text:style-name="P5">Epoch 2/12</text:p>
      <text:p text:style-name="P5">60000/60000 [==============================] - 10s 161us/step - loss: 0.0770 - acc: 0.9761 - val_loss: 0.0344 - val_acc: 0.9887</text:p>
      <text:p text:style-name="P5">Epoch 3/12</text:p>
      <text:p text:style-name="P5">60000/60000 [==============================] - 10s 160us/step - loss: 0.0502 - acc: 0.9844 - val_loss: 0.0439 - val_acc: 0.9856</text:p>
      <text:p text:style-name="P5">Epoch 4/12</text:p>
      <text:p text:style-name="P5">60000/60000 [==============================] - 10s 159us/step - loss: 0.0390 - acc: 0.9883 - val_loss: 0.0359 - val_acc: 0.9888</text:p>
      <text:p text:style-name="P5">Epoch 5/12</text:p>
      <text:p text:style-name="P5">60000/60000 [==============================] - 9s 151us/step - loss: 0.0320 - acc: 0.9902 - val_loss: 0.0263 - val_acc: 0.9919</text:p>
      <text:p text:style-name="P5">Epoch 6/12</text:p>
      <text:p text:style-name="P5">60000/60000 [==============================] - 9s 158us/step - loss: 0.0269 - acc: 0.9916 - val_loss: 0.0214 - val_acc: 0.9927</text:p>
      <text:p text:style-name="P5">Epoch 7/12</text:p>
      <text:p text:style-name="P5">60000/60000 [==============================] - 10s 164us/step - loss: 0.0235 - acc: 0.9926 - val_loss: 0.0239 - val_acc: 0.9925</text:p>
      <text:p text:style-name="P5">Epoch 8/12</text:p>
      <text:p text:style-name="P5">60000/60000 [==============================] - 9s 157us/step - loss: 0.0201 - acc: 0.9939 - val_loss: 0.0190 - val_acc: 0.9944</text:p>
      <text:p text:style-name="P5">Epoch 9/12</text:p>
      <text:p text:style-name="P5">60000/60000 [==============================] - 9s 158us/step - loss: 0.0175 - acc: 0.9945 - val_loss: 0.0269 - val_acc: 0.9919</text:p>
      <text:p text:style-name="P5">Epoch 10/12</text:p>
      <text:p text:style-name="P5">60000/60000 [==============================] - 9s 158us/step - loss: 0.0163 - acc: 0.9951 - val_loss: 0.0216 - val_acc: 0.9941</text:p>
      <text:p text:style-name="P5">Epoch 11/12</text:p>
      <text:p text:style-name="P5">60000/60000 [==============================] - 9s 151us/step - loss: 0.0135 - acc: 0.9956 - val_loss: 0.0253 - val_acc: 0.9923</text:p>
      <text:p text:style-name="P5">Epoch 12/12</text:p>
      <text:p text:style-name="P5">60000/60000 [==============================] - 9s 154us/step - loss: 0.0125 - acc: 0.9960 - val_loss: 0.0202 - val_acc: 0.9940</text:p>
      <text:p text:style-name="P5">Test loss: 0.020156490756483254</text:p>
      <text:p text:style-name="P5">Test accuracy: 0.994</text:p>
      <text:p text:style-name="P4"><text:s/><text:span text:style-name="T1">Accuracy of populationnummer: </text:span></text:p>
      <text:p text:style-name="P5">4</text:p>
      <text:p text:style-name="P5">[0.9947, 0.9947, 0.9943, 0.9947, 0.9947, 0.9943, 0.9947, 0.994]</text:p>
      <text:p text:style-name="P5">highest accuracy of populationnummer: </text:p>
      <text:p text:style-name="P5">4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5">[0 0 1 0 0 0]</text:p>
      <text:p text:style-name="P5">Problem</text:p>
      <text:p text:style-name="P3"><text:soft-page-break/></text:p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1 0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1s 185us/step - loss: 0.4477 - acc: 0.8536 - val_loss: 0.0883 - val_acc: 0.9752</text:p>
      <text:p text:style-name="P5">Epoch 2/12</text:p>
      <text:p text:style-name="P5">60000/60000 [==============================] - 9s 154us/step - loss: 0.0854 - acc: 0.9756 - val_loss: 0.0493 - val_acc: 0.9840</text:p>
      <text:p text:style-name="P5">Epoch 3/12</text:p>
      <text:p text:style-name="P5">60000/60000 [==============================] - 9s 153us/step - loss: 0.0574 - acc: 0.9837 - val_loss: 0.0328 - val_acc: 0.9910</text:p>
      <text:p text:style-name="P5">Epoch 4/12</text:p>
      <text:p text:style-name="P5">60000/60000 [==============================] - 9s 153us/step - loss: 0.0433 - acc: 0.9877 - val_loss: 0.0326 - val_acc: 0.9908</text:p>
      <text:p text:style-name="P5">Epoch 5/12</text:p>
      <text:p text:style-name="P5">60000/60000 [==============================] - 9s 149us/step - loss: 0.0352 - acc: 0.9896 - val_loss: 0.0257 - val_acc: 0.9930</text:p>
      <text:p text:style-name="P5">Epoch 6/12</text:p>
      <text:p text:style-name="P5">60000/60000 [==============================] - 9s 151us/step - loss: 0.0299 - acc: 0.9914 - val_loss: 0.0203 - val_acc: 0.9948</text:p>
      <text:p text:style-name="P5">Epoch 7/12</text:p>
      <text:p text:style-name="P5">60000/60000 [==============================] - 9s 152us/step - loss: 0.0248 - acc: 0.9924 - val_loss: 0.0203 - val_acc: 0.9938</text:p>
      <text:p text:style-name="P5">Epoch 8/12</text:p>
      <text:p text:style-name="P5">60000/60000 [==============================] - 9s 156us/step - loss: 0.0229 - acc: 0.9934 - val_loss: 0.0378 - val_acc: 0.9896</text:p>
      <text:p text:style-name="P5">Epoch 9/12</text:p>
      <text:p text:style-name="P5">60000/60000 [==============================] - 9s 157us/step - loss: 0.0203 - acc: 0.9939 - val_loss: 0.0219 - val_acc: 0.9937</text:p>
      <text:p text:style-name="P5">Epoch 10/12</text:p>
      <text:p text:style-name="P5">60000/60000 [==============================] - 9s 154us/step - loss: 0.0188 - acc: 0.9944 - val_loss: 0.0191 - val_acc: 0.9940</text:p>
      <text:p text:style-name="P5">Epoch 11/12</text:p>
      <text:p text:style-name="P5">60000/60000 [==============================] - 9s 157us/step - loss: 0.0162 - acc: 0.9952 - val_loss: 0.0273 - val_acc: 0.9922</text:p>
      <text:p text:style-name="P5">Epoch 12/12</text:p>
      <text:p text:style-name="P5">60000/60000 [==============================] - 9s 154us/step - loss: 0.0140 - acc: 0.9960 - val_loss: 0.0218 - val_acc: 0.9940</text:p>
      <text:p text:style-name="P5">Test loss: 0.021797184547576582</text:p>
      <text:p text:style-name="P5">Test accuracy: 0.994</text:p>
      <text:p text:style-name="P5">[0 0 0 0 0 1]</text:p>
      <text:p text:style-name="P5">already stored</text:p>
      <text:p text:style-name="P5">0.9947</text:p>
      <text:p text:style-name="P5"><text:soft-page-break/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5</text:p>
      <text:p text:style-name="P5">[0.9947, 0.9947, 0.9947, 0.9947, 0.9943, 0.994, 0.9947, 0.9943]</text:p>
      <text:p text:style-name="P5">highest accuracy of populationnummer: </text:p>
      <text:p text:style-name="P5">5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1 0 0 0 0 1]</text:p>
      <text:p text:style-name="P5">already stored</text:p>
      <text:p text:style-name="P5">0.9928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1 0 1]</text:p>
      <text:p text:style-name="P5">already stored</text:p>
      <text:p text:style-name="P5">0.993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6</text:p>
      <text:p text:style-name="P5">[0.9943, 0.9928, 0.9947, 0.9947, 0.9934, 0.9947, 0.9947, 0.9947]</text:p>
      <text:p text:style-name="P5">highest accuracy of populationnummer: </text:p>
      <text:p text:style-name="P5">6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<text:soft-page-break/>[0 0 0 0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0s 172us/step - loss: 0.3801 - acc: 0.8760 - val_loss: 0.0620 - val_acc: 0.9822</text:p>
      <text:p text:style-name="P5">Epoch 2/12</text:p>
      <text:p text:style-name="P5">60000/60000 [==============================] - 8s 139us/step - loss: 0.0720 - acc: 0.9782 - val_loss: 0.0296 - val_acc: 0.9909</text:p>
      <text:p text:style-name="P5">Epoch 3/12</text:p>
      <text:p text:style-name="P1">60000/60000 [==============================] - 9s 150us/step - loss: 0.0489 - acc: 0.9854 - val_loss: 0.0329 - val_acc: 0.9882</text:p>
      <text:p text:style-name="P5">Epoch 4/12</text:p>
      <text:p text:style-name="P5">60000/60000 [==============================] - 9s 151us/step - loss: 0.0370 - acc: 0.9884 - val_loss: 0.0493 - val_acc: 0.9848</text:p>
      <text:p text:style-name="P5">Epoch 5/12</text:p>
      <text:p text:style-name="P5">60000/60000 [==============================] - 9s 149us/step - loss: 0.0304 - acc: 0.9904 - val_loss: 0.0336 - val_acc: 0.9900</text:p>
      <text:p text:style-name="P5">Epoch 6/12</text:p>
      <text:p text:style-name="P5">60000/60000 [==============================] - 9s 152us/step - loss: 0.0251 - acc: 0.9922 - val_loss: 0.0329 - val_acc: 0.9905</text:p>
      <text:p text:style-name="P5">Epoch 7/12</text:p>
      <text:p text:style-name="P5">60000/60000 [==============================] - 9s 153us/step - loss: 0.0226 - acc: 0.9930 - val_loss: 0.0218 - val_acc: 0.9926</text:p>
      <text:p text:style-name="P5">Epoch 8/12</text:p>
      <text:p text:style-name="P5">60000/60000 [==============================] - 8s 138us/step - loss: 0.0193 - acc: 0.9940 - val_loss: 0.0241 - val_acc: 0.9929</text:p>
      <text:p text:style-name="P5">Epoch 9/12</text:p>
      <text:p text:style-name="P5">60000/60000 [==============================] - 9s 144us/step - loss: 0.0175 - acc: 0.9947 - val_loss: 0.0305 - val_acc: 0.9918</text:p>
      <text:p text:style-name="P5">Epoch 10/12</text:p>
      <text:p text:style-name="P5">60000/60000 [==============================] - 9s 155us/step - loss: 0.0152 - acc: 0.9956 - val_loss: 0.0281 - val_acc: 0.9921</text:p>
      <text:p text:style-name="P5">Epoch 11/12</text:p>
      <text:p text:style-name="P5">60000/60000 [==============================] - 9s 151us/step - loss: 0.0134 - acc: 0.9957 - val_loss: 0.0226 - val_acc: 0.9932</text:p>
      <text:p text:style-name="P5">Epoch 12/12</text:p>
      <text:p text:style-name="P5">60000/60000 [==============================] - 9s 148us/step - loss: 0.0116 - acc: 0.9964 - val_loss: 0.0247 - val_acc: 0.9937</text:p>
      <text:p text:style-name="P5">Test loss: 0.024672429418695994</text:p>
      <text:p text:style-name="P5">Test accuracy: 0.993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1 1]</text:p>
      <text:p text:style-name="P5">already stored</text:p>
      <text:p text:style-name="P5">0.9937</text:p>
      <text:p text:style-name="P5">[0 0 0 1 0 1]</text:p>
      <text:p text:style-name="P5">already stored</text:p>
      <text:p text:style-name="P5">0.9934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7</text:p>
      <text:p text:style-name="P5"><text:soft-page-break/>[0.9947, 0.9937, 0.9947, 0.9947, 0.9947, 0.9937, 0.9934, 0.9947]</text:p>
      <text:p text:style-name="P5">highest accuracy of populationnummer: </text:p>
      <text:p text:style-name="P5">7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1 0 1]</text:p>
      <text:p text:style-name="P5">already stored</text:p>
      <text:p text:style-name="P5">0.9934</text:p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8</text:p>
      <text:p text:style-name="P5">[0.994, 0.9947, 0.9947, 0.9947, 0.9934, 0.994, 0.9947, 0.9947]</text:p>
      <text:p text:style-name="P5">highest accuracy of populationnummer: </text:p>
      <text:p text:style-name="P5">8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5">[0 0 1 0 0 0]</text:p>
      <text:p text:style-name="P5">Problem</text:p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1 0 0 0]</text:p>
      <text:p text:style-name="P5"><text:soft-page-break/>already stored</text:p>
      <text:p text:style-name="P5">0.994</text:p>
      <text:p text:style-name="P5">[0 0 1 0 0 1]</text:p>
      <text:p text:style-name="P5">already stored</text:p>
      <text:p text:style-name="P5">0.994</text:p>
      <text:p text:style-name="P5">[1 0 0 0 0 1]</text:p>
      <text:p text:style-name="P5">already stored</text:p>
      <text:p text:style-name="P5">0.9928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9</text:p>
      <text:p text:style-name="P5">[0.9947, 0.9947, 0.994, 0.994, 0.9928, 0.9947, 0.9947, 0.9947]</text:p>
      <text:p text:style-name="P5">highest accuracy of populationnummer: </text:p>
      <text:p text:style-name="P5">9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1 1]</text:p>
      <text:p text:style-name="P5">already stored</text:p>
      <text:p text:style-name="P5">0.9937</text:p>
      <text:p text:style-name="P5">[0 0 0 1 0 1]</text:p>
      <text:p text:style-name="P5">already stored</text:p>
      <text:p text:style-name="P5">0.9934</text:p>
      <text:p text:style-name="P5">[1 0 0 0 0 1]</text:p>
      <text:p text:style-name="P5">already stored</text:p>
      <text:p text:style-name="P5">0.9928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0</text:p>
      <text:p text:style-name="P5">[0.9947, 0.9947, 0.9937, 0.9934, 0.9928, 0.9943, 0.9947, 0.9947]</text:p>
      <text:p text:style-name="P5">highest accuracy of populationnummer: </text:p>
      <text:p text:style-name="P5">10</text:p>
      <text:p text:style-name="P5"><text:soft-page-break/>0.9947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1</text:p>
      <text:p text:style-name="P5">[0.9947, 0.9947, 0.9943, 0.9943, 0.9943, 0.994, 0.9947, 0.9947]</text:p>
      <text:p text:style-name="P5">highest accuracy of populationnummer: </text:p>
      <text:p text:style-name="P5">11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5">[0 0 1 0 0 0]</text:p>
      <text:p text:style-name="P5">Problem</text:p>
      <text:p text:style-name="P5">[0 0 1 0 0 0]</text:p>
      <text:p text:style-name="P5">Problem</text:p>
      <text:p text:style-name="P3"/>
      <text:p text:style-name="P3"/>
      <text:p text:style-name="P3"/>
      <text:p text:style-name="P3"/>
      <text:p text:style-name="P5">[0 0 0 1 0 1]</text:p>
      <text:p text:style-name="P5">already stored</text:p>
      <text:p text:style-name="P5">0.9934</text:p>
      <text:p text:style-name="P5">[1 0 0 0 0 1]</text:p>
      <text:p text:style-name="P5">already stored</text:p>
      <text:p text:style-name="P5">0.9928</text:p>
      <text:p text:style-name="P5"><text:soft-page-break/>[0 0 1 0 0 0]</text:p>
      <text:p text:style-name="P5">already stored</text:p>
      <text:p text:style-name="P5">0.994</text:p>
      <text:p text:style-name="P5">[0 0 1 0 0 0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1 0 0 0 0 1]</text:p>
      <text:p text:style-name="P5">already stored</text:p>
      <text:p text:style-name="P5">0.9928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2</text:p>
      <text:p text:style-name="P5">[0.9934, 0.9928, 0.994, 0.994, 0.9947, 0.9947, 0.9928, 0.9947]</text:p>
      <text:p text:style-name="P5">highest accuracy of populationnummer: </text:p>
      <text:p text:style-name="P5">12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0 0]</text:p>
      <text:p text:style-name="P5">Problem</text:p>
      <text:p text:style-name="P5">[1 0 1 0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3s 214us/step - loss: 0.3524 - acc: 0.8846 - val_loss: 0.0626 - val_acc: 0.9800</text:p>
      <text:p text:style-name="P5">Epoch 2/12</text:p>
      <text:p text:style-name="P5">60000/60000 [==============================] - 10s 169us/step - loss: 0.0790 - acc: 0.9757 - val_loss: 0.0485 - val_acc: 0.9850</text:p>
      <text:p text:style-name="P5">Epoch 3/12</text:p>
      <text:p text:style-name="P5">60000/60000 [==============================] - 10s 174us/step - loss: 0.0524 - acc: 0.9830 - val_loss: 0.0277 - val_acc: 0.9907</text:p>
      <text:p text:style-name="P5">Epoch 4/12</text:p>
      <text:p text:style-name="P5">60000/60000 [==============================] - 11s 182us/step - loss: 0.0411 - acc: 0.9873 - val_loss: 0.0223 - val_acc: 0.9925</text:p>
      <text:p text:style-name="P5">Epoch 5/12</text:p>
      <text:p text:style-name="P5">60000/60000 [==============================] - 11s 181us/step - loss: 0.0341 - acc: 0.9896 - val_loss: 0.0236 - val_acc: 0.9924</text:p>
      <text:p text:style-name="P5">Epoch 6/12</text:p>
      <text:p text:style-name="P5">60000/60000 [==============================] - 11s 181us/step - loss: 0.0282 - acc: 0.9910 - val_loss: 0.0216 - val_acc: 0.9931</text:p>
      <text:p text:style-name="P5">Epoch 7/12</text:p>
      <text:p text:style-name="P5">60000/60000 [==============================] - 11s 178us/step - loss: 0.0255 - <text:soft-page-break/>acc: 0.9919 - val_loss: 0.0216 - val_acc: 0.9931</text:p>
      <text:p text:style-name="P5">Epoch 8/12</text:p>
      <text:p text:style-name="P5">60000/60000 [==============================] - 11s 180us/step - loss: 0.0229 - acc: 0.9929 - val_loss: 0.0210 - val_acc: 0.9933</text:p>
      <text:p text:style-name="P5">Epoch 9/12</text:p>
      <text:p text:style-name="P5">60000/60000 [==============================] - 11s 178us/step - loss: 0.0189 - acc: 0.9939 - val_loss: 0.0230 - val_acc: 0.9931</text:p>
      <text:p text:style-name="P5">Epoch 10/12</text:p>
      <text:p text:style-name="P5">60000/60000 [==============================] - 11s 177us/step - loss: 0.0185 - acc: 0.9940 - val_loss: 0.0182 - val_acc: 0.9945</text:p>
      <text:p text:style-name="P5">Epoch 11/12</text:p>
      <text:p text:style-name="P5">60000/60000 [==============================] - 11s 178us/step - loss: 0.0158 - acc: 0.9951 - val_loss: 0.0228 - val_acc: 0.9936</text:p>
      <text:p text:style-name="P5">Epoch 12/12</text:p>
      <text:p text:style-name="P5">60000/60000 [==============================] - 11s 175us/step - loss: 0.0135 - acc: 0.9956 - val_loss: 0.0220 - val_acc: 0.9930</text:p>
      <text:p text:style-name="P5">Test loss: 0.022003867817627906</text:p>
      <text:p text:style-name="P5">Test accuracy: 0.993</text:p>
      <text:p text:style-name="P5">[0 0 0 0 0 1]</text:p>
      <text:p text:style-name="P5">already stored</text:p>
      <text:p text:style-name="P5">0.9947</text:p>
      <text:p text:style-name="P5">[0 0 1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192us/step - loss: 0.3812 - acc: 0.8763 - val_loss: 0.0640 - val_acc: 0.9782</text:p>
      <text:p text:style-name="P5">Epoch 2/12</text:p>
      <text:p text:style-name="P5">60000/60000 [==============================] - 10s 162us/step - loss: 0.0820 - acc: 0.9762 - val_loss: 0.0361 - val_acc: 0.9883</text:p>
      <text:p text:style-name="P5">Epoch 3/12</text:p>
      <text:p text:style-name="P5">60000/60000 [==============================] - 10s 164us/step - loss: 0.0540 - acc: 0.9832 - val_loss: 0.0262 - val_acc: 0.9919</text:p>
      <text:p text:style-name="P5">Epoch 4/12</text:p>
      <text:p text:style-name="P5">60000/60000 [==============================] - 10s 163us/step - loss: 0.0420 - acc: 0.9870 - val_loss: 0.0301 - val_acc: 0.9908</text:p>
      <text:p text:style-name="P5">Epoch 5/12</text:p>
      <text:p text:style-name="P5">60000/60000 [==============================] - 10s 165us/step - loss: 0.0349 - acc: 0.9889 - val_loss: 0.0282 - val_acc: 0.9904</text:p>
      <text:p text:style-name="P5">Epoch 6/12</text:p>
      <text:p text:style-name="P5">60000/60000 [==============================] - 10s 159us/step - loss: 0.0297 - acc: 0.9913 - val_loss: 0.0240 - val_acc: 0.9924</text:p>
      <text:p text:style-name="P5">Epoch 7/12</text:p>
      <text:p text:style-name="P5">60000/60000 [==============================] - 10s 161us/step - loss: 0.0264 - acc: 0.9917 - val_loss: 0.0204 - val_acc: 0.9931</text:p>
      <text:p text:style-name="P5">Epoch 8/12</text:p>
      <text:p text:style-name="P5">60000/60000 [==============================] - 10s 161us/step - loss: 0.0231 - acc: 0.9928 - val_loss: 0.0222 - val_acc: 0.9931</text:p>
      <text:p text:style-name="P5">Epoch 9/12</text:p>
      <text:p text:style-name="P5">60000/60000 [==============================] - 10s 161us/step - loss: 0.0209 - acc: 0.9936 - val_loss: 0.0248 - val_acc: 0.9932</text:p>
      <text:p text:style-name="P5">Epoch 10/12</text:p>
      <text:p text:style-name="P5">60000/60000 [==============================] - 10s 161us/step - loss: 0.0188 - acc: 0.9942 - val_loss: 0.0209 - val_acc: 0.9936</text:p>
      <text:p text:style-name="P5">Epoch 11/12</text:p>
      <text:p text:style-name="P5">60000/60000 [==============================] - 10s 162us/step - loss: 0.0173 - acc: 0.9945 - val_loss: 0.0240 - val_acc: 0.9931</text:p>
      <text:p text:style-name="P5">Epoch 12/12</text:p>
      <text:p text:style-name="P5">60000/60000 [==============================] - 9s 152us/step - loss: 0.0157 - acc: 0.9950 - val_loss: 0.0190 - val_acc: 0.9943</text:p>
      <text:p text:style-name="P5">Test loss: 0.0189584252256951</text:p>
      <text:p text:style-name="P5"><text:soft-page-break/>Test accuracy: 0.9943</text:p>
      <text:p text:style-name="P5">[0 0 1 0 0 1]</text:p>
      <text:p text:style-name="P5">already stored</text:p>
      <text:p text:style-name="P5">0.994</text:p>
      <text:p text:style-name="P5">[0 0 1 0 0 0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1">Train on 60000 samples, validate on 10000 samples</text:p>
      <text:p text:style-name="P5">Epoch 1/12</text:p>
      <text:p text:style-name="P5">60000/60000 [==============================] - 11s 190us/step - loss: 0.4340 - acc: 0.8572 - val_loss: 0.0499 - val_acc: 0.9838</text:p>
      <text:p text:style-name="P5">Epoch 2/12</text:p>
      <text:p text:style-name="P5">60000/60000 [==============================] - 9s 154us/step - loss: 0.0797 - acc: 0.9772 - val_loss: 0.0394 - val_acc: 0.9873</text:p>
      <text:p text:style-name="P5">Epoch 3/12</text:p>
      <text:p text:style-name="P5">60000/60000 [==============================] - 9s 155us/step - loss: 0.0522 - acc: 0.9848 - val_loss: 0.0372 - val_acc: 0.9883</text:p>
      <text:p text:style-name="P5">Epoch 4/12</text:p>
      <text:p text:style-name="P5">60000/60000 [==============================] - 9s 156us/step - loss: 0.0414 - acc: 0.9883 - val_loss: 0.0350 - val_acc: 0.9882</text:p>
      <text:p text:style-name="P5">Epoch 5/12</text:p>
      <text:p text:style-name="P5">60000/60000 [==============================] - 9s 154us/step - loss: 0.0321 - acc: 0.9905 - val_loss: 0.0209 - val_acc: 0.9938</text:p>
      <text:p text:style-name="P5">Epoch 6/12</text:p>
      <text:p text:style-name="P5">60000/60000 [==============================] - 9s 156us/step - loss: 0.0289 - acc: 0.9914 - val_loss: 0.0203 - val_acc: 0.9941</text:p>
      <text:p text:style-name="P5">Epoch 7/12</text:p>
      <text:p text:style-name="P5">60000/60000 [==============================] - 10s 159us/step - loss: 0.0241 - acc: 0.9931 - val_loss: 0.0420 - val_acc: 0.9898</text:p>
      <text:p text:style-name="P5">Epoch 8/12</text:p>
      <text:p text:style-name="P5">60000/60000 [==============================] - 10s 161us/step - loss: 0.0212 - acc: 0.9939 - val_loss: 0.0221 - val_acc: 0.9924</text:p>
      <text:p text:style-name="P5">Epoch 9/12</text:p>
      <text:p text:style-name="P5">60000/60000 [==============================] - 10s 159us/step - loss: 0.0192 - acc: 0.9941 - val_loss: 0.0172 - val_acc: 0.9945</text:p>
      <text:p text:style-name="P5">Epoch 10/12</text:p>
      <text:p text:style-name="P5">60000/60000 [==============================] - 9s 155us/step - loss: 0.0155 - acc: 0.9954 - val_loss: 0.0335 - val_acc: 0.9910</text:p>
      <text:p text:style-name="P5">Epoch 11/12</text:p>
      <text:p text:style-name="P5">60000/60000 [==============================] - 9s 147us/step - loss: 0.0143 - acc: 0.9956 - val_loss: 0.0355 - val_acc: 0.9901</text:p>
      <text:p text:style-name="P5">Epoch 12/12</text:p>
      <text:p text:style-name="P5">60000/60000 [==============================] - 9s 146us/step - loss: 0.0133 - acc: 0.9961 - val_loss: 0.0268 - val_acc: 0.9929</text:p>
      <text:p text:style-name="P5">Test loss: 0.026759528472432886</text:p>
      <text:p text:style-name="P5">Test accuracy: 0.9929</text:p>
      <text:p text:style-name="P5">[0 0 1 0 0 0]</text:p>
      <text:p text:style-name="P5">already stored</text:p>
      <text:p text:style-name="P5">0.994</text:p>
      <text:p text:style-name="P4"><text:s/><text:span text:style-name="T1">Accuracy of populationnummer: </text:span></text:p>
      <text:p text:style-name="P5">13</text:p>
      <text:p text:style-name="P5">[0.993, 0.9947, 0.9943, 0.994, 0.994, 0.9947, 0.9929, 0.994]</text:p>
      <text:p text:style-name="P5">highest accuracy of populationnummer: </text:p>
      <text:p text:style-name="P5">13</text:p>
      <text:p text:style-name="P5">0.9947</text:p>
      <text:p text:style-name="P5">Muation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5">[0 0 1 0 0 0]</text:p>
      <text:p text:style-name="P5">Problem</text:p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1 0 0 0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1 0 1 0]</text:p>
      <text:p text:style-name="P5">already stored</text:p>
      <text:p text:style-name="P5">0.9943</text:p>
      <text:p text:style-name="P5">[0 0 1 0 0 1]</text:p>
      <text:p text:style-name="P5">already stored</text:p>
      <text:p text:style-name="P5">0.994</text:p>
      <text:p text:style-name="P5">[0 0 1 0 0 0]</text:p>
      <text:p text:style-name="P5">already stored</text:p>
      <text:p text:style-name="P5">0.994</text:p>
      <text:p text:style-name="P5">[0 1 1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3s 212us/step - loss: 0.3143 - acc: 0.8996 - val_loss: 0.0561 - val_acc: 0.9839</text:p>
      <text:p text:style-name="P5">Epoch 2/12</text:p>
      <text:p text:style-name="P5">60000/60000 [==============================] - 11s 182us/step - loss: 0.0791 - acc: 0.9756 - val_loss: 0.0367 - val_acc: 0.9886</text:p>
      <text:p text:style-name="P5">Epoch 3/12</text:p>
      <text:p text:style-name="P5">60000/60000 [==============================] - 11s 186us/step - loss: 0.0558 - acc: 0.9827 - val_loss: 0.0346 - val_acc: 0.9889</text:p>
      <text:p text:style-name="P5">Epoch 4/12</text:p>
      <text:p text:style-name="P5">60000/60000 [==============================] - 11s 185us/step - loss: 0.0437 - acc: 0.9865 - val_loss: 0.0330 - val_acc: 0.9882 0.04</text:p>
      <text:p text:style-name="P5">Epoch 5/12</text:p>
      <text:p text:style-name="P5">60000/60000 [==============================] - 11s 182us/step - loss: 0.0366 - acc: 0.9885 - val_loss: 0.0235 - val_acc: 0.9925</text:p>
      <text:p text:style-name="P5">Epoch 6/12</text:p>
      <text:p text:style-name="P5">60000/60000 [==============================] - 11s 180us/step - loss: 0.0328 - acc: 0.9898 - val_loss: 0.0204 - val_acc: 0.9931</text:p>
      <text:p text:style-name="P5">Epoch 7/12</text:p>
      <text:p text:style-name="P5">60000/60000 [==============================] - 11s 185us/step - loss: 0.0279 - acc: 0.9912 - val_loss: 0.0229 - val_acc: 0.9929</text:p>
      <text:p text:style-name="P5">Epoch 8/12</text:p>
      <text:p text:style-name="P5">60000/60000 [==============================] - 11s 186us/step - loss: 0.0270 - acc: 0.9911 - val_loss: 0.0200 - val_acc: 0.9933</text:p>
      <text:p text:style-name="P5">Epoch 9/12</text:p>
      <text:p text:style-name="P5">60000/60000 [==============================] - 11s 182us/step - loss: 0.0230 - acc: 0.9928 - val_loss: 0.0246 - val_acc: 0.9925</text:p>
      <text:p text:style-name="P5">Epoch 10/12</text:p>
      <text:p text:style-name="P5"><text:soft-page-break/>60000/60000 [==============================] - 11s 182us/step - loss: 0.0213 - acc: 0.9930 - val_loss: 0.0198 - val_acc: 0.9932</text:p>
      <text:p text:style-name="P5">Epoch 11/12</text:p>
      <text:p text:style-name="P5">60000/60000 [==============================] - 11s 178us/step - loss: 0.0199 - acc: 0.9937 - val_loss: 0.0211 - val_acc: 0.9928</text:p>
      <text:p text:style-name="P5">Epoch 12/12</text:p>
      <text:p text:style-name="P5">60000/60000 [==============================] - 11s 182us/step - loss: 0.0177 - acc: 0.9943 - val_loss: 0.0189 - val_acc: 0.9935</text:p>
      <text:p text:style-name="P5">Test loss: 0.018928314514170052</text:p>
      <text:p text:style-name="P5">Test accuracy: 0.9935</text:p>
      <text:p text:style-name="P4"><text:s/><text:span text:style-name="T1">Accuracy of populationnummer: </text:span></text:p>
      <text:p text:style-name="P5">14</text:p>
      <text:p text:style-name="P5">[0.9947, 0.9947, 0.994, 0.9947, 0.9943, 0.994, 0.994, 0.9935]</text:p>
      <text:p text:style-name="P5">highest accuracy of populationnummer: </text:p>
      <text:p text:style-name="P5">14</text:p>
      <text:p text:style-name="P5">0.9947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1 0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204us/step - loss: 0.3186 - acc: 0.8974 - val_loss: 0.0893 - val_acc: 0.9733</text:p>
      <text:p text:style-name="P5">Epoch 2/12</text:p>
      <text:p text:style-name="P5">60000/60000 [==============================] - 10s 164us/step - loss: 0.0791 - acc: 0.9766 - val_loss: 0.0437 - val_acc: 0.9849</text:p>
      <text:p text:style-name="P5">Epoch 3/12</text:p>
      <text:p text:style-name="P5">60000/60000 [==============================] - 10s 160us/step - loss: 0.0544 - acc: 0.9829 - val_loss: 0.0404 - val_acc: 0.9869</text:p>
      <text:p text:style-name="P5">Epoch 4/12</text:p>
      <text:p text:style-name="P5">60000/60000 [==============================] - 10s 163us/step - loss: 0.0427 - acc: 0.9870 - val_loss: 0.0286 - val_acc: 0.9909</text:p>
      <text:p text:style-name="P5">Epoch 5/12</text:p>
      <text:p text:style-name="P5">60000/60000 [==============================] - 10s 162us/step - loss: 0.0357 - acc: 0.9890 - val_loss: 0.0256 - val_acc: 0.9913</text:p>
      <text:p text:style-name="P5">Epoch 6/12</text:p>
      <text:p text:style-name="P5">60000/60000 [==============================] - 10s 163us/step - loss: 0.0300 - acc: 0.9910 - val_loss: 0.0266 - val_acc: 0.9916</text:p>
      <text:p text:style-name="P5">Epoch 7/12</text:p>
      <text:p text:style-name="P5">60000/60000 [==============================] - 10s 164us/step - loss: 0.0264 - acc: 0.9912 - val_loss: 0.0267 - val_acc: 0.9910</text:p>
      <text:p text:style-name="P5">Epoch 8/12</text:p>
      <text:p text:style-name="P5">60000/60000 [==============================] - 9s 158us/step - loss: 0.0231 - <text:soft-page-break/>acc: 0.9927 - val_loss: 0.0220 - val_acc: 0.9926</text:p>
      <text:p text:style-name="P5">Epoch 9/12</text:p>
      <text:p text:style-name="P5">60000/60000 [==============================] - 10s 164us/step - loss: 0.0211 - acc: 0.9934 - val_loss: 0.0234 - val_acc: 0.9918</text:p>
      <text:p text:style-name="P5">Epoch 10/12</text:p>
      <text:p text:style-name="P5">60000/60000 [==============================] - 10s 162us/step - loss: 0.0186 - acc: 0.9940 - val_loss: 0.0224 - val_acc: 0.9929</text:p>
      <text:p text:style-name="P5">Epoch 11/12</text:p>
      <text:p text:style-name="P5">60000/60000 [==============================] - 10s 166us/step - loss: 0.0172 - acc: 0.9946 - val_loss: 0.0198 - val_acc: 0.9932</text:p>
      <text:p text:style-name="P5">Epoch 12/12</text:p>
      <text:p text:style-name="P5">60000/60000 [==============================] - 10s 163us/step - loss: 0.0152 - acc: 0.9952 - val_loss: 0.0246 - val_acc: 0.9927</text:p>
      <text:p text:style-name="P5">Test loss: 0.02457265602884072</text:p>
      <text:p text:style-name="P5">Test accuracy: 0.9927</text:p>
      <text:p text:style-name="P5">[0 0 0 0 0 1]</text:p>
      <text:p text:style-name="P5">already stored</text:p>
      <text:p text:style-name="P5">0.9947</text:p>
      <text:p text:style-name="P5">[1 0 1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3s 219us/step - loss: 0.3046 - acc: 0.9033 - val_loss: 0.0610 - val_acc: 0.9798</text:p>
      <text:p text:style-name="P5">Epoch 2/12</text:p>
      <text:p text:style-name="P5">60000/60000 [==============================] - 11s 183us/step - loss: 0.0789 - acc: 0.9761 - val_loss: 0.0439 - val_acc: 0.9852</text:p>
      <text:p text:style-name="P5">Epoch 3/12</text:p>
      <text:p text:style-name="P5">60000/60000 [==============================] - 11s 186us/step - loss: 0.0561 - acc: 0.9824 - val_loss: 0.0370 - val_acc: 0.9882</text:p>
      <text:p text:style-name="P5">Epoch 4/12</text:p>
      <text:p text:style-name="P5">60000/60000 [==============================] - 11s 185us/step - loss: 0.0442 - acc: 0.9860 - val_loss: 0.0255 - val_acc: 0.9918</text:p>
      <text:p text:style-name="P5">Epoch 5/12</text:p>
      <text:p text:style-name="P5">60000/60000 [==============================] - 11s 187us/step - loss: 0.0369 - acc: 0.9884 - val_loss: 0.0272 - val_acc: 0.9906</text:p>
      <text:p text:style-name="P5">Epoch 6/12</text:p>
      <text:p text:style-name="P5">60000/60000 [==============================] - 11s 177us/step - loss: 0.0311 - acc: 0.9905 - val_loss: 0.0250 - val_acc: 0.9918</text:p>
      <text:p text:style-name="P5">Epoch 7/12</text:p>
      <text:p text:style-name="P5">60000/60000 [==============================] - 11s 185us/step - loss: 0.0276 - acc: 0.9911 - val_loss: 0.0236 - val_acc: 0.9917</text:p>
      <text:p text:style-name="P5">Epoch 8/12</text:p>
      <text:p text:style-name="P5">60000/60000 [==============================] - 11s 185us/step - loss: 0.0267 - acc: 0.9917 - val_loss: 0.0221 - val_acc: 0.9925</text:p>
      <text:p text:style-name="P5">Epoch 9/12</text:p>
      <text:p text:style-name="P5">60000/60000 [==============================] - 11s 185us/step - loss: 0.0235 - acc: 0.9929 - val_loss: 0.0278 - val_acc: 0.9917</text:p>
      <text:p text:style-name="P5">Epoch 10/12</text:p>
      <text:p text:style-name="P5">60000/60000 [==============================] - 11s 184us/step - loss: 0.0212 - acc: 0.9933 - val_loss: 0.0312 - val_acc: 0.9900</text:p>
      <text:p text:style-name="P5">Epoch 11/12</text:p>
      <text:p text:style-name="P5">60000/60000 [==============================] - 10s 173us/step - loss: 0.0189 - acc: 0.9939 - val_loss: 0.0188 - val_acc: 0.9926</text:p>
      <text:p text:style-name="P5">Epoch 12/12</text:p>
      <text:p text:style-name="P5">60000/60000 [==============================] - 11s 185us/step - loss: 0.0183 - acc: 0.9943 - val_loss: 0.0219 - val_acc: 0.9924</text:p>
      <text:p text:style-name="P5">Test loss: 0.021930737041243265</text:p>
      <text:p text:style-name="P5">Test accuracy: 0.9924</text:p>
      <text:p text:style-name="P5">[0 0 0 0 0 1]</text:p>
      <text:p text:style-name="P5">already stored</text:p>
      <text:p text:style-name="P5"><text:soft-page-break/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5</text:p>
      <text:p text:style-name="P5">[0.9947, 0.9947, 0.9947, 0.9927, 0.9947, 0.9924, 0.9947, 0.9947]</text:p>
      <text:p text:style-name="P5">highest accuracy of populationnummer: </text:p>
      <text:p text:style-name="P5">15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5">[0 0 1 0 0 0]</text:p>
      <text:p text:style-name="P5">Problem</text:p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1 0 0 1]</text:p>
      <text:p text:style-name="P5">already stored</text:p>
      <text:p text:style-name="P5">0.994</text:p>
      <text:p text:style-name="P5">[0 0 0 1 0 1]</text:p>
      <text:p text:style-name="P5">already stored</text:p>
      <text:p text:style-name="P5">0.9934</text:p>
      <text:p text:style-name="P5">[0 0 1 0 0 0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6</text:p>
      <text:p text:style-name="P5">[0.9947, 0.9947, 0.994, 0.9934, 0.994, 0.9947, 0.9947, 0.9947]</text:p>
      <text:p text:style-name="P5">highest accuracy of populationnummer: </text:p>
      <text:p text:style-name="P5">16</text:p>
      <text:p text:style-name="P5">0.9947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<text:soft-page-break/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7</text:p>
      <text:p text:style-name="P5">[0.9947, 0.9947, 0.9947, 0.9947, 0.9943, 0.9947, 0.9947, 0.9947]</text:p>
      <text:p text:style-name="P5">highest accuracy of populationnummer: </text:p>
      <text:p text:style-name="P5">17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1 0 0 0 0 1]</text:p>
      <text:p text:style-name="P5">already stored</text:p>
      <text:p text:style-name="P5">0.9928</text:p>
      <text:p text:style-name="P5">[0 0 0 0 1 1]</text:p>
      <text:p text:style-name="P5">already stored</text:p>
      <text:p text:style-name="P5">0.9937</text:p>
      <text:p text:style-name="P5">[1 0 0 0 0 1]</text:p>
      <text:p text:style-name="P5">already stored</text:p>
      <text:p text:style-name="P5">0.9928</text:p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1 0 1]</text:p>
      <text:p text:style-name="P5">already stored</text:p>
      <text:p text:style-name="P5">0.9934</text:p>
      <text:p text:style-name="P4"><text:soft-page-break/><text:s/><text:span text:style-name="T1">Accuracy of populationnummer: </text:span></text:p>
      <text:p text:style-name="P5">18</text:p>
      <text:p text:style-name="P5">[0.9947, 0.9947, 0.9928, 0.9937, 0.9928, 0.994, 0.9947, 0.9934]</text:p>
      <text:p text:style-name="P5">highest accuracy of populationnummer: </text:p>
      <text:p text:style-name="P5">18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1 1 0 1]</text:p>
      <text:p text:style-name="P5">new one</text:p>
      <text:p text:style-name="P1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208us/step - loss: 0.3104 - acc: 0.9004 - val_loss: 0.0589 - val_acc: 0.9811</text:p>
      <text:p text:style-name="P5">Epoch 2/12</text:p>
      <text:p text:style-name="P5">60000/60000 [==============================] - 10s 166us/step - loss: 0.0722 - acc: 0.9780 - val_loss: 0.0375 - val_acc: 0.9882</text:p>
      <text:p text:style-name="P5">Epoch 3/12</text:p>
      <text:p text:style-name="P5">60000/60000 [==============================] - 10s 164us/step - loss: 0.0499 - acc: 0.9848 - val_loss: 0.0349 - val_acc: 0.9884</text:p>
      <text:p text:style-name="P5">Epoch 4/12</text:p>
      <text:p text:style-name="P5">60000/60000 [==============================] - 10s 164us/step - loss: 0.0390 - acc: 0.9880 - val_loss: 0.0270 - val_acc: 0.9904</text:p>
      <text:p text:style-name="P5">Epoch 5/12</text:p>
      <text:p text:style-name="P5">60000/60000 [==============================] - 9s 158us/step - loss: 0.0326 - acc: 0.9896 - val_loss: 0.0225 - val_acc: 0.9932</text:p>
      <text:p text:style-name="P5">Epoch 6/12</text:p>
      <text:p text:style-name="P5">60000/60000 [==============================] - 10s 162us/step - loss: 0.0276 - acc: 0.9914 - val_loss: 0.0245 - val_acc: 0.9923</text:p>
      <text:p text:style-name="P5">Epoch 7/12</text:p>
      <text:p text:style-name="P5">60000/60000 [==============================] - 10s 170us/step - loss: 0.0237 - acc: 0.9925 - val_loss: 0.0233 - val_acc: 0.9925</text:p>
      <text:p text:style-name="P5">Epoch 8/12</text:p>
      <text:p text:style-name="P5">60000/60000 [==============================] - 10s 170us/step - loss: 0.0221 - acc: 0.9932 - val_loss: 0.0200 - val_acc: 0.9936</text:p>
      <text:p text:style-name="P5">Epoch 9/12</text:p>
      <text:p text:style-name="P5"><text:soft-page-break/>60000/60000 [==============================] - 10s 169us/step - loss: 0.0195 - acc: 0.9939 - val_loss: 0.0218 - val_acc: 0.9934</text:p>
      <text:p text:style-name="P5">Epoch 10/12</text:p>
      <text:p text:style-name="P5">60000/60000 [==============================] - 10s 168us/step - loss: 0.0172 - acc: 0.9946 - val_loss: 0.0295 - val_acc: 0.9921</text:p>
      <text:p text:style-name="P5">Epoch 11/12</text:p>
      <text:p text:style-name="P5">60000/60000 [==============================] - 10s 165us/step - loss: 0.0170 - acc: 0.9946 - val_loss: 0.0190 - val_acc: 0.9945</text:p>
      <text:p text:style-name="P5">Epoch 12/12</text:p>
      <text:p text:style-name="P5">60000/60000 [==============================] - 9s 157us/step - loss: 0.0158 - acc: 0.9953 - val_loss: 0.0180 - val_acc: 0.9939</text:p>
      <text:p text:style-name="P5">Test loss: 0.018032650895263215</text:p>
      <text:p text:style-name="P5">Test accuracy: 0.9939</text:p>
      <text:p text:style-name="P5">[1 0 0 0 0 1]</text:p>
      <text:p text:style-name="P5">already stored</text:p>
      <text:p text:style-name="P5">0.9928</text:p>
      <text:p text:style-name="P5">[0 0 0 0 1 1]</text:p>
      <text:p text:style-name="P5">already stored</text:p>
      <text:p text:style-name="P5">0.9937</text:p>
      <text:p text:style-name="P4"><text:s/><text:span text:style-name="T1">Accuracy of populationnummer: </text:span></text:p>
      <text:p text:style-name="P5">19</text:p>
      <text:p text:style-name="P5">[0.994, 0.9947, 0.9947, 0.9947, 0.9943, 0.9939, 0.9928, 0.9937]</text:p>
      <text:p text:style-name="P5">highest accuracy of populationnummer: </text:p>
      <text:p text:style-name="P5">19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1 0 1]</text:p>
      <text:p text:style-name="P5">already stored</text:p>
      <text:p text:style-name="P5">0.993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1 0 0 1]</text:p>
      <text:p text:style-name="P5">already stored</text:p>
      <text:p text:style-name="P5">0.994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20</text:p>
      <text:p text:style-name="P5">[0.9934, 0.9947, 0.9947, 0.9947, 0.9947, 0.9943, 0.994, 0.9943]</text:p>
      <text:p text:style-name="P5"><text:soft-page-break/>highest accuracy of populationnummer: </text:p>
      <text:p text:style-name="P5">20</text:p>
      <text:p text:style-name="P5">0.9947</text:p>
      <text:p text:style-name="P5">Muation</text:p>
      <text:p text:style-name="P5">Muation</text:p>
      <text:p text:style-name="P5">Muation</text:p>
      <text:p text:style-name="P5">Muation</text:p>
      <text:p text:style-name="P5">[0 0 1 0 0 0]</text:p>
      <text:p text:style-name="P5">Problem</text:p>
      <text:p text:style-name="P3"/>
      <text:p text:style-name="P5">[0 0 1 0 0 0]</text:p>
      <text:p text:style-name="P5">Problem</text:p>
      <text:p text:style-name="P5">[0 0 1 0 0 0]</text:p>
      <text:p text:style-name="P5">Problem</text:p>
      <text:p text:style-name="P3"/>
      <text:p text:style-name="P3"/>
      <text:p text:style-name="P3"/>
      <text:p text:style-name="P3"/>
      <text:p text:style-name="P5">Wartezeit: </text:p>
      <text:p text:style-name="P5">49.919657079378766</text:p>
      <text:p text:style-name="P5">0.8319942846563128</text:p>
      <text:p text:style-name="Standard"/>
      <text:p text:style-name="Standard"/>
      <text:p text:style-name="Standard"/>
      <text:p text:style-name="P2">[[1, 0.9934249999999999, 0.9941, array([0, 1, 0, 0, 1, 0])],</text:p>
      <text:p text:style-name="P6"><text:s/><text:span text:style-name="T2">[2, 0.99325, 0.9947, array([0, 1, 1, 1, 0, 1])],</text:span></text:p>
      <text:p text:style-name="P6"><text:s/><text:span text:style-name="T2">[3, 0.9937625, 0.9947, array([0, 0, 0, 0, 0, 1])],</text:span></text:p>
      <text:p text:style-name="P6"><text:s/><text:span text:style-name="T2">[4, 0.9945124999999999, 0.9947, array([0, 0, 0, 0, 0, 1])],</text:span></text:p>
      <text:p text:style-name="P6"><text:s/><text:span text:style-name="T2">[5, 0.9945125, 0.9947, array([0, 1, 0, 0, 0, 1])],</text:span></text:p>
      <text:p text:style-name="P6"><text:s/><text:span text:style-name="T2">[6, 0.99425, 0.9947, array([0, 0, 0, 0, 0, 1])],</text:span></text:p>
      <text:p text:style-name="P6"><text:s/><text:span text:style-name="T2">[7, 0.9942875000000001, 0.9947, array([0, 0, 1, 0, 0, 1])],</text:span></text:p>
      <text:p text:style-name="P6"><text:s/><text:span text:style-name="T2">[8, 0.9943624999999999, 0.9947, array([0, 0, 0, 0, 0, 1])],</text:span></text:p>
      <text:p text:style-name="P6"><text:s/><text:span text:style-name="T2">[9, 0.9942875, 0.9947, array([0, 0, 0, 0, 0, 1])],</text:span></text:p>
      <text:p text:style-name="P6"><text:s/><text:span text:style-name="T2">[10, 0.994125, 0.9947, array([0, 0, 0, 0, 0, 1])],</text:span></text:p>
      <text:p text:style-name="P6"><text:s/><text:span text:style-name="T2">[11, 0.9944624999999999, 0.9947, array([0, 0, 0, 1, 0, 1])],</text:span></text:p>
      <text:p text:style-name="P6"><text:s/><text:span text:style-name="T2">[12, 0.9938874999999999, 0.9947, array([0, 0, 1, 0, 0, 0])],</text:span></text:p>
      <text:p text:style-name="P6"><text:s/><text:span text:style-name="T2">[13, 0.9939499999999999, 0.9947, array([0, 0, 0, 0, 0, 1])],</text:span></text:p>
      <text:p text:style-name="P6"><text:s/><text:span text:style-name="T2">[14, 0.9942375, 0.9947, array([0, 0, 0, 0, 0, 1])],</text:span></text:p>
      <text:p text:style-name="P6"><text:s/><text:span text:style-name="T2">[15, 0.9941625000000001, 0.9947, array([0, 0, 0, 0, 0, 1])],</text:span></text:p>
      <text:p text:style-name="P6"><text:s/><text:span text:style-name="T2">[16, 0.9943624999999999, 0.9947, array([0, 0, 0, 0, 0, 1])],</text:span></text:p>
      <text:p text:style-name="P6"><text:s/><text:span text:style-name="T2">[17, 0.99465, 0.9947, array([0, 0, 0, 0, 0, 1])],</text:span></text:p>
      <text:p text:style-name="P6"><text:s/><text:span text:style-name="T2">[18, 0.99385, 0.9947, array([0, 0, 1, 0, 0, 1])],</text:span></text:p>
      <text:p text:style-name="P6"><text:s/><text:span text:style-name="T2">[19, 0.9941, 0.9947, array([0, 0, 0, 0, 0, 1])],</text:span></text:p>
      <text:p text:style-name="P6"><text:s/><text:span text:style-name="T2">[20, 0.99435, 0.9947, array([0, 0, 0, 0, 0, 1])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49 minuten, 20 gener,8 indiv,6 gene</text:p>
      <text:p text:style-name="Standard">62 mutationen insgesam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 : </text:p>
      <text:p text:style-name="Standard"/>
      <text:p text:style-name="Preformatted_20_Text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ktuelle : <text:s/>[array([1, 1, 0, 1, 0, 1]), array([1, 1, 1, 1, 1, 1]), array([0, 1, 0, 1, 1, 1]), array([0, 0, 0, 0, 1, 0]), array([0, 0, 0, 1, 1, 0]), array([1, 1, 1, 0, 0, 0]), array([1, 1, 1, 1, 1, 1]), array([1, 1, 1, 1, 0, 0])]</text:p>
      <text:p text:style-name="P5">[1 1 0 1 0 1]</text:p>
      <text:p text:style-name="P5">already stored</text:p>
      <text:p text:style-name="P5">0.9933</text:p>
      <text:p text:style-name="P5">[1 1 1 1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6s 271us/step - loss: 0.4216 - acc: 0.8723 - val_loss: 0.1850 - val_acc: 0.9445</text:p>
      <text:p text:style-name="P5">Epoch 2/12</text:p>
      <text:p text:style-name="P5">60000/60000 [==============================] - 14s 240us/step - loss: 0.1508 - acc: 0.9552 - val_loss: 0.0666 - val_acc: 0.9801</text:p>
      <text:p text:style-name="P5">Epoch 3/12</text:p>
      <text:p text:style-name="P5">60000/60000 [==============================] - 14s 241us/step - loss: 0.0887 - acc: 0.9731 - val_loss: 0.0571 - val_acc: 0.9825</text:p>
      <text:p text:style-name="P5">Epoch 4/12</text:p>
      <text:p text:style-name="P5">60000/60000 [==============================] - 15s 245us/step - loss: 0.0719 - acc: 0.9777 - val_loss: 0.0566 - val_acc: 0.9822</text:p>
      <text:p text:style-name="P5">Epoch 5/12</text:p>
      <text:p text:style-name="P5">60000/60000 [==============================] - 13s 222us/step - loss: 0.0622 - acc: 0.9810 - val_loss: 0.0455 - val_acc: 0.9849</text:p>
      <text:p text:style-name="P5">Epoch 6/12</text:p>
      <text:p text:style-name="P5">60000/60000 [==============================] - 14s 239us/step - loss: 0.0559 - acc: 0.9829 - val_loss: 0.0466 - val_acc: 0.9850</text:p>
      <text:p text:style-name="P5"><text:soft-page-break/>Epoch 7/12</text:p>
      <text:p text:style-name="P5">60000/60000 [==============================] - 14s 239us/step - loss: 0.0511 - acc: 0.9841 - val_loss: 0.0429 - val_acc: 0.9855</text:p>
      <text:p text:style-name="P5">Epoch 8/12</text:p>
      <text:p text:style-name="P5">60000/60000 [==============================] - 15s 242us/step - loss: 0.0469 - acc: 0.9857 - val_loss: 0.0374 - val_acc: 0.9879</text:p>
      <text:p text:style-name="P5">Epoch 9/12</text:p>
      <text:p text:style-name="P5">60000/60000 [==============================] - 14s 231us/step - loss: 0.0450 - acc: 0.9860 - val_loss: 0.0419 - val_acc: 0.9855</text:p>
      <text:p text:style-name="P5">Epoch 10/12</text:p>
      <text:p text:style-name="P5">60000/60000 [==============================] - 14s 239us/step - loss: 0.0412 - acc: 0.9871 - val_loss: 0.0381 - val_acc: 0.9878</text:p>
      <text:p text:style-name="P5">Epoch 11/12</text:p>
      <text:p text:style-name="P5">60000/60000 [==============================] - 14s 238us/step - loss: 0.0382 - acc: 0.9885 - val_loss: 0.0362 - val_acc: 0.9875</text:p>
      <text:p text:style-name="P5">Epoch 12/12</text:p>
      <text:p text:style-name="P5">60000/60000 [==============================] - 14s 236us/step - loss: 0.0364 - acc: 0.9888 - val_loss: 0.0448 - val_acc: 0.9859</text:p>
      <text:p text:style-name="P5">Test loss: 0.044824590476276356</text:p>
      <text:p text:style-name="P5">Test accuracy: 0.9859</text:p>
      <text:p text:style-name="P5">[0 1 0 1 1 1]</text:p>
      <text:p text:style-name="P5">already stored</text:p>
      <text:p text:style-name="P5">0.9932</text:p>
      <text:p text:style-name="P5">[0 0 0 0 1 0]</text:p>
      <text:p text:style-name="P5">already stored</text:p>
      <text:p text:style-name="P5">0.9929</text:p>
      <text:p text:style-name="P5">[0 0 0 1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2s 204us/step - loss: 0.3814 - acc: 0.8768 - val_loss: 0.0730 - val_acc: 0.9774</text:p>
      <text:p text:style-name="P5">Epoch 2/12</text:p>
      <text:p text:style-name="P5">60000/60000 [==============================] - 9s 158us/step - loss: 0.0808 - acc: 0.9755 - val_loss: 0.0462 - val_acc: 0.9850</text:p>
      <text:p text:style-name="P5">Epoch 3/12</text:p>
      <text:p text:style-name="P5">60000/60000 [==============================] - 10s 167us/step - loss: 0.0542 - acc: 0.9834 - val_loss: 0.0378 - val_acc: 0.9888</text:p>
      <text:p text:style-name="P5">Epoch 4/12</text:p>
      <text:p text:style-name="P5">60000/60000 [==============================] - 10s 165us/step - loss: 0.0430 - acc: 0.9867 - val_loss: 0.0258 - val_acc: 0.9915</text:p>
      <text:p text:style-name="P5">Epoch 5/12</text:p>
      <text:p text:style-name="P5">60000/60000 [==============================] - 10s 171us/step - loss: 0.0355 - acc: 0.9895 - val_loss: 0.0226 - val_acc: 0.9927</text:p>
      <text:p text:style-name="P5">Epoch 6/12</text:p>
      <text:p text:style-name="P5">60000/60000 [==============================] - 10s 160us/step - loss: 0.0304 - acc: 0.9908 - val_loss: 0.0380 - val_acc: 0.9877</text:p>
      <text:p text:style-name="P5">Epoch 7/12</text:p>
      <text:p text:style-name="P5">60000/60000 [==============================] - 10s 159us/step - loss: 0.0258 - acc: 0.9917 - val_loss: 0.0216 - val_acc: 0.9933</text:p>
      <text:p text:style-name="P5">Epoch 8/12</text:p>
      <text:p text:style-name="P5">60000/60000 [==============================] - 10s 163us/step - loss: 0.0229 - acc: 0.9931 - val_loss: 0.0225 - val_acc: 0.9933</text:p>
      <text:p text:style-name="P5">Epoch 9/12</text:p>
      <text:p text:style-name="P5">60000/60000 [==============================] - 10s 165us/step - loss: 0.0201 - acc: 0.9936 - val_loss: 0.0241 - val_acc: 0.9930</text:p>
      <text:p text:style-name="P5">Epoch 10/12</text:p>
      <text:p text:style-name="P5">60000/60000 [==============================] - 10s 162us/step - loss: 0.0182 - acc: 0.9941 - val_loss: 0.0295 - val_acc: 0.9914</text:p>
      <text:p text:style-name="P5">Epoch 11/12</text:p>
      <text:p text:style-name="P5">60000/60000 [==============================] - 10s 167us/step - loss: 0.0172 - <text:soft-page-break/>acc: 0.9944 - val_loss: 0.0238 - val_acc: 0.9926</text:p>
      <text:p text:style-name="P5">Epoch 12/12</text:p>
      <text:p text:style-name="P5">60000/60000 [==============================] - 9s 157us/step - loss: 0.0155 - acc: 0.9953 - val_loss: 0.0233 - val_acc: 0.9940</text:p>
      <text:p text:style-name="P5">Test loss: 0.023337048498854894</text:p>
      <text:p text:style-name="P5">Test accuracy: 0.994</text:p>
      <text:p text:style-name="P5">[1 1 1 0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5s 255us/step - loss: 0.2835 - acc: 0.9100 - val_loss: 0.0555 - val_acc: 0.9820</text:p>
      <text:p text:style-name="P5">Epoch 2/12</text:p>
      <text:p text:style-name="P5">60000/60000 [==============================] - 13s 212us/step - loss: 0.0791 - acc: 0.9760 - val_loss: 0.0455 - val_acc: 0.9842</text:p>
      <text:p text:style-name="P5">Epoch 3/12</text:p>
      <text:p text:style-name="P5">60000/60000 [==============================] - 12s 205us/step - loss: 0.0560 - acc: 0.9831 - val_loss: 0.0362 - val_acc: 0.9893</text:p>
      <text:p text:style-name="P5">Epoch 4/12</text:p>
      <text:p text:style-name="P5">60000/60000 [==============================] - 12s 197us/step - loss: 0.0447 - acc: 0.9861 - val_loss: 0.0302 - val_acc: 0.9910</text:p>
      <text:p text:style-name="P5">Epoch 5/12</text:p>
      <text:p text:style-name="P5">60000/60000 [==============================] - 12s 208us/step - loss: 0.0375 - acc: 0.9880 - val_loss: 0.0246 - val_acc: 0.9918</text:p>
      <text:p text:style-name="P5">Epoch 6/12</text:p>
      <text:p text:style-name="P5">60000/60000 [==============================] - 13s 210us/step - loss: 0.0328 - acc: 0.9902 - val_loss: 0.0301 - val_acc: 0.9902</text:p>
      <text:p text:style-name="P5">Epoch 7/12</text:p>
      <text:p text:style-name="P5">60000/60000 [==============================] - 12s 206us/step - loss: 0.0291 - acc: 0.9907 - val_loss: 0.0216 - val_acc: 0.9923</text:p>
      <text:p text:style-name="P5">Epoch 8/12</text:p>
      <text:p text:style-name="P5">60000/60000 [==============================] - 11s 189us/step - loss: 0.0266 - acc: 0.9918 - val_loss: 0.0258 - val_acc: 0.9913</text:p>
      <text:p text:style-name="P5">Epoch 9/12</text:p>
      <text:p text:style-name="P5">60000/60000 [==============================] - 11s 187us/step - loss: 0.0235 - acc: 0.9926 - val_loss: 0.0195 - val_acc: 0.9931</text:p>
      <text:p text:style-name="P5">Epoch 10/12</text:p>
      <text:p text:style-name="P5">60000/60000 [==============================] - 12s 195us/step - loss: 0.0212 - acc: 0.9933 - val_loss: 0.0224 - val_acc: 0.9928</text:p>
      <text:p text:style-name="P5">Epoch 11/12</text:p>
      <text:p text:style-name="P5">60000/60000 [==============================] - 12s 202us/step - loss: 0.0205 - acc: 0.9936 - val_loss: 0.0216 - val_acc: 0.9931</text:p>
      <text:p text:style-name="P5">Epoch 12/12</text:p>
      <text:p text:style-name="P5">60000/60000 [==============================] - 12s 207us/step - loss: 0.0178 - acc: 0.9941 - val_loss: 0.0196 - val_acc: 0.9940</text:p>
      <text:p text:style-name="P5">Test loss: 0.019645713071403226</text:p>
      <text:p text:style-name="P5">Test accuracy: 0.994</text:p>
      <text:p text:style-name="P5">[1 1 1 1 1 1]</text:p>
      <text:p text:style-name="P5">already stored</text:p>
      <text:p text:style-name="P5">0.9859</text:p>
      <text:p text:style-name="P5">[1 1 1 1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6s 264us/step - loss: 0.2713 - acc: 0.9155 - val_loss: 0.0736 - val_acc: 0.9790</text:p>
      <text:p text:style-name="P5">Epoch 2/12</text:p>
      <text:p text:style-name="P5">60000/60000 [==============================] - 12s 200us/step - loss: 0.0784 - <text:soft-page-break/>acc: 0.9761 - val_loss: 0.0570 - val_acc: 0.9864</text:p>
      <text:p text:style-name="P5">Epoch 3/12</text:p>
      <text:p text:style-name="P5">60000/60000 [==============================] - 13s 219us/step - loss: 0.0581 - acc: 0.9822 - val_loss: 0.0373 - val_acc: 0.9876</text:p>
      <text:p text:style-name="P5">Epoch 4/12</text:p>
      <text:p text:style-name="P5">60000/60000 [==============================] - 14s 228us/step - loss: 0.0489 - acc: 0.9856 - val_loss: 0.0305 - val_acc: 0.9902</text:p>
      <text:p text:style-name="P5">Epoch 5/12</text:p>
      <text:p text:style-name="P5">60000/60000 [==============================] - 13s 217us/step - loss: 0.0412 - acc: 0.9873 - val_loss: 0.0289 - val_acc: 0.9899</text:p>
      <text:p text:style-name="P5">Epoch 6/12</text:p>
      <text:p text:style-name="P5">60000/60000 [==============================] - 13s 209us/step - loss: 0.0382 - acc: 0.9881 - val_loss: 0.0265 - val_acc: 0.9909</text:p>
      <text:p text:style-name="P5">Epoch 7/12</text:p>
      <text:p text:style-name="P5">60000/60000 [==============================] - 12s 195us/step - loss: 0.0322 - acc: 0.9903 - val_loss: 0.0241 - val_acc: 0.9920</text:p>
      <text:p text:style-name="P5">Epoch 8/12</text:p>
      <text:p text:style-name="P5">60000/60000 [==============================] - 13s 212us/step - loss: 0.0313 - acc: 0.9906 - val_loss: 0.0208 - val_acc: 0.9924</text:p>
      <text:p text:style-name="P5">Epoch 9/12</text:p>
      <text:p text:style-name="P5">60000/60000 [==============================] - 13s 216us/step - loss: 0.0280 - acc: 0.9911 - val_loss: 0.0215 - val_acc: 0.9929</text:p>
      <text:p text:style-name="P5">Epoch 10/12</text:p>
      <text:p text:style-name="P5">60000/60000 [==============================] - 13s 216us/step - loss: 0.0264 - acc: 0.9918 - val_loss: 0.0227 - val_acc: 0.9930</text:p>
      <text:p text:style-name="P5">Epoch 11/12</text:p>
      <text:p text:style-name="P5">60000/60000 [==============================] - 13s 216us/step - loss: 0.0229 - acc: 0.9927 - val_loss: 0.0185 - val_acc: 0.9933</text:p>
      <text:p text:style-name="P5">Epoch 12/12</text:p>
      <text:p text:style-name="P5">60000/60000 [==============================] - 13s 211us/step - loss: 0.0222 - acc: 0.9927 - val_loss: 0.0208 - val_acc: 0.9930</text:p>
      <text:p text:style-name="P5">Test loss: 0.020778819317230954</text:p>
      <text:p text:style-name="P5">Test accuracy: 0.993</text:p>
      <text:p text:style-name="P4"><text:s/><text:span text:style-name="T1">Accuracy of populationnummer: </text:span></text:p>
      <text:p text:style-name="P5">1</text:p>
      <text:p text:style-name="P5">[0.9933, 0.9859, 0.9932, 0.9929, 0.994, 0.994, 0.9859, 0.993]</text:p>
      <text:p text:style-name="P5">highest accuracy of populationnummer: </text:p>
      <text:p text:style-name="P5">1</text:p>
      <text:p text:style-name="P5">0.994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1 1 0 1 0 1]</text:p>
      <text:p text:style-name="P5">already stored</text:p>
      <text:p text:style-name="P5">0.9933</text:p>
      <text:p text:style-name="P5">[1 1 0 1 0 1]</text:p>
      <text:p text:style-name="P5">already stored</text:p>
      <text:p text:style-name="P5">0.9933</text:p>
      <text:p text:style-name="P5">[1 1 0 1 0 1]</text:p>
      <text:p text:style-name="P5">already stored</text:p>
      <text:p text:style-name="P5">0.9933</text:p>
      <text:p text:style-name="P5">[0 1 0 1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1">Train on 60000 samples, validate on 10000 samples</text:p>
      <text:p text:style-name="P5">Epoch 1/12</text:p>
      <text:p text:style-name="P5"><text:soft-page-break/>60000/60000 [==============================] - 14s 238us/step - loss: 0.3100 - acc: 0.9010 - val_loss: 0.0638 - val_acc: 0.9793</text:p>
      <text:p text:style-name="P5">Epoch 2/12</text:p>
      <text:p text:style-name="P5">60000/60000 [==============================] - 11s 182us/step - loss: 0.0742 - acc: 0.9773 - val_loss: 0.0436 - val_acc: 0.9857</text:p>
      <text:p text:style-name="P5">Epoch 3/12</text:p>
      <text:p text:style-name="P5">60000/60000 [==============================] - 11s 179us/step - loss: 0.0518 - acc: 0.9840 - val_loss: 0.0428 - val_acc: 0.9863</text:p>
      <text:p text:style-name="P5">Epoch 4/12</text:p>
      <text:p text:style-name="P5">60000/60000 [==============================] - 11s 182us/step - loss: 0.0406 - acc: 0.9880 - val_loss: 0.0276 - val_acc: 0.9913</text:p>
      <text:p text:style-name="P5">Epoch 5/12</text:p>
      <text:p text:style-name="P5">60000/60000 [==============================] - 11s 181us/step - loss: 0.0346 - acc: 0.9893 - val_loss: 0.0256 - val_acc: 0.9924</text:p>
      <text:p text:style-name="P5">Epoch 6/12</text:p>
      <text:p text:style-name="P5">60000/60000 [==============================] - 10s 173us/step - loss: 0.0300 - acc: 0.9906 - val_loss: 0.0251 - val_acc: 0.9917</text:p>
      <text:p text:style-name="P5">Epoch 7/12</text:p>
      <text:p text:style-name="P5">60000/60000 [==============================] - 11s 178us/step - loss: 0.0255 - acc: 0.9921 - val_loss: 0.0214 - val_acc: 0.9928</text:p>
      <text:p text:style-name="P5">Epoch 8/12</text:p>
      <text:p text:style-name="P5">60000/60000 [==============================] - 11s 182us/step - loss: 0.0226 - acc: 0.9930 - val_loss: 0.0223 - val_acc: 0.9923</text:p>
      <text:p text:style-name="P5">Epoch 9/12</text:p>
      <text:p text:style-name="P5">60000/60000 [==============================] - 11s 175us/step - loss: 0.0211 - acc: 0.9932 - val_loss: 0.0198 - val_acc: 0.9943</text:p>
      <text:p text:style-name="P5">Epoch 10/12</text:p>
      <text:p text:style-name="P5">60000/60000 [==============================] - 11s 179us/step - loss: 0.0175 - acc: 0.9948 - val_loss: 0.0247 - val_acc: 0.9925</text:p>
      <text:p text:style-name="P5">Epoch 11/12</text:p>
      <text:p text:style-name="P5">60000/60000 [==============================] - 11s 184us/step - loss: 0.0171 - acc: 0.9947 - val_loss: 0.0198 - val_acc: 0.9943</text:p>
      <text:p text:style-name="P5">Epoch 12/12</text:p>
      <text:p text:style-name="P5">60000/60000 [==============================] - 11s 177us/step - loss: 0.0152 - acc: 0.9956 - val_loss: 0.0206 - val_acc: 0.9938</text:p>
      <text:p text:style-name="P5">Test loss: 0.02064339809859848</text:p>
      <text:p text:style-name="P5">Test accuracy: 0.9938</text:p>
      <text:p text:style-name="P5">[0 1 0 1 1 1]</text:p>
      <text:p text:style-name="P5">already stored</text:p>
      <text:p text:style-name="P5">0.9932</text:p>
      <text:p text:style-name="P5">[0 1 0 1 1 1]</text:p>
      <text:p text:style-name="P5">already stored</text:p>
      <text:p text:style-name="P5">0.9932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4"><text:s/><text:span text:style-name="T1">Accuracy of populationnummer: </text:span></text:p>
      <text:p text:style-name="P5">2</text:p>
      <text:p text:style-name="P5">[0.9933, 0.9933, 0.9933, 0.9938, 0.9932, 0.9932, 0.9938, 0.9938]</text:p>
      <text:p text:style-name="P5">highest accuracy of populationnummer: </text:p>
      <text:p text:style-name="P5">2</text:p>
      <text:p text:style-name="P5">0.993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1 0 1]</text:p>
      <text:p text:style-name="P5"><text:soft-page-break/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1 1 0 1 0 1]</text:p>
      <text:p text:style-name="P5">already stored</text:p>
      <text:p text:style-name="P5">0.9933</text:p>
      <text:p text:style-name="P4"><text:s/><text:span text:style-name="T1">Accuracy of populationnummer: </text:span></text:p>
      <text:p text:style-name="P5">3</text:p>
      <text:p text:style-name="P5">[0.9938, 0.9938, 0.9938, 0.9938, 0.9938, 0.9938, 0.9938, 0.9933]</text:p>
      <text:p text:style-name="P5">highest accuracy of populationnummer: </text:p>
      <text:p text:style-name="P5">3</text:p>
      <text:p text:style-name="P5">0.9938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1 1]</text:p>
      <text:p text:style-name="P5">already stored</text:p>
      <text:p text:style-name="P5">0.9932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4"><text:s/><text:span text:style-name="T1">Accuracy of populationnummer: </text:span></text:p>
      <text:p text:style-name="P5">4</text:p>
      <text:p text:style-name="P5"><text:soft-page-break/>[0.9938, 0.9938, 0.9938, 0.9932, 0.9938, 0.9938, 0.9938, 0.9938]</text:p>
      <text:p text:style-name="P5">highest accuracy of populationnummer: </text:p>
      <text:p text:style-name="P5">4</text:p>
      <text:p text:style-name="P5">0.9938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0.9938</text:p>
      <text:p text:style-name="P5">[0 1 1 1 0 1]</text:p>
      <text:p text:style-name="P5">already stored</text:p>
      <text:p text:style-name="P5">0.9919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4"><text:s/><text:span text:style-name="T1">Accuracy of populationnummer: </text:span></text:p>
      <text:p text:style-name="P5">5</text:p>
      <text:p text:style-name="P5">[0.9938, 0.9938, 0.9938, 0.9943, 0.9938, 0.9919, 0.9938, 0.9938]</text:p>
      <text:p text:style-name="P5">highest accuracy of populationnummer: </text:p>
      <text:p text:style-name="P5">5</text:p>
      <text:p text:style-name="P5"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1 0 1]</text:p>
      <text:p text:style-name="P5">already stored</text:p>
      <text:p text:style-name="P5">0.9938</text:p>
      <text:p text:style-name="P5">[0 0 0 1 0 1]</text:p>
      <text:p text:style-name="P5">already stored</text:p>
      <text:p text:style-name="P5">0.9934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<text:soft-page-break/>0.9938</text:p>
      <text:p text:style-name="P5">[0 1 0 1 0 1]</text:p>
      <text:p text:style-name="P5">already stored</text:p>
      <text:p text:style-name="P5">0.9938</text:p>
      <text:p text:style-name="P5">[0 1 0 1 0 1]</text:p>
      <text:p text:style-name="P5">already stored</text:p>
      <text:p text:style-name="P5">0.9938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6</text:p>
      <text:p text:style-name="P5">[0.9938, 0.9934, 0.9943, 0.9938, 0.9938, 0.9938, 0.9943, 0.9943]</text:p>
      <text:p text:style-name="P5">highest accuracy of populationnummer: </text:p>
      <text:p text:style-name="P5">6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1 0 1]</text:p>
      <text:p text:style-name="P5">already stored</text:p>
      <text:p text:style-name="P5">0.9938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0.9938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7</text:p>
      <text:p text:style-name="P5">[0.9938, 0.9943, 0.9943, 0.9938, 0.9943, 0.9943, 0.9943, 0.9943]</text:p>
      <text:p text:style-name="P5">highest accuracy of populationnummer: </text:p>
      <text:p text:style-name="P5">7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8</text:p>
      <text:p text:style-name="P5">[0.9943, 0.9943, 0.9943, 0.9943, 0.9943, 0.9943, 0.9943, 0.9943]</text:p>
      <text:p text:style-name="P5">highest accuracy of populationnummer: </text:p>
      <text:p text:style-name="P5">8</text:p>
      <text:p text:style-name="P5"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oft-page-break/><text:s/><text:span text:style-name="T1">Accuracy of populationnummer: </text:span></text:p>
      <text:p text:style-name="P5">9</text:p>
      <text:p text:style-name="P5">[0.9943, 0.9943, 0.9947, 0.9943, 0.9943, 0.9943, 0.9943, 0.9943]</text:p>
      <text:p text:style-name="P5">highest accuracy of populationnummer: </text:p>
      <text:p text:style-name="P5">9</text:p>
      <text:p text:style-name="P5">0.9947</text:p>
      <text:p text:style-name="P5">Muation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1 1]</text:p>
      <text:p text:style-name="P5">already stored</text:p>
      <text:p text:style-name="P5">0.9908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1 1 0 0 0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5s 245us/step - loss: 0.2763 - acc: 0.9120 - val_loss: 0.0638 - val_acc: 0.9800</text:p>
      <text:p text:style-name="P5">Epoch 2/12</text:p>
      <text:p text:style-name="P5">60000/60000 [==============================] - 11s 183us/step - loss: 0.0738 - acc: 0.9775 - val_loss: 0.0391 - val_acc: 0.9877</text:p>
      <text:p text:style-name="P5">Epoch 3/12</text:p>
      <text:p text:style-name="P5">60000/60000 [==============================] - 11s 189us/step - loss: 0.0511 - acc: 0.9847 - val_loss: 0.0297 - val_acc: 0.9901</text:p>
      <text:p text:style-name="P5">Epoch 4/12</text:p>
      <text:p text:style-name="P5">60000/60000 [==============================] - 12s 194us/step - loss: 0.0404 - acc: 0.9868 - val_loss: 0.0335 - val_acc: 0.9899</text:p>
      <text:p text:style-name="P5">Epoch 5/12</text:p>
      <text:p text:style-name="P5">60000/60000 [==============================] - 11s 189us/step - loss: 0.0329 - acc: 0.9896 - val_loss: 0.0257 - val_acc: 0.9911</text:p>
      <text:p text:style-name="P5">Epoch 6/12</text:p>
      <text:p text:style-name="P5">60000/60000 [==============================] - 11s 182us/step - loss: 0.0269 - acc: 0.9913 - val_loss: 0.0228 - val_acc: 0.9931</text:p>
      <text:p text:style-name="P5">Epoch 7/12</text:p>
      <text:p text:style-name="P5">60000/60000 [==============================] - 11s 189us/step - loss: 0.0247 - acc: 0.9917 - val_loss: 0.0267 - val_acc: 0.9919</text:p>
      <text:p text:style-name="P5">Epoch 8/12</text:p>
      <text:p text:style-name="P5">60000/60000 [==============================] - 11s 187us/step - loss: 0.0214 - acc: 0.9933 - val_loss: 0.0216 - val_acc: 0.9937</text:p>
      <text:p text:style-name="P5">Epoch 9/12</text:p>
      <text:p text:style-name="P5">60000/60000 [==============================] - 11s 190us/step - loss: 0.0194 - acc: 0.9936 - val_loss: 0.0208 - val_acc: 0.9941</text:p>
      <text:p text:style-name="P5">Epoch 10/12</text:p>
      <text:p text:style-name="P5">60000/60000 [==============================] - 11s 190us/step - loss: 0.0170 - <text:soft-page-break/>acc: 0.9947 - val_loss: 0.0253 - val_acc: 0.9925</text:p>
      <text:p text:style-name="P5">Epoch 11/12</text:p>
      <text:p text:style-name="P5">60000/60000 [==============================] - 11s 189us/step - loss: 0.0161 - acc: 0.9948 - val_loss: 0.0208 - val_acc: 0.9942</text:p>
      <text:p text:style-name="P5">Epoch 12/12</text:p>
      <text:p text:style-name="P5">60000/60000 [==============================] - 12s 199us/step - loss: 0.0144 - acc: 0.9956 - val_loss: 0.0219 - val_acc: 0.9935</text:p>
      <text:p text:style-name="P5">Test loss: 0.02186014448736023</text:p>
      <text:p text:style-name="P5">Test accuracy: 0.9935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0 0 0 1 1]</text:p>
      <text:p text:style-name="P5">already stored</text:p>
      <text:p text:style-name="P5">0.9937</text:p>
      <text:p text:style-name="P4"><text:s/><text:span text:style-name="T1">Accuracy of populationnummer: </text:span></text:p>
      <text:p text:style-name="P5">10</text:p>
      <text:p text:style-name="P5">[0.9943, 0.9908, 0.9943, 0.9943, 0.9935, 0.9943, 0.9943, 0.9937]</text:p>
      <text:p text:style-name="P5">highest accuracy of populationnummer: </text:p>
      <text:p text:style-name="P5">10</text:p>
      <text:p text:style-name="P5"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0.9938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1</text:p>
      <text:p text:style-name="P5">[0.9943, 0.9943, 0.9943, 0.9943, 0.9943, 0.9943, 0.9938, 0.9943]</text:p>
      <text:p text:style-name="P5">highest accuracy of populationnummer: </text:p>
      <text:p text:style-name="P5">11</text:p>
      <text:p text:style-name="P5">0.9943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2</text:p>
      <text:p text:style-name="P5">[0.9943, 0.9943, 0.9943, 0.9943, 0.9943, 0.9943, 0.9943, 0.9943]</text:p>
      <text:p text:style-name="P5">highest accuracy of populationnummer: </text:p>
      <text:p text:style-name="P5">12</text:p>
      <text:p text:style-name="P5"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<text:soft-page-break/>[0 1 0 0 0 1]</text:p>
      <text:p text:style-name="P5">already stored</text:p>
      <text:p text:style-name="P5">0.9943</text:p>
      <text:p text:style-name="P5">[1 1 0 0 0 1]</text:p>
      <text:p text:style-name="P5">already stored</text:p>
      <text:p text:style-name="P5">0.9935</text:p>
      <text:p text:style-name="P4"><text:s/><text:span text:style-name="T1">Accuracy of populationnummer: </text:span></text:p>
      <text:p text:style-name="P5">13</text:p>
      <text:p text:style-name="P5">[0.9943, 0.9943, 0.9943, 0.9943, 0.9943, 0.9943, 0.9943, 0.9935]</text:p>
      <text:p text:style-name="P5">highest accuracy of populationnummer: </text:p>
      <text:p text:style-name="P5">13</text:p>
      <text:p text:style-name="P5"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0.9938</text:p>
      <text:p text:style-name="P4"><text:s/><text:span text:style-name="T1">Accuracy of populationnummer: </text:span></text:p>
      <text:p text:style-name="P5">14</text:p>
      <text:p text:style-name="P5">[0.9943, 0.9943, 0.9943, 0.9943, 0.9943, 0.9943, 0.9943, 0.9938]</text:p>
      <text:p text:style-name="P5">highest accuracy of populationnummer: </text:p>
      <text:p text:style-name="P5">14</text:p>
      <text:p text:style-name="P5">0.9943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<text:soft-page-break/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1 0 1]</text:p>
      <text:p text:style-name="P5">already stored</text:p>
      <text:p text:style-name="P5">0.9938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5</text:p>
      <text:p text:style-name="P5">[0.9943, 0.9943, 0.9943, 0.9943, 0.9938, 0.9947, 0.9943, 0.9943]</text:p>
      <text:p text:style-name="P5">highest accuracy of populationnummer: </text:p>
      <text:p text:style-name="P5">15</text:p>
      <text:p text:style-name="P5">0.994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6</text:p>
      <text:p text:style-name="P5">[0.9943, 0.9943, 0.9943, 0.9943, 0.9943, 0.9943, 0.9943, 0.9943]</text:p>
      <text:p text:style-name="P5">highest accuracy of populationnummer: </text:p>
      <text:p text:style-name="P5">16</text:p>
      <text:p text:style-name="P5"><text:soft-page-break/>0.9943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7</text:p>
      <text:p text:style-name="P5">[0.9943, 0.9943, 0.9943, 0.9943, 0.9943, 0.9947, 0.9943, 0.9943]</text:p>
      <text:p text:style-name="P5">highest accuracy of populationnummer: </text:p>
      <text:p text:style-name="P5">17</text:p>
      <text:p text:style-name="P5">0.9947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1 1 0 0 0 1]</text:p>
      <text:p text:style-name="P5">already stored</text:p>
      <text:p text:style-name="P5">0.9935</text:p>
      <text:p text:style-name="P5"><text:soft-page-break/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1 0 0 0 1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8</text:p>
      <text:p text:style-name="P5">[0.9947, 0.9943, 0.9943, 0.9947, 0.9935, 0.9947, 0.9943, 0.9943]</text:p>
      <text:p text:style-name="P5">highest accuracy of populationnummer: </text:p>
      <text:p text:style-name="P5">18</text:p>
      <text:p text:style-name="P5">0.9947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1 0 0 0 1]</text:p>
      <text:p text:style-name="P5">already stored</text:p>
      <text:p text:style-name="P5">0.9943</text:p>
      <text:p text:style-name="P5">[0 0 0 0 0 1]</text:p>
      <text:p text:style-name="P5">already stored</text:p>
      <text:p text:style-name="P5">0.9947</text:p>
      <text:p text:style-name="P5">[0 1 0 0 0 0]</text:p>
      <text:p text:style-name="P5">new one</text:p>
      <text:p text:style-name="P1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4s 235us/step - loss: 0.4524 - acc: 0.8523 - val_loss: 0.0654 - val_acc: 0.9796</text:p>
      <text:p text:style-name="P5">Epoch 2/12</text:p>
      <text:p text:style-name="P5">60000/60000 [==============================] - 11s 177us/step - loss: 0.0829 - acc: 0.9757 - val_loss: 0.0365 - val_acc: 0.9879</text:p>
      <text:p text:style-name="P5">Epoch 3/12</text:p>
      <text:p text:style-name="P5">60000/60000 [==============================] - 10s 171us/step - loss: 0.0559 - acc: 0.9839 - val_loss: 0.0324 - val_acc: 0.9902</text:p>
      <text:p text:style-name="P5">Epoch 4/12</text:p>
      <text:p text:style-name="P5">60000/60000 [==============================] - 11s 177us/step - loss: 0.0429 - acc: 0.9877 - val_loss: 0.0266 - val_acc: 0.9918</text:p>
      <text:p text:style-name="P5">Epoch 5/12</text:p>
      <text:p text:style-name="P5">60000/60000 [==============================] - 10s 170us/step - loss: 0.0351 - acc: 0.9898 - val_loss: 0.0265 - val_acc: 0.9927</text:p>
      <text:p text:style-name="P5">Epoch 6/12</text:p>
      <text:p text:style-name="P5">60000/60000 [==============================] - 10s 173us/step - loss: 0.0287 - acc: 0.9916 - val_loss: 0.0481 - val_acc: 0.9858</text:p>
      <text:p text:style-name="P5">Epoch 7/12</text:p>
      <text:p text:style-name="P5"><text:soft-page-break/>60000/60000 [==============================] - 10s 170us/step - loss: 0.0242 - acc: 0.9927 - val_loss: 0.0347 - val_acc: 0.9913</text:p>
      <text:p text:style-name="P5">Epoch 8/12</text:p>
      <text:p text:style-name="P5">60000/60000 [==============================] - 10s 163us/step - loss: 0.0210 - acc: 0.9938 - val_loss: 0.0265 - val_acc: 0.9919</text:p>
      <text:p text:style-name="P5">Epoch 9/12</text:p>
      <text:p text:style-name="P5">60000/60000 [==============================] - 10s 169us/step - loss: 0.0200 - acc: 0.9941 - val_loss: 0.0234 - val_acc: 0.9936</text:p>
      <text:p text:style-name="P5">Epoch 10/12</text:p>
      <text:p text:style-name="P5">60000/60000 [==============================] - 10s 171us/step - loss: 0.0171 - acc: 0.9950 - val_loss: 0.0272 - val_acc: 0.9927</text:p>
      <text:p text:style-name="P5">Epoch 11/12</text:p>
      <text:p text:style-name="P5">60000/60000 [==============================] - 10s 168us/step - loss: 0.0154 - acc: 0.9951 - val_loss: 0.0258 - val_acc: 0.9937</text:p>
      <text:p text:style-name="P5">Epoch 12/12</text:p>
      <text:p text:style-name="P5">60000/60000 [==============================] - 11s 178us/step - loss: 0.0137 - acc: 0.9959 - val_loss: 0.0272 - val_acc: 0.9930</text:p>
      <text:p text:style-name="P5">Test loss: 0.027157812403218212</text:p>
      <text:p text:style-name="P5">Test accuracy: 0.993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4"><text:s/><text:span text:style-name="T1">Accuracy of populationnummer: </text:span></text:p>
      <text:p text:style-name="P5">19</text:p>
      <text:p text:style-name="P5">[0.9947, 0.9947, 0.9947, 0.9943, 0.9947, 0.993, 0.9947, 0.9947]</text:p>
      <text:p text:style-name="P5">highest accuracy of populationnummer: </text:p>
      <text:p text:style-name="P5">19</text:p>
      <text:p text:style-name="P5">0.9947</text:p>
      <text:p text:style-name="P5">Muation</text:p>
      <text:p text:style-name="P5">Mu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0 0 1 1]</text:p>
      <text:p text:style-name="P5">already stored</text:p>
      <text:p text:style-name="P5">0.993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1 0 0 1]</text:p>
      <text:p text:style-name="P5">already stored</text:p>
      <text:p text:style-name="P5">0.994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0.9947</text:p>
      <text:p text:style-name="P5">[0 0 0 0 0 1]</text:p>
      <text:p text:style-name="P5">already stored</text:p>
      <text:p text:style-name="P5"><text:soft-page-break/>0.9947</text:p>
      <text:p text:style-name="P4"><text:s/><text:span text:style-name="T1">Accuracy of populationnummer: </text:span></text:p>
      <text:p text:style-name="P5">20</text:p>
      <text:p text:style-name="P5">[0.9937, 0.9947, 0.9947, 0.994, 0.9947, 0.9947, 0.9947, 0.9947]</text:p>
      <text:p text:style-name="P5">highest accuracy of populationnummer: </text:p>
      <text:p text:style-name="P5">20</text:p>
      <text:p text:style-name="P5">0.9947</text:p>
      <text:p text:style-name="P5">Muation</text:p>
      <text:p text:style-name="P3"/>
      <text:p text:style-name="P5">[0 0 1 0 0 0]</text:p>
      <text:p text:style-name="P5">Problem</text:p>
      <text:p text:style-name="P3"/>
      <text:p text:style-name="P3"/>
      <text:p text:style-name="P3"/>
      <text:p text:style-name="P3"/>
      <text:p text:style-name="P3"/>
      <text:p text:style-name="P3"/>
      <text:p text:style-name="P5">Wartezeit: </text:p>
      <text:p text:style-name="P5">16.917253390947977</text:p>
      <text:p text:style-name="P5">0.2819542231824662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mutation 0.15</text:p>
      <text:p text:style-name="Standard">16 minuten das andere muss noch gezählt werden</text:p>
      <text:p text:style-name="Standard"/>
      <text:p text:style-name="P2">[[1, 0.991525, 0.994, array([0, 0, 0, 0, 0, 1])],</text:p>
      <text:p text:style-name="P6"><text:s/><text:span text:style-name="T2">[2, 0.9934625, 0.9938, array([0, 0, 1, 0, 0, 0])],</text:span></text:p>
      <text:p text:style-name="P6"><text:s/><text:span text:style-name="T2">[3, 0.9937375, 0.9938, array([0, 0, 1, 0, 0, 0])],</text:span></text:p>
      <text:p text:style-name="P6"><text:s/><text:span text:style-name="T2">[4, 0.9937250000000001, 0.9938, array([0, 0, 1, 0, 0, 0])],</text:span></text:p>
      <text:p text:style-name="P6"><text:s/><text:span text:style-name="T2">[5, 0.9936250000000001, 0.9943, array([0, 0, 1, 0, 0, 0])],</text:span></text:p>
      <text:p text:style-name="P6"><text:s/><text:span text:style-name="T2">[6, 0.9939375, 0.9943, array([0, 0, 1, 0, 0, 0])],</text:span></text:p>
      <text:p text:style-name="P6"><text:s/><text:span text:style-name="T2">[7, 0.994175, 0.9943, array([0, 0, 0, 0, 0, 1])],</text:span></text:p>
      <text:p text:style-name="P6"><text:s/><text:span text:style-name="T2">[8, 0.9943, 0.9943, array([0, 0, 1, 0, 0, 0])],</text:span></text:p>
      <text:p text:style-name="P6"><text:s/><text:span text:style-name="T2">[9, 0.99435, 0.9947, array([0, 0, 1, 0, 0, 0])],</text:span></text:p>
      <text:p text:style-name="P6"><text:s/><text:span text:style-name="T2">[10, 0.9936875000000001, 0.9943, array([0, 0, 1, 0, 0, 0])],</text:span></text:p>
      <text:p text:style-name="P6"><text:s/><text:span text:style-name="T2">[11, 0.9942375, 0.9943, array([0, 0, 1, 0, 0, 0])],</text:span></text:p>
      <text:p text:style-name="P6"><text:s/><text:span text:style-name="T2">[12, 0.9943, 0.9943, array([0, 0, 1, 0, 0, 0])],</text:span></text:p>
      <text:p text:style-name="P6"><text:s/><text:span text:style-name="T2">[13, 0.9942, 0.9943, array([0, 0, 1, 0, 0, 0])],</text:span></text:p>
      <text:p text:style-name="P6"><text:s/><text:span text:style-name="T2">[14, 0.9942375, 0.9943, array([0, 0, 1, 0, 0, 0])],</text:span></text:p>
      <text:p text:style-name="P6"><text:s/><text:span text:style-name="T2">[15, 0.9942875, 0.9947, array([0, 0, 0, 0, 1, 1])],</text:span></text:p>
      <text:p text:style-name="P6"><text:s/><text:span text:style-name="T2">[16, 0.9943, 0.9943, array([0, 0, 1, 0, 0, 0])],</text:span></text:p>
      <text:p text:style-name="P6"><text:s/><text:span text:style-name="T2">[17, 0.99435, 0.9947, array([0, 0, 0, 0, 1, 1])],</text:span></text:p>
      <text:p text:style-name="P6"><text:s/><text:span text:style-name="T2">[18, 0.99435, 0.9947, array([0, 0, 1, 0, 0, 0])],</text:span></text:p>
      <text:p text:style-name="P6"><text:s/><text:span text:style-name="T2">[19, 0.9944375000000001, 0.9947, array([0, 0, 1, 0, 0, 0])],</text:span></text:p>
      <text:p text:style-name="P6"><text:s/><text:span text:style-name="T2">[20, 0.9944875, 0.9947, array([0, 0, 0, 0, 0, 1])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:</text:p>
      <text:p text:style-name="Standard">keine mutation</text:p>
      <text:p text:style-name="Standard"><text:soft-page-break/></text:p>
      <text:p text:style-name="Standard"/>
      <text:p text:style-name="Preformatted_20_Text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ktuelle : <text:s/>[array([1, 1, 0, 1, 1, 0]), array([1, 1, 1, 0, 1, 0]), array([1, 1, 0, 0, 1, 1]), array([0, 0, 1, 1, 1, 0]), array([0, 1, 1, 0, 0, 0]), array([0, 1, 1, 1, 1, 1]), array([1, 1, 0, 1, 1, 0]), array([1, 0, 1, 1, 0, 0])]</text:p>
      <text:p text:style-name="P5">[1 1 0 1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6s 270us/step - loss: 0.2689 - acc: 0.9143 - val_loss: 0.0539 - val_acc: 0.9813</text:p>
      <text:p text:style-name="P5">Epoch 2/12</text:p>
      <text:p text:style-name="P5">60000/60000 [==============================] - 13s 212us/step - loss: 0.0721 - acc: 0.9780 - val_loss: 0.0358 - val_acc: 0.9879</text:p>
      <text:p text:style-name="P5">Epoch 3/12</text:p>
      <text:p text:style-name="P5">60000/60000 [==============================] - 13s 212us/step - loss: 0.0541 - acc: 0.9836 - val_loss: 0.0351 - val_acc: 0.9889</text:p>
      <text:p text:style-name="P5">Epoch 4/12</text:p>
      <text:p text:style-name="P5">60000/60000 [==============================] - 13s 219us/step - loss: 0.0452 - acc: 0.9864 - val_loss: 0.0323 - val_acc: 0.9904</text:p>
      <text:p text:style-name="P5">Epoch 5/12</text:p>
      <text:p text:style-name="P5">60000/60000 [==============================] - 12s 200us/step - loss: 0.0388 - acc: 0.9882 - val_loss: 0.0277 - val_acc: 0.9916</text:p>
      <text:p text:style-name="P5">Epoch 6/12</text:p>
      <text:p text:style-name="P5">60000/60000 [==============================] - 12s 203us/step - loss: 0.0344 - acc: 0.9892 - val_loss: 0.0233 - val_acc: 0.9919</text:p>
      <text:p text:style-name="P5">Epoch 7/12</text:p>
      <text:p text:style-name="P5">60000/60000 [==============================] - 13s 213us/step - loss: 0.0293 - acc: 0.9908 - val_loss: 0.0226 - val_acc: 0.9926</text:p>
      <text:p text:style-name="P5">Epoch 8/12</text:p>
      <text:p text:style-name="P5">60000/60000 [==============================] - 13s 213us/step - loss: 0.0278 - acc: 0.9910 - val_loss: 0.0229 - val_acc: 0.9923</text:p>
      <text:p text:style-name="P5">Epoch 9/12</text:p>
      <text:p text:style-name="P5">60000/60000 [==============================] - 13s 215us/step - loss: 0.0255 - acc: 0.9916 - val_loss: 0.0241 - val_acc: 0.9915</text:p>
      <text:p text:style-name="P5">Epoch 10/12</text:p>
      <text:p text:style-name="P5">60000/60000 [==============================] - 12s 206us/step - loss: 0.0227 - acc: 0.9930 - val_loss: 0.0212 - val_acc: 0.9928</text:p>
      <text:p text:style-name="P5">Epoch 11/12</text:p>
      <text:p text:style-name="P5">60000/60000 [==============================] - 13s 215us/step - loss: 0.0218 - acc: 0.9930 - val_loss: 0.0207 - val_acc: 0.9932</text:p>
      <text:p text:style-name="P5">Epoch 12/12</text:p>
      <text:p text:style-name="P5">60000/60000 [==============================] - 13s 212us/step - loss: 0.0209 - acc: 0.9929 - val_loss: 0.0227 - val_acc: 0.9919</text:p>
      <text:p text:style-name="P5">Test loss: 0.0227326623729743</text:p>
      <text:p text:style-name="P5">Test accuracy: 0.9919</text:p>
      <text:p text:style-name="P5">[1 1 1 0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<text:soft-page-break/>Epoch 1/12</text:p>
      <text:p text:style-name="P5">60000/60000 [==============================] - 17s 284us/step - loss: 0.2717 - acc: 0.9173 - val_loss: 0.0558 - val_acc: 0.9823</text:p>
      <text:p text:style-name="P5">Epoch 2/12</text:p>
      <text:p text:style-name="P5">60000/60000 [==============================] - 13s 219us/step - loss: 0.0744 - acc: 0.9773 - val_loss: 0.0424 - val_acc: 0.9861</text:p>
      <text:p text:style-name="P5">Epoch 3/12</text:p>
      <text:p text:style-name="P5">60000/60000 [==============================] - 13s 221us/step - loss: 0.0545 - acc: 0.9837 - val_loss: 0.0295 - val_acc: 0.9890</text:p>
      <text:p text:style-name="P5">Epoch 4/12</text:p>
      <text:p text:style-name="P5">60000/60000 [==============================] - 13s 222us/step - loss: 0.0455 - acc: 0.9858 - val_loss: 0.0324 - val_acc: 0.9886</text:p>
      <text:p text:style-name="P5">Epoch 5/12</text:p>
      <text:p text:style-name="P5">60000/60000 [==============================] - 13s 210us/step - loss: 0.0382 - acc: 0.9882 - val_loss: 0.0285 - val_acc: 0.9907</text:p>
      <text:p text:style-name="P5">Epoch 6/12</text:p>
      <text:p text:style-name="P5">60000/60000 [==============================] - 12s 196us/step - loss: 0.0345 - acc: 0.9891 - val_loss: 0.0271 - val_acc: 0.9905</text:p>
      <text:p text:style-name="P5">Epoch 7/12</text:p>
      <text:p text:style-name="P5">60000/60000 [==============================] - 12s 199us/step - loss: 0.0316 - acc: 0.9898 - val_loss: 0.0251 - val_acc: 0.9918</text:p>
      <text:p text:style-name="P5">Epoch 8/12</text:p>
      <text:p text:style-name="P5">60000/60000 [==============================] - 12s 199us/step - loss: 0.0267 - acc: 0.9915 - val_loss: 0.0241 - val_acc: 0.9919</text:p>
      <text:p text:style-name="P5">Epoch 9/12</text:p>
      <text:p text:style-name="P5">60000/60000 [==============================] - 13s 217us/step - loss: 0.0256 - acc: 0.9922 - val_loss: 0.0228 - val_acc: 0.9927</text:p>
      <text:p text:style-name="P5">Epoch 10/12</text:p>
      <text:p text:style-name="P5">60000/60000 [==============================] - 13s 216us/step - loss: 0.0240 - acc: 0.9925 - val_loss: 0.0242 - val_acc: 0.9921</text:p>
      <text:p text:style-name="P5">Epoch 11/12</text:p>
      <text:p text:style-name="P5">60000/60000 [==============================] - 13s 214us/step - loss: 0.0229 - acc: 0.9928 - val_loss: 0.0203 - val_acc: 0.9930</text:p>
      <text:p text:style-name="P5">Epoch 12/12</text:p>
      <text:p text:style-name="P5">60000/60000 [==============================] - 12s 200us/step - loss: 0.0197 - acc: 0.9934 - val_loss: 0.0200 - val_acc: 0.9937</text:p>
      <text:p text:style-name="P5">Test loss: 0.020013001213512325</text:p>
      <text:p text:style-name="P5">Test accuracy: 0.9937</text:p>
      <text:p text:style-name="P5">[1 1 0 0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5s 250us/step - loss: 0.2684 - acc: 0.9155 - val_loss: 0.0556 - val_acc: 0.9818</text:p>
      <text:p text:style-name="P5">Epoch 2/12</text:p>
      <text:p text:style-name="P5">60000/60000 [==============================] - 11s 190us/step - loss: 0.0721 - acc: 0.9781 - val_loss: 0.0429 - val_acc: 0.9857</text:p>
      <text:p text:style-name="P5">Epoch 3/12</text:p>
      <text:p text:style-name="P5">60000/60000 [==============================] - 12s 194us/step - loss: 0.0524 - acc: 0.9841 - val_loss: 0.0302 - val_acc: 0.9899</text:p>
      <text:p text:style-name="P5">Epoch 4/12</text:p>
      <text:p text:style-name="P5">60000/60000 [==============================] - 13s 211us/step - loss: 0.0428 - acc: 0.9868 - val_loss: 0.0303 - val_acc: 0.9901</text:p>
      <text:p text:style-name="P5">Epoch 5/12</text:p>
      <text:p text:style-name="P5">60000/60000 [==============================] - 12s 208us/step - loss: 0.0357 - acc: 0.9888 - val_loss: 0.0267 - val_acc: 0.9910</text:p>
      <text:p text:style-name="P5">Epoch 6/12</text:p>
      <text:p text:style-name="P5">60000/60000 [==============================] - 12s 203us/step - loss: 0.0308 - acc: 0.9907 - val_loss: 0.0243 - val_acc: 0.9922</text:p>
      <text:p text:style-name="P5">Epoch 7/12</text:p>
      <text:p text:style-name="P5">60000/60000 [==============================] - 12s 205us/step - loss: 0.0277 - <text:soft-page-break/>acc: 0.9910 - val_loss: 0.0261 - val_acc: 0.9907</text:p>
      <text:p text:style-name="P5">Epoch 8/12</text:p>
      <text:p text:style-name="P5">60000/60000 [==============================] - 11s 188us/step - loss: 0.0241 - acc: 0.9926 - val_loss: 0.0239 - val_acc: 0.9923</text:p>
      <text:p text:style-name="P5">Epoch 9/12</text:p>
      <text:p text:style-name="P5">60000/60000 [==============================] - 12s 204us/step - loss: 0.0219 - acc: 0.9928 - val_loss: 0.0286 - val_acc: 0.9898</text:p>
      <text:p text:style-name="P5">Epoch 10/12</text:p>
      <text:p text:style-name="P5">60000/60000 [==============================] - 12s 202us/step - loss: 0.0198 - acc: 0.9938 - val_loss: 0.0220 - val_acc: 0.9924</text:p>
      <text:p text:style-name="P5">Epoch 11/12</text:p>
      <text:p text:style-name="P5">60000/60000 [==============================] - 12s 202us/step - loss: 0.0179 - acc: 0.9943 - val_loss: 0.0268 - val_acc: 0.9915</text:p>
      <text:p text:style-name="P5">Epoch 12/12</text:p>
      <text:p text:style-name="P5">60000/60000 [==============================] - 13s 208us/step - loss: 0.0169 - acc: 0.9948 - val_loss: 0.0239 - val_acc: 0.9927</text:p>
      <text:p text:style-name="P5">Test loss: 0.023851073289176565</text:p>
      <text:p text:style-name="P5">Test accuracy: 0.9927</text:p>
      <text:p text:style-name="P5">[0 0 1 1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4s 235us/step - loss: 0.3190 - acc: 0.8981 - val_loss: 0.0687 - val_acc: 0.9799</text:p>
      <text:p text:style-name="P5">Epoch 2/12</text:p>
      <text:p text:style-name="P5">60000/60000 [==============================] - 11s 179us/step - loss: 0.0792 - acc: 0.9763 - val_loss: 0.0416 - val_acc: 0.9863</text:p>
      <text:p text:style-name="P5">Epoch 3/12</text:p>
      <text:p text:style-name="P5">60000/60000 [==============================] - 11s 182us/step - loss: 0.0544 - acc: 0.9834 - val_loss: 0.0394 - val_acc: 0.9868</text:p>
      <text:p text:style-name="P5">Epoch 4/12</text:p>
      <text:p text:style-name="P5">60000/60000 [==============================] - 11s 177us/step - loss: 0.0440 - acc: 0.9864 - val_loss: 0.0246 - val_acc: 0.9931</text:p>
      <text:p text:style-name="P5">Epoch 5/12</text:p>
      <text:p text:style-name="P5">60000/60000 [==============================] - 11s 183us/step - loss: 0.0370 - acc: 0.9883 - val_loss: 0.0270 - val_acc: 0.9923</text:p>
      <text:p text:style-name="P5">Epoch 6/12</text:p>
      <text:p text:style-name="P5">60000/60000 [==============================] - 11s 187us/step - loss: 0.0328 - acc: 0.9898 - val_loss: 0.0224 - val_acc: 0.9929</text:p>
      <text:p text:style-name="P5">Epoch 7/12</text:p>
      <text:p text:style-name="P5">60000/60000 [==============================] - 10s 171us/step - loss: 0.0277 - acc: 0.9909 - val_loss: 0.0222 - val_acc: 0.9934</text:p>
      <text:p text:style-name="P5">Epoch 8/12</text:p>
      <text:p text:style-name="P5">60000/60000 [==============================] - 11s 179us/step - loss: 0.0257 - acc: 0.9922 - val_loss: 0.0197 - val_acc: 0.9938</text:p>
      <text:p text:style-name="P5">Epoch 9/12</text:p>
      <text:p text:style-name="P5">60000/60000 [==============================] - 11s 184us/step - loss: 0.0232 - acc: 0.9929 - val_loss: 0.0186 - val_acc: 0.9944</text:p>
      <text:p text:style-name="P5">Epoch 10/12</text:p>
      <text:p text:style-name="P5">60000/60000 [==============================] - 11s 180us/step - loss: 0.0219 - acc: 0.9933 - val_loss: 0.0222 - val_acc: 0.9932</text:p>
      <text:p text:style-name="P5">Epoch 11/12</text:p>
      <text:p text:style-name="P5">60000/60000 [==============================] - 10s 173us/step - loss: 0.0196 - acc: 0.9936 - val_loss: 0.0190 - val_acc: 0.9943loss: 0.0</text:p>
      <text:p text:style-name="P5">Epoch 12/12</text:p>
      <text:p text:style-name="P5">60000/60000 [==============================] - 11s 176us/step - loss: 0.0184 - acc: 0.9941 - val_loss: 0.0248 - val_acc: 0.9934</text:p>
      <text:p text:style-name="P5">Test loss: 0.024806585219801492</text:p>
      <text:p text:style-name="P5">Test accuracy: 0.9934</text:p>
      <text:p text:style-name="P5">[0 1 1 0 0 0]</text:p>
      <text:p text:style-name="P5">new one</text:p>
      <text:p text:style-name="P5"><text:soft-page-break/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4s 238us/step - loss: 0.3449 - acc: 0.8894 - val_loss: 0.0589 - val_acc: 0.9804</text:p>
      <text:p text:style-name="P5">Epoch 2/12</text:p>
      <text:p text:style-name="P5">60000/60000 [==============================] - 11s 185us/step - loss: 0.0813 - acc: 0.9745 - val_loss: 0.0368 - val_acc: 0.9886</text:p>
      <text:p text:style-name="P5">Epoch 3/12</text:p>
      <text:p text:style-name="P1">60000/60000 [==============================] - 11s 186us/step - loss: 0.0547 - acc: 0.9833 - val_loss: 0.0344 - val_acc: 0.9887</text:p>
      <text:p text:style-name="P5">Epoch 4/12</text:p>
      <text:p text:style-name="P5">60000/60000 [==============================] - 12s 193us/step - loss: 0.0449 - acc: 0.9861 - val_loss: 0.0347 - val_acc: 0.9893</text:p>
      <text:p text:style-name="P5">Epoch 5/12</text:p>
      <text:p text:style-name="P5">60000/60000 [==============================] - 11s 181us/step - loss: 0.0363 - acc: 0.9887 - val_loss: 0.0287 - val_acc: 0.9911</text:p>
      <text:p text:style-name="P5">Epoch 6/12</text:p>
      <text:p text:style-name="P5">60000/60000 [==============================] - 11s 178us/step - loss: 0.0296 - acc: 0.9909 - val_loss: 0.0262 - val_acc: 0.9912</text:p>
      <text:p text:style-name="P5">Epoch 7/12</text:p>
      <text:p text:style-name="P5">60000/60000 [==============================] - 11s 179us/step - loss: 0.0263 - acc: 0.9918 - val_loss: 0.0227 - val_acc: 0.9931</text:p>
      <text:p text:style-name="P5">Epoch 8/12</text:p>
      <text:p text:style-name="P5">60000/60000 [==============================] - 11s 184us/step - loss: 0.0239 - acc: 0.9927 - val_loss: 0.0404 - val_acc: 0.9866</text:p>
      <text:p text:style-name="P5">Epoch 9/12</text:p>
      <text:p text:style-name="P5">60000/60000 [==============================] - 12s 195us/step - loss: 0.0216 - acc: 0.9932 - val_loss: 0.0206 - val_acc: 0.9933</text:p>
      <text:p text:style-name="P5">Epoch 10/12</text:p>
      <text:p text:style-name="P5">60000/60000 [==============================] - 11s 183us/step - loss: 0.0188 - acc: 0.9943 - val_loss: 0.0229 - val_acc: 0.9925</text:p>
      <text:p text:style-name="P5">Epoch 11/12</text:p>
      <text:p text:style-name="P5">60000/60000 [==============================] - 11s 183us/step - loss: 0.0167 - acc: 0.9947 - val_loss: 0.0222 - val_acc: 0.9935</text:p>
      <text:p text:style-name="P5">Epoch 12/12</text:p>
      <text:p text:style-name="P5">60000/60000 [==============================] - 11s 179us/step - loss: 0.0152 - acc: 0.9952 - val_loss: 0.0262 - val_acc: 0.9922</text:p>
      <text:p text:style-name="P5">Test loss: 0.026163639013876763</text:p>
      <text:p text:style-name="P5">Test accuracy: 0.9922</text:p>
      <text:p text:style-name="P5">[0 1 1 1 1 1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6s 274us/step - loss: 0.3031 - acc: 0.9073 - val_loss: 0.0850 - val_acc: 0.9727</text:p>
      <text:p text:style-name="P5">Epoch 2/12</text:p>
      <text:p text:style-name="P5">60000/60000 [==============================] - 12s 204us/step - loss: 0.0804 - acc: 0.9751 - val_loss: 0.0539 - val_acc: 0.9823</text:p>
      <text:p text:style-name="P5">Epoch 3/12</text:p>
      <text:p text:style-name="P5">60000/60000 [==============================] - 12s 201us/step - loss: 0.0578 - acc: 0.9825 - val_loss: 0.0480 - val_acc: 0.9831</text:p>
      <text:p text:style-name="P5">Epoch 4/12</text:p>
      <text:p text:style-name="P5">60000/60000 [==============================] - 12s 199us/step - loss: 0.0474 - acc: 0.9853 - val_loss: 0.0315 - val_acc: 0.9887</text:p>
      <text:p text:style-name="P5">Epoch 5/12</text:p>
      <text:p text:style-name="P5">60000/60000 [==============================] - 13s 209us/step - loss: 0.0406 - acc: 0.9875 - val_loss: 0.0279 - val_acc: 0.9901</text:p>
      <text:p text:style-name="P5">Epoch 6/12</text:p>
      <text:p text:style-name="P5"><text:soft-page-break/>60000/60000 [==============================] - 12s 205us/step - loss: 0.0349 - acc: 0.9889 - val_loss: 0.0274 - val_acc: 0.9901</text:p>
      <text:p text:style-name="P5">Epoch 7/12</text:p>
      <text:p text:style-name="P5">60000/60000 [==============================] - 13s 209us/step - loss: 0.0321 - acc: 0.9905 - val_loss: 0.0264 - val_acc: 0.9914</text:p>
      <text:p text:style-name="P5">Epoch 8/12</text:p>
      <text:p text:style-name="P5">60000/60000 [==============================] - 12s 203us/step - loss: 0.0286 - acc: 0.9908 - val_loss: 0.0259 - val_acc: 0.9903</text:p>
      <text:p text:style-name="P5">Epoch 9/12</text:p>
      <text:p text:style-name="P5">60000/60000 [==============================] - 12s 208us/step - loss: 0.0256 - acc: 0.9918 - val_loss: 0.0270 - val_acc: 0.9899</text:p>
      <text:p text:style-name="P5">Epoch 10/12</text:p>
      <text:p text:style-name="P5">60000/60000 [==============================] - 12s 207us/step - loss: 0.0242 - acc: 0.9925 - val_loss: 0.0258 - val_acc: 0.9909</text:p>
      <text:p text:style-name="P5">Epoch 11/12</text:p>
      <text:p text:style-name="P5">60000/60000 [==============================] - 12s 205us/step - loss: 0.0221 - acc: 0.9929 - val_loss: 0.0278 - val_acc: 0.9909</text:p>
      <text:p text:style-name="P5">Epoch 12/12</text:p>
      <text:p text:style-name="P5">60000/60000 [==============================] - 11s 192us/step - loss: 0.0207 - acc: 0.9937 - val_loss: 0.0271 - val_acc: 0.9916</text:p>
      <text:p text:style-name="P5">Test loss: 0.02709751426448711</text:p>
      <text:p text:style-name="P5">Test accuracy: 0.9916</text:p>
      <text:p text:style-name="P5">[1 1 0 1 1 0]</text:p>
      <text:p text:style-name="P5">already stored</text:p>
      <text:p text:style-name="P5">0.9919</text:p>
      <text:p text:style-name="P5">[1 0 1 1 0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5s 256us/step - loss: 0.3014 - acc: 0.9052 - val_loss: 0.0490 - val_acc: 0.9838</text:p>
      <text:p text:style-name="P5">Epoch 2/12</text:p>
      <text:p text:style-name="P5">60000/60000 [==============================] - 11s 191us/step - loss: 0.0749 - acc: 0.9774 - val_loss: 0.0433 - val_acc: 0.9866</text:p>
      <text:p text:style-name="P5">Epoch 3/12</text:p>
      <text:p text:style-name="P5">60000/60000 [==============================] - 11s 188us/step - loss: 0.0520 - acc: 0.9842 - val_loss: 0.0275 - val_acc: 0.9908</text:p>
      <text:p text:style-name="P5">Epoch 4/12</text:p>
      <text:p text:style-name="P5">60000/60000 [==============================] - 11s 191us/step - loss: 0.0407 - acc: 0.9873 - val_loss: 0.0340 - val_acc: 0.9886</text:p>
      <text:p text:style-name="P5">Epoch 5/12</text:p>
      <text:p text:style-name="P5">60000/60000 [==============================] - 12s 205us/step - loss: 0.0354 - acc: 0.9887 - val_loss: 0.0247 - val_acc: 0.9919</text:p>
      <text:p text:style-name="P5">Epoch 6/12</text:p>
      <text:p text:style-name="P5">60000/60000 [==============================] - 12s 205us/step - loss: 0.0305 - acc: 0.9908 - val_loss: 0.0276 - val_acc: 0.9917</text:p>
      <text:p text:style-name="P5">Epoch 7/12</text:p>
      <text:p text:style-name="P5">60000/60000 [==============================] - 12s 204us/step - loss: 0.0272 - acc: 0.9914 - val_loss: 0.0233 - val_acc: 0.9931</text:p>
      <text:p text:style-name="P5">Epoch 8/12</text:p>
      <text:p text:style-name="P5">60000/60000 [==============================] - 12s 198us/step - loss: 0.0252 - acc: 0.9920 - val_loss: 0.0189 - val_acc: 0.9928</text:p>
      <text:p text:style-name="P5">Epoch 9/12</text:p>
      <text:p text:style-name="P5">60000/60000 [==============================] - 12s 202us/step - loss: 0.0227 - acc: 0.9925 - val_loss: 0.0176 - val_acc: 0.9932</text:p>
      <text:p text:style-name="P5">Epoch 10/12</text:p>
      <text:p text:style-name="P5">60000/60000 [==============================] - 12s 204us/step - loss: 0.0206 - acc: 0.9937 - val_loss: 0.0181 - val_acc: 0.9933</text:p>
      <text:p text:style-name="P5">Epoch 11/12</text:p>
      <text:p text:style-name="P5">60000/60000 [==============================] - 12s 204us/step - loss: 0.0189 - acc: 0.9940 - val_loss: 0.0178 - val_acc: 0.9936</text:p>
      <text:p text:style-name="P5"><text:soft-page-break/>Epoch 12/12</text:p>
      <text:p text:style-name="P5">60000/60000 [==============================] - 12s 202us/step - loss: 0.0170 - acc: 0.9945 - val_loss: 0.0179 - val_acc: 0.9942</text:p>
      <text:p text:style-name="P5">Test loss: 0.01791925141499396</text:p>
      <text:p text:style-name="P5">Test accuracy: 0.9942</text:p>
      <text:p text:style-name="P4"><text:s/><text:span text:style-name="T1">Accuracy of populationnummer: </text:span></text:p>
      <text:p text:style-name="P5">1</text:p>
      <text:p text:style-name="P5">[0.9919, 0.9937, 0.9927, 0.9934, 0.9922, 0.9916, 0.9919, 0.9942]</text:p>
      <text:p text:style-name="P5">highest accuracy of populationnummer: </text:p>
      <text:p text:style-name="P5">1</text:p>
      <text:p text:style-name="P5">0.994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1 1 0]</text:p>
      <text:p text:style-name="P5">already stored</text:p>
      <text:p text:style-name="P5">0.9934</text:p>
      <text:p text:style-name="P5">[0 0 1 1 1 0]</text:p>
      <text:p text:style-name="P5">already stored</text:p>
      <text:p text:style-name="P5">0.9934</text:p>
      <text:p text:style-name="P5">[0 0 1 1 1 0]</text:p>
      <text:p text:style-name="P5">already stored</text:p>
      <text:p text:style-name="P5">0.9934</text:p>
      <text:p text:style-name="P5">[1 1 1 0 1 0]</text:p>
      <text:p text:style-name="P5">already stored</text:p>
      <text:p text:style-name="P5">0.9937</text:p>
      <text:p text:style-name="P5">[1 1 0 0 1 1]</text:p>
      <text:p text:style-name="P5">already stored</text:p>
      <text:p text:style-name="P5">0.9927</text:p>
      <text:p text:style-name="P5">[1 1 1 0 1 0]</text:p>
      <text:p text:style-name="P5">already stored</text:p>
      <text:p text:style-name="P5">0.9937</text:p>
      <text:p text:style-name="P5">[1 0 1 1 1 0]</text:p>
      <text:p text:style-name="P5">new one</text:p>
      <text:p text:style-name="P5">x_train shape: (60000, 28, 28, 1)</text:p>
      <text:p text:style-name="P5">60000 train samples</text:p>
      <text:p text:style-name="P5">10000 test samples</text:p>
      <text:p text:style-name="P5">Train on 60000 samples, validate on 10000 samples</text:p>
      <text:p text:style-name="P5">Epoch 1/12</text:p>
      <text:p text:style-name="P5">60000/60000 [==============================] - 16s 272us/step - loss: 0.2779 - acc: 0.9123 - val_loss: 0.0557 - val_acc: 0.9811</text:p>
      <text:p text:style-name="P5">Epoch 2/12</text:p>
      <text:p text:style-name="P5">60000/60000 [==============================] - 13s 219us/step - loss: 0.0765 - acc: 0.9766 - val_loss: 0.0403 - val_acc: 0.9871</text:p>
      <text:p text:style-name="P5">Epoch 3/12</text:p>
      <text:p text:style-name="P5">60000/60000 [==============================] - 13s 214us/step - loss: 0.0582 - acc: 0.9820 - val_loss: 0.0385 - val_acc: 0.9867</text:p>
      <text:p text:style-name="P5">Epoch 4/12</text:p>
      <text:p text:style-name="P5">60000/60000 [==============================] - 13s 213us/step - loss: 0.0475 - acc: 0.9856 - val_loss: 0.0386 - val_acc: 0.9874</text:p>
      <text:p text:style-name="P5">Epoch 5/12</text:p>
      <text:p text:style-name="P5">60000/60000 [==============================] - 12s 201us/step - loss: 0.0406 - acc: 0.9875 - val_loss: 0.0308 - val_acc: 0.9886</text:p>
      <text:p text:style-name="P5">Epoch 6/12</text:p>
      <text:p text:style-name="P5">60000/60000 [==============================] - 13s 216us/step - loss: 0.0358 - acc: 0.9887 - val_loss: 0.0247 - val_acc: 0.9914</text:p>
      <text:p text:style-name="P5">Epoch 7/12</text:p>
      <text:p text:style-name="P5">60000/60000 [==============================] - 13s 219us/step - loss: 0.0347 - acc: 0.9890 - val_loss: 0.0256 - val_acc: 0.9920</text:p>
      <text:p text:style-name="P5"><text:soft-page-break/>Epoch 8/12</text:p>
      <text:p text:style-name="P5">60000/60000 [==============================] - 13s 217us/step - loss: 0.0295 - acc: 0.9908 - val_loss: 0.0208 - val_acc: 0.9926</text:p>
      <text:p text:style-name="P5">Epoch 9/12</text:p>
      <text:p text:style-name="P5">60000/60000 [==============================] - 12s 205us/step - loss: 0.0273 - acc: 0.9913 - val_loss: 0.0229 - val_acc: 0.9917</text:p>
      <text:p text:style-name="P5">Epoch 10/12</text:p>
      <text:p text:style-name="P5">60000/60000 [==============================] - 12s 196us/step - loss: 0.0250 - acc: 0.9924 - val_loss: 0.0207 - val_acc: 0.9927</text:p>
      <text:p text:style-name="P5">Epoch 11/12</text:p>
      <text:p text:style-name="P5">60000/60000 [==============================] - 12s 204us/step - loss: 0.0236 - acc: 0.9927 - val_loss: 0.0218 - val_acc: 0.9925</text:p>
      <text:p text:style-name="P5">Epoch 12/12</text:p>
      <text:p text:style-name="P5">60000/60000 [==============================] - 13s 214us/step - loss: 0.0222 - acc: 0.9930 - val_loss: 0.0231 - val_acc: 0.9927</text:p>
      <text:p text:style-name="P5">Test loss: 0.02312942688917792</text:p>
      <text:p text:style-name="P5">Test accuracy: 0.9927</text:p>
      <text:p text:style-name="P5">[1 1 1 0 1 0]</text:p>
      <text:p text:style-name="P5">already stored</text:p>
      <text:p text:style-name="P5">0.9937</text:p>
      <text:p text:style-name="P4"><text:s/><text:span text:style-name="T1">Accuracy of populationnummer: </text:span></text:p>
      <text:p text:style-name="P5">2</text:p>
      <text:p text:style-name="P5">[0.9934, 0.9934, 0.9934, 0.9937, 0.9927, 0.9937, 0.9927, 0.9937]</text:p>
      <text:p text:style-name="P5">highest accuracy of populationnummer: </text:p>
      <text:p text:style-name="P5">2</text:p>
      <text:p text:style-name="P5">0.993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0 0 1 1 1 0]</text:p>
      <text:p text:style-name="P5">already stored</text:p>
      <text:p text:style-name="P5">0.9934</text:p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3</text:p>
      <text:p text:style-name="P5">[0.9937, 0.9937, 0.9937, 0.9934, 0.9937, 0.9937, 0.9937, 0.9943]</text:p>
      <text:p text:style-name="P5">highest accuracy of populationnummer: </text:p>
      <text:p text:style-name="P5">3</text:p>
      <text:p text:style-name="P5">0.9943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0 0 1 0 1 0]</text:p>
      <text:p text:style-name="P5">already stored</text:p>
      <text:p text:style-name="P5">0.9943</text:p>
      <text:p text:style-name="P5">[1 1 1 0 1 0]</text:p>
      <text:p text:style-name="P5">already stored</text:p>
      <text:p text:style-name="P5">0.9937</text:p>
      <text:p text:style-name="P5">[0 0 1 0 1 0]</text:p>
      <text:p text:style-name="P5">already stored</text:p>
      <text:p text:style-name="P5">0.9943</text:p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4"><text:s/><text:span text:style-name="T1">Accuracy of populationnummer: </text:span></text:p>
      <text:p text:style-name="P5">4</text:p>
      <text:p text:style-name="P5">[0.9937, 0.9937, 0.9937, 0.9943, 0.9937, 0.9943, 0.9937, 0.9937]</text:p>
      <text:p text:style-name="P5">highest accuracy of populationnummer: </text:p>
      <text:p text:style-name="P5">4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1 1 1 0 1 0]</text:p>
      <text:p text:style-name="P5">already stored</text:p>
      <text:p text:style-name="P5">0.9937</text:p>
      <text:p text:style-name="P5">[1 1 1 0 1 0]</text:p>
      <text:p text:style-name="P5">already stored</text:p>
      <text:p text:style-name="P5">0.9937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1 1 1 0 1 0]</text:p>
      <text:p text:style-name="P5">already stored</text:p>
      <text:p text:style-name="P5">0.9937</text:p>
      <text:p text:style-name="P5"><text:soft-page-break/>[0 0 1 0 1 0]</text:p>
      <text:p text:style-name="P5">already stored</text:p>
      <text:p text:style-name="P5">0.9943</text:p>
      <text:p text:style-name="P5">[1 1 1 0 1 0]</text:p>
      <text:p text:style-name="P5">already stored</text:p>
      <text:p text:style-name="P5">0.9937</text:p>
      <text:p text:style-name="P4"><text:s/><text:span text:style-name="T1">Accuracy of populationnummer: </text:span></text:p>
      <text:p text:style-name="P5">5</text:p>
      <text:p text:style-name="P5">[0.9937, 0.9937, 0.9943, 0.9943, 0.9943, 0.9937, 0.9943, 0.9937]</text:p>
      <text:p text:style-name="P5">highest accuracy of populationnummer: </text:p>
      <text:p text:style-name="P5">5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6</text:p>
      <text:p text:style-name="P5">[0.9943, 0.9943, 0.9943, 0.9943, 0.9943, 0.9943, 0.9943, 0.9943]</text:p>
      <text:p text:style-name="P5">highest accuracy of populationnummer: </text:p>
      <text:p text:style-name="P5">6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<text:soft-page-break/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7</text:p>
      <text:p text:style-name="P5">[0.9943, 0.9943, 0.9943, 0.9943, 0.9943, 0.9943, 0.9943, 0.9943]</text:p>
      <text:p text:style-name="P5">highest accuracy of populationnummer: </text:p>
      <text:p text:style-name="P5">7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8</text:p>
      <text:p text:style-name="P5">[0.9943, 0.9943, 0.9943, 0.9943, 0.9943, 0.9943, 0.9943, 0.9943]</text:p>
      <text:p text:style-name="P5">highest accuracy of populationnummer: </text:p>
      <text:p text:style-name="P5">8</text:p>
      <text:p text:style-name="P5">0.9943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9</text:p>
      <text:p text:style-name="P5">[0.9943, 0.9943, 0.9943, 0.9943, 0.9943, 0.9943, 0.9943, 0.9943]</text:p>
      <text:p text:style-name="P5">highest accuracy of populationnummer: </text:p>
      <text:p text:style-name="P5">9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<text:soft-page-break/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0</text:p>
      <text:p text:style-name="P5">[0.9943, 0.9943, 0.9943, 0.9943, 0.9943, 0.9943, 0.9943, 0.9943]</text:p>
      <text:p text:style-name="P5">highest accuracy of populationnummer: </text:p>
      <text:p text:style-name="P5">10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1</text:p>
      <text:p text:style-name="P5">[0.9943, 0.9943, 0.9943, 0.9943, 0.9943, 0.9943, 0.9943, 0.9943]</text:p>
      <text:p text:style-name="P5">highest accuracy of populationnummer: </text:p>
      <text:p text:style-name="P5">11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<text:soft-page-break/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2</text:p>
      <text:p text:style-name="P5">[0.9943, 0.9943, 0.9943, 0.9943, 0.9943, 0.9943, 0.9943, 0.9943]</text:p>
      <text:p text:style-name="P5">highest accuracy of populationnummer: </text:p>
      <text:p text:style-name="P5">12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3</text:p>
      <text:p text:style-name="P5">[0.9943, 0.9943, 0.9943, 0.9943, 0.9943, 0.9943, 0.9943, 0.9943]</text:p>
      <text:p text:style-name="P5">highest accuracy of populationnummer: </text:p>
      <text:p text:style-name="P5">13</text:p>
      <text:p text:style-name="P5">0.9943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4</text:p>
      <text:p text:style-name="P5">[0.9943, 0.9943, 0.9943, 0.9943, 0.9943, 0.9943, 0.9943, 0.9943]</text:p>
      <text:p text:style-name="P5">highest accuracy of populationnummer: </text:p>
      <text:p text:style-name="P5">14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<text:soft-page-break/>already stored</text:p>
      <text:p text:style-name="P5">0.9943</text:p>
      <text:p text:style-name="P4"><text:s/><text:span text:style-name="T1">Accuracy of populationnummer: </text:span></text:p>
      <text:p text:style-name="P5">15</text:p>
      <text:p text:style-name="P5">[0.9943, 0.9943, 0.9943, 0.9943, 0.9943, 0.9943, 0.9943, 0.9943]</text:p>
      <text:p text:style-name="P5">highest accuracy of populationnummer: </text:p>
      <text:p text:style-name="P5">15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6</text:p>
      <text:p text:style-name="P5">[0.9943, 0.9943, 0.9943, 0.9943, 0.9943, 0.9943, 0.9943, 0.9943]</text:p>
      <text:p text:style-name="P5">highest accuracy of populationnummer: </text:p>
      <text:p text:style-name="P5">16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<text:soft-page-break/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7</text:p>
      <text:p text:style-name="P5">[0.9943, 0.9943, 0.9943, 0.9943, 0.9943, 0.9943, 0.9943, 0.9943]</text:p>
      <text:p text:style-name="P5">highest accuracy of populationnummer: </text:p>
      <text:p text:style-name="P5">17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8</text:p>
      <text:p text:style-name="P5">[0.9943, 0.9943, 0.9943, 0.9943, 0.9943, 0.9943, 0.9943, 0.9943]</text:p>
      <text:p text:style-name="P5">highest accuracy of populationnummer: </text:p>
      <text:p text:style-name="P5">18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/><text:span text:style-name="T1">Accuracy of populationnummer: </text:span></text:p>
      <text:p text:style-name="P5">19</text:p>
      <text:p text:style-name="P5">[0.9943, 0.9943, 0.9943, 0.9943, 0.9943, 0.9943, 0.9943, 0.9943]</text:p>
      <text:p text:style-name="P5">highest accuracy of populationnummer: </text:p>
      <text:p text:style-name="P5">19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5">[0 0 1 0 1 0]</text:p>
      <text:p text:style-name="P5">already stored</text:p>
      <text:p text:style-name="P5">0.9943</text:p>
      <text:p text:style-name="P4"><text:soft-page-break/><text:s/><text:span text:style-name="T1">Accuracy of populationnummer: </text:span></text:p>
      <text:p text:style-name="P5">20</text:p>
      <text:p text:style-name="P5">[0.9943, 0.9943, 0.9943, 0.9943, 0.9943, 0.9943, 0.9943, 0.9943]</text:p>
      <text:p text:style-name="P5">highest accuracy of populationnummer: </text:p>
      <text:p text:style-name="P5">20</text:p>
      <text:p text:style-name="P5">0.994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Wartezeit: </text:p>
      <text:p text:style-name="P5">20.05277114311854</text:p>
      <text:p text:style-name="P5">0.334212852385309</text:p>
      <text:p text:style-name="P2">[[1, 0.9927, 0.9942, array([0, 0, 0, 0, 0, 1])],</text:p>
      <text:p text:style-name="P6"><text:s/><text:span text:style-name="T2">[2, 0.9933375, 0.9937, array([0, 0, 1, 0, 0, 0])],</text:span></text:p>
      <text:p text:style-name="P6"><text:s/><text:span text:style-name="T2">[3, 0.9937375, 0.9943, array([0, 0, 0, 0, 0, 1])],</text:span></text:p>
      <text:p text:style-name="P6"><text:s/><text:span text:style-name="T2">[4, 0.9938500000000001, 0.9943, array([0, 0, 1, 0, 0, 0])],</text:span></text:p>
      <text:p text:style-name="P6"><text:s/><text:span text:style-name="T2">[5, 0.994, 0.9943, array([0, 0, 1, 0, 0, 0])],</text:span></text:p>
      <text:p text:style-name="P6"><text:s/><text:span text:style-name="T2">[6, 0.9943, 0.9943, array([0, 0, 1, 0, 0, 0])],</text:span></text:p>
      <text:p text:style-name="P6"><text:s/><text:span text:style-name="T2">[7, 0.9943, 0.9943, array([0, 0, 1, 0, 0, 0])],</text:span></text:p>
      <text:p text:style-name="P6"><text:s/><text:span text:style-name="T2">[8, 0.9943, 0.9943, array([0, 0, 1, 0, 0, 0])],</text:span></text:p>
      <text:p text:style-name="P6"><text:s/><text:span text:style-name="T2">[9, 0.9943, 0.9943, array([0, 0, 1, 0, 0, 0])],</text:span></text:p>
      <text:p text:style-name="P6"><text:s/><text:span text:style-name="T2">[10, 0.9943, 0.9943, array([0, 0, 1, 0, 0, 0])],</text:span></text:p>
      <text:p text:style-name="P6"><text:s/><text:span text:style-name="T2">[11, 0.9943, 0.9943, array([0, 0, 1, 0, 0, 0])],</text:span></text:p>
      <text:p text:style-name="P6"><text:s/><text:span text:style-name="T2">[12, 0.9943, 0.9943, array([0, 0, 1, 0, 0, 0])],</text:span></text:p>
      <text:p text:style-name="P6"><text:s/><text:span text:style-name="T2">[13, 0.9943, 0.9943, array([0, 0, 1, 0, 0, 0])],</text:span></text:p>
      <text:p text:style-name="P6"><text:s/><text:span text:style-name="T2">[14, 0.9943, 0.9943, array([0, 0, 1, 0, 0, 0])],</text:span></text:p>
      <text:p text:style-name="P6"><text:s/><text:span text:style-name="T2">[15, 0.9943, 0.9943, array([0, 0, 1, 0, 0, 0])],</text:span></text:p>
      <text:p text:style-name="P6"><text:s/><text:span text:style-name="T2">[16, 0.9943, 0.9943, array([0, 0, 1, 0, 0, 0])],</text:span></text:p>
      <text:p text:style-name="P6"><text:s/><text:span text:style-name="T2">[17, 0.9943, 0.9943, array([0, 0, 1, 0, 0, 0])],</text:span></text:p>
      <text:p text:style-name="P6"><text:s/><text:span text:style-name="T2">[18, 0.9943, 0.9943, array([0, 0, 1, 0, 0, 0])],</text:span></text:p>
      <text:p text:style-name="P6"><text:s/><text:span text:style-name="T2">[19, 0.9943, 0.9943, array([0, 0, 1, 0, 0, 0])],</text:span></text:p>
      <text:p text:style-name="P6"><text:s/><text:span text:style-name="T2">[20, 0.9943, 0.9943, array([0, 0, 1, 0, 0, 0])]]</text:span></text:p>
      <text:p text:style-name="Standard"/>
      <text:p text:style-name="Standard"/>
      <text:p text:style-name="Standard">4:</text:p>
      <text:p text:style-name="Standard"/>
      <text:p text:style-name="Standard"/>
      <text:p text:style-name="Standard"/>
      <text:p text:style-name="Standard">50 generation 0,15 mutation</text:p>
      <text:p text:style-name="Standard"><text:s/>6 minuten</text:p>
      <text:p text:style-name="Standard"/>
      <text:p text:style-name="P2">[[1, 0.9928625, 0.9939, array([0, 0, 0, 0, 0, 1])],</text:p>
      <text:p text:style-name="P6"><text:s/><text:span text:style-name="T2">[2, 0.9931499999999999, 0.994, array([0, 0, 0, 0, 0, 1])],</text:span></text:p>
      <text:p text:style-name="P6"><text:s/><text:span text:style-name="T2">[3, 0.9938, 0.9947, array([0, 0, 0, 0, 1, 1])],</text:span></text:p>
      <text:p text:style-name="P6"><text:s/><text:span text:style-name="T2">[4, 0.9936625000000001, 0.9947, array([0, 0, 1, 0, 0, 0])],</text:span></text:p>
      <text:p text:style-name="P6"><text:s/><text:span text:style-name="T2">[5, 0.994, 0.9947, array([0, 0, 1, 0, 0, 0])],</text:span></text:p>
      <text:p text:style-name="P6"><text:s/><text:span text:style-name="T2">[6, 0.9944625, 0.9947, array([0, 0, 1, 0, 0, 0])],</text:span></text:p>
      <text:p text:style-name="P6"><text:s/><text:span text:style-name="T2">[7, 0.9947, 0.9947, array([0, 0, 1, 0, 0, 0])],</text:span></text:p>
      <text:p text:style-name="P6"><text:s/><text:span text:style-name="T2">[8, 0.9946125, 0.9947, array([0, 0, 1, 0, 0, 0])],</text:span></text:p>
      <text:p text:style-name="P6"><text:s/><text:span text:style-name="T2">[9, 0.9944625, 0.9947, array([0, 0, 1, 0, 0, 0])],</text:span></text:p>
      <text:p text:style-name="P6"><text:s/><text:span text:style-name="T2">[10, 0.9946125, 0.9947, array([0, 0, 1, 0, 0, 0])],</text:span></text:p>
      <text:p text:style-name="P6"><text:s/><text:span text:style-name="T2">[11, 0.99465, 0.9947, array([0, 0, 1, 0, 0, 0])],</text:span></text:p>
      <text:p text:style-name="P6"><text:s/><text:span text:style-name="T2">[12, 0.9943000000000001, 0.9947, array([0, 0, 0, 0, 0, 1])],</text:span></text:p>
      <text:p text:style-name="P6"><text:s/><text:span text:style-name="T2">[13, 0.9947, 0.9947, array([0, 0, 1, 0, 0, 0])],</text:span></text:p>
      <text:p text:style-name="P6"><text:s/><text:span text:style-name="T2">[14, 0.9947, 0.9947, array([0, 0, 1, 0, 0, 0])],</text:span></text:p>
      <text:p text:style-name="P6"><text:soft-page-break/><text:s/><text:span text:style-name="T2">[15, 0.9941, 0.9947, array([0, 0, 1, 0, 0, 0])],</text:span></text:p>
      <text:p text:style-name="P6"><text:s/><text:span text:style-name="T2">[16, 0.9947, 0.9947, array([0, 0, 1, 0, 0, 0])],</text:span></text:p>
      <text:p text:style-name="P6"><text:s/><text:span text:style-name="T2">[17, 0.9946125, 0.9947, array([0, 0, 1, 0, 0, 0])],</text:span></text:p>
      <text:p text:style-name="P6"><text:s/><text:span text:style-name="T2">[18, 0.994475, 0.9947, array([0, 0, 0, 0, 0, 1])],</text:span></text:p>
      <text:p text:style-name="P6"><text:s/><text:span text:style-name="T2">[19, 0.9947, 0.9947, array([0, 0, 1, 0, 0, 0])],</text:span></text:p>
      <text:p text:style-name="P6"><text:s/><text:span text:style-name="T2">[20, 0.9947, 0.9947, array([0, 0, 1, 0, 0, 0])],</text:span></text:p>
      <text:p text:style-name="P6"><text:s/><text:span text:style-name="T2">[21, 0.9944625, 0.9947, array([0, 0, 1, 0, 0, 0])],</text:span></text:p>
      <text:p text:style-name="P6"><text:s/><text:span text:style-name="T2">[22, 0.9947, 0.9947, array([0, 0, 1, 0, 0, 0])],</text:span></text:p>
      <text:p text:style-name="P6"><text:s/><text:span text:style-name="T2">[23, 0.9944625, 0.9947, array([0, 0, 1, 0, 0, 0])],</text:span></text:p>
      <text:p text:style-name="P6"><text:s/><text:span text:style-name="T2">[24, 0.9945999999999999, 0.9947, array([0, 0, 1, 0, 0, 0])],</text:span></text:p>
      <text:p text:style-name="P6"><text:s/><text:span text:style-name="T2">[25, 0.994575, 0.9947, array([0, 0, 1, 0, 0, 0])],</text:span></text:p>
      <text:p text:style-name="P6"><text:s/><text:span text:style-name="T2">[26, 0.9944625, 0.9947, array([0, 0, 1, 0, 0, 0])],</text:span></text:p>
      <text:p text:style-name="P6"><text:s/><text:span text:style-name="T2">[27, 0.9947, 0.9947, array([0, 0, 1, 0, 0, 0])],</text:span></text:p>
      <text:p text:style-name="P6"><text:s/><text:span text:style-name="T2">[28, 0.994275, 0.9947, array([0, 0, 1, 0, 0, 0])],</text:span></text:p>
      <text:p text:style-name="P6"><text:s/><text:span text:style-name="T2">[29, 0.9947, 0.9947, array([0, 0, 1, 0, 0, 0])],</text:span></text:p>
      <text:p text:style-name="P6"><text:s/><text:span text:style-name="T2">[30, 0.9946125, 0.9947, array([0, 0, 1, 0, 0, 0])],</text:span></text:p>
      <text:p text:style-name="P6"><text:s/><text:span text:style-name="T2">[31, 0.9947, 0.9947, array([0, 0, 1, 0, 0, 0])],</text:span></text:p>
      <text:p text:style-name="P6"><text:s/><text:span text:style-name="T2">[32, 0.9945375, 0.9947, array([0, 0, 1, 0, 0, 0])],</text:span></text:p>
      <text:p text:style-name="P6"><text:s/><text:span text:style-name="T2">[33, 0.9946499999999999, 0.9947, array([0, 0, 1, 0, 0, 0])],</text:span></text:p>
      <text:p text:style-name="P6"><text:s/><text:span text:style-name="T2">[34, 0.9942500000000001, 0.9947, array([0, 0, 1, 0, 0, 0])],</text:span></text:p>
      <text:p text:style-name="P6"><text:s/><text:span text:style-name="T2">[35, 0.9945375000000001, 0.9947, array([0, 0, 1, 0, 0, 0])],</text:span></text:p>
      <text:p text:style-name="P6"><text:s/><text:span text:style-name="T2">[36, 0.9945375000000001, 0.9947, array([0, 0, 1, 0, 0, 0])],</text:span></text:p>
      <text:p text:style-name="P6"><text:s/><text:span text:style-name="T2">[37, 0.9941375, 0.9947, array([0, 0, 1, 0, 0, 0])],</text:span></text:p>
      <text:p text:style-name="P6"><text:s/><text:span text:style-name="T2">[38, 0.994475, 0.9947, array([0, 0, 1, 0, 0, 0])],</text:span></text:p>
      <text:p text:style-name="P6"><text:s/><text:span text:style-name="T2">[39, 0.9947, 0.9947, array([0, 0, 1, 0, 0, 0])],</text:span></text:p>
      <text:p text:style-name="P6"><text:s/><text:span text:style-name="T2">[40, 0.9944625, 0.9947, array([0, 0, 1, 0, 0, 0])],</text:span></text:p>
      <text:p text:style-name="P6"><text:s/><text:span text:style-name="T2">[41, 0.99425, 0.9947, array([0, 0, 1, 0, 0, 0])],</text:span></text:p>
      <text:p text:style-name="P6"><text:s/><text:span text:style-name="T2">[42, 0.9947, 0.9947, array([0, 0, 1, 0, 0, 0])],</text:span></text:p>
      <text:p text:style-name="P6"><text:s/><text:span text:style-name="T2">[43, 0.9946499999999999, 0.9947, array([0, 0, 1, 0, 0, 0])],</text:span></text:p>
      <text:p text:style-name="P6"><text:s/><text:span text:style-name="T2">[44, 0.9947, 0.9947, array([0, 0, 1, 0, 0, 0])],</text:span></text:p>
      <text:p text:style-name="P6"><text:s/><text:span text:style-name="T2">[45, 0.9946125, 0.9947, array([0, 0, 1, 0, 0, 0])],</text:span></text:p>
      <text:p text:style-name="P6"><text:s/><text:span text:style-name="T2">[46, 0.9939749999999999, 0.9947, array([0, 0, 0, 0, 0, 1])],</text:span></text:p>
      <text:p text:style-name="P6"><text:s/><text:span text:style-name="T2">[47, 0.9946125, 0.9947, array([0, 0, 1, 0, 0, 0])],</text:span></text:p>
      <text:p text:style-name="P6"><text:s/><text:span text:style-name="T2">[48, 0.9943624999999999, 0.9947, array([0, 0, 1, 0, 0, 0])],</text:span></text:p>
      <text:p text:style-name="P6"><text:s/><text:span text:style-name="T2">[49, 0.9947, 0.9947, array([0, 0, 1, 0, 0, 0])],</text:span></text:p>
      <text:p text:style-name="P6"><text:s/><text:span text:style-name="T2">[50, 0.994375, 0.9947, array([0, 0, 1, 0, 0, 0])]]</text:span></text:p>
      <text:p text:style-name="Standard"/>
      <text:p text:style-name="Standard"/>
      <text:p text:style-name="Standard"/>
      <text:p text:style-name="Standard"/>
      <text:p text:style-name="Standard">5 : 50 generation mutation 0.35</text:p>
      <text:p text:style-name="Standard"/>
      <text:p text:style-name="Standard"/>
      <text:p text:style-name="P7">[[1, 0.9933, 0.9939, array([0, 0, 0, 0, 1, 1])],</text:p>
      <text:p text:style-name="P6"><text:s/><text:span text:style-name="T2">[2, 0.9934499999999999, 0.994, array([0, 0, 1, 0, 0, 0])],</text:span></text:p>
      <text:p text:style-name="P6"><text:s/><text:span text:style-name="T2">[3, 0.9938374999999999, 0.994, array([0, 0, 0, 0, 0, 1])],</text:span></text:p>
      <text:p text:style-name="P6"><text:s/><text:span text:style-name="T2">[4, 0.9938625, 0.9942, array([0, 0, 1, 0, 0, 0])],</text:span></text:p>
      <text:p text:style-name="P6"><text:s/><text:span text:style-name="T2">[5, 0.994075, 0.9942, array([0, 0, 0, 0, 0, 1])],</text:span></text:p>
      <text:p text:style-name="P6"><text:s/><text:span text:style-name="T2">[6, 0.9937125, 0.9942, array([0, 0, 0, 0, 0, 1])],</text:span></text:p>
      <text:p text:style-name="P6"><text:s/><text:span text:style-name="T2">[7, 0.9936625, 0.9942, array([0, 0, 1, 0, 0, 0])],</text:span></text:p>
      <text:p text:style-name="P6"><text:s/><text:span text:style-name="T2">[8, 0.994025, 0.9942, array([0, 0, 1, 0, 0, 0])],</text:span></text:p>
      <text:p text:style-name="P6"><text:s/><text:span text:style-name="T2">[9, 0.9936999999999999, 0.9942, array([0, 0, 1, 0, 0, 0])],</text:span></text:p>
      <text:p text:style-name="P6"><text:s/><text:span text:style-name="T2">[10, 0.9937, 0.9942, array([0, 0, 1, 0, 0, 0])],</text:span></text:p>
      <text:p text:style-name="P6"><text:s/><text:span text:style-name="T2">[11, 0.994025, 0.9942, array([0, 0, 1, 0, 0, 0])],</text:span></text:p>
      <text:p text:style-name="P6"><text:s/><text:span text:style-name="T2">[12, 0.9940125000000001, 0.9942, array([0, 0, 0, 0, 0, 1])],</text:span></text:p>
      <text:p text:style-name="P6"><text:s/><text:span text:style-name="T2">[13, 0.9937125000000001, 0.9942, array([0, 0, 1, 0, 0, 0])],</text:span></text:p>
      <text:p text:style-name="P6"><text:s/><text:span text:style-name="T2">[14, 0.9938250000000001, 0.9942, array([0, 0, 1, 0, 0, 0])],</text:span></text:p>
      <text:p text:style-name="P6"><text:s/><text:span text:style-name="T2">[15, 0.993375, 0.9942, array([0, 0, 0, 0, 0, 1])],</text:span></text:p>
      <text:p text:style-name="P6"><text:s/><text:span text:style-name="T2">[16, 0.9935375000000001, 0.9942, array([0, 0, 0, 0, 0, 1])],</text:span></text:p>
      <text:p text:style-name="P6"><text:s/><text:span text:style-name="T2">[17, 0.9940000000000001, 0.9942, array([0, 0, 1, 0, 0, 0])],</text:span></text:p>
      <text:p text:style-name="P6"><text:s/><text:span text:style-name="T2">[18, 0.9938375, 0.9942, array([0, 0, 0, 0, 0, 1])],</text:span></text:p>
      <text:p text:style-name="P6"><text:s/><text:span text:style-name="T2">[19, 0.9938250000000001, 0.9942, array([0, 0, 1, 0, 0, 0])],</text:span></text:p>
      <text:p text:style-name="P6"><text:s/><text:span text:style-name="T2">[20, 0.9939625, 0.9942, array([0, 0, 1, 0, 0, 0])],</text:span></text:p>
      <text:p text:style-name="P6"><text:s/><text:span text:style-name="T2">[21, 0.9935375000000001, 0.9942, array([0, 0, 1, 0, 0, 0])],</text:span></text:p>
      <text:p text:style-name="P6"><text:s/><text:span text:style-name="T2">[22, 0.9939250000000001, 0.9942, array([0, 0, 1, 0, 0, 0])],</text:span></text:p>
      <text:p text:style-name="P6"><text:s/><text:span text:style-name="T2">[23, 0.9940250000000002, 0.9942, array([0, 0, 1, 0, 0, 0])],</text:span></text:p>
      <text:p text:style-name="P6"><text:s/><text:span text:style-name="T2">[24, 0.9935499999999999, 0.9942, array([0, 0, 1, 0, 0, 0])],</text:span></text:p>
      <text:p text:style-name="P6"><text:s/><text:span text:style-name="T2">[25, 0.9940375, 0.9942, array([0, 0, 1, 0, 0, 0])],</text:span></text:p>
      <text:p text:style-name="P6"><text:s/><text:span text:style-name="T2">[26, 0.9941750000000001, 0.9942, array([0, 0, 0, 0, 0, 1])],</text:span></text:p>
      <text:p text:style-name="P6"><text:s/><text:span text:style-name="T2">[27, 0.993525, 0.9942, array([0, 0, 0, 0, 0, 1])],</text:span></text:p>
      <text:p text:style-name="P6"><text:s/><text:span text:style-name="T2">[28, 0.9940375000000001, 0.9942, array([0, 0, 1, 0, 0, 0])],</text:span></text:p>
      <text:p text:style-name="P6"><text:s/><text:span text:style-name="T2">[29, 0.9938375, 0.9942, array([0, 0, 1, 0, 0, 0])],</text:span></text:p>
      <text:p text:style-name="P6"><text:s/><text:span text:style-name="T2">[30, 0.9937125000000001, 0.9942, array([0, 0, 1, 0, 0, 0])],</text:span></text:p>
      <text:p text:style-name="P6"><text:s/><text:span text:style-name="T2">[31, 0.994025, 0.9942, array([0, 0, 1, 0, 0, 0])],</text:span></text:p>
      <text:p text:style-name="P6"><text:s/><text:span text:style-name="T2">[32, 0.9938125, 0.9942, array([0, 0, 1, 0, 0, 0])],</text:span></text:p>
      <text:p text:style-name="P6"><text:s/><text:span text:style-name="T2">[33, 0.9938875, 0.9942, array([0, 0, 1, 0, 0, 0])],</text:span></text:p>
      <text:p text:style-name="P6"><text:s/><text:span text:style-name="T2">[34, 0.9938625, 0.9942, array([0, 0, 1, 0, 0, 0])],</text:span></text:p>
      <text:p text:style-name="P6"><text:s/><text:span text:style-name="T2">[35, 0.994, 0.9942, array([0, 0, 1, 0, 0, 0])],</text:span></text:p>
      <text:p text:style-name="P6"><text:s/><text:span text:style-name="T2">[36, 0.9933875, 0.9942, array([0, 0, 1, 0, 0, 0])],</text:span></text:p>
      <text:p text:style-name="P6"><text:s/><text:span text:style-name="T2">[37, 0.9932500000000001, 0.9942, array([0, 0, 0, 0, 0, 1])],</text:span></text:p>
      <text:p text:style-name="P6"><text:s/><text:span text:style-name="T2">[38, 0.9935500000000002, 0.9942, array([0, 0, 1, 0, 0, 0])],</text:span></text:p>
      <text:p text:style-name="P6"><text:s/><text:span text:style-name="T2">[39, 0.994125, 0.9942, array([0, 0, 1, 0, 0, 0])],</text:span></text:p>
      <text:p text:style-name="P6"><text:s/><text:span text:style-name="T2">[40, 0.99385, 0.9942, array([0, 0, 1, 0, 0, 0])],</text:span></text:p>
      <text:p text:style-name="P6"><text:s/><text:span text:style-name="T2">[41, 0.993875, 0.9942, array([0, 0, 1, 0, 0, 0])],</text:span></text:p>
      <text:p text:style-name="P6"><text:s/><text:span text:style-name="T2">[42, 0.99405, 0.9942, array([0, 0, 1, 0, 0, 0])],</text:span></text:p>
      <text:p text:style-name="P6"><text:s/><text:span text:style-name="T2">[43, 0.9936875000000001, 0.9942, array([0, 0, 1, 0, 0, 0])],</text:span></text:p>
      <text:p text:style-name="P6"><text:s/><text:span text:style-name="T2">[44, 0.994175, 0.9942, array([0, 0, 1, 0, 0, 0])],</text:span></text:p>
      <text:p text:style-name="P6"><text:s/><text:span text:style-name="T2">[45, 0.9933875000000001, 0.9942, array([0, 0, 0, 0, 0, 1])],</text:span></text:p>
      <text:p text:style-name="P6"><text:s/><text:span text:style-name="T2">[46, 0.99375, 0.9942, array([0, 0, 0, 0, 0, 1])],</text:span></text:p>
      <text:p text:style-name="P6"><text:s/><text:span text:style-name="T2">[47, 0.9938750000000001, 0.9942, array([0, 0, 1, 0, 0, 0])],</text:span></text:p>
      <text:p text:style-name="P6"><text:s/><text:span text:style-name="T2">[48, 0.9942000000000001, 0.9942, array([0, 0, 1, 0, 0, 0])],</text:span></text:p>
      <text:p text:style-name="P6"><text:s/><text:span text:style-name="T2">[49, 0.9936750000000001, 0.9942, array([0, 0, 0, 0, 0, 1])],</text:span></text:p>
      <text:p text:style-name="P6"><text:s/><text:span text:style-name="T2">[50, 0.993675, 0.9942, array([0, 0, 1, 0, 0, 0])]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viane Roselieb</meta:initial-creator>
    <meta:creation-date>2019-10-01T17:45:25.34</meta:creation-date>
    <dc:date>2019-10-01T19:07:41.46</dc:date>
    <dc:creator>Viviane Roselieb</dc:creator>
    <meta:editing-duration>PT1H7M5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68" meta:paragraph-count="3235" meta:word-count="17264" meta:character-count="107434"/>
  </office:meta>
</office:document-meta>
</file>